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·s²Ó©úÅé" svg:font-family="·s²Ó©úÅé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justify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justify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style:repeat-content="false"/>
      <style:paragraph-properties fo:text-align="justify"/>
    </style:style>
    <style:style style:name="ce8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top" fo:wrap-option="wrap" fo:background-color="#C0C0C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wrap-option="wrap" fo:background-color="#C0C0C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justify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justify"/>
      <style:text-properties fo:color="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justify"/>
      <style:text-properties fo:color="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style:repeat-content="false"/>
      <style:paragraph-properties fo:text-align="justify"/>
      <style:text-properties fo:color="#000000"/>
    </style:style>
    <style:style style:name="ce16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top" fo:wrap-option="wrap" fo:background-color="#C0C0C0" style:repeat-content="false"/>
      <style:paragraph-properties fo:text-align="justify"/>
      <style:text-properties fo:color="#000000"/>
    </style:style>
    <style:style style:name="ce17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C0C0C0" style:repeat-content="false"/>
      <style:paragraph-properties fo:text-align="justify"/>
      <style:text-properties fo:color="#000000"/>
    </style:style>
    <style:style style:name="ce18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wrap-option="wrap" fo:background-color="#C0C0C0" style:repeat-content="false"/>
      <style:paragraph-properties fo:text-align="justify"/>
      <style:text-properties fo:color="#00000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style:repeat-content="false"/>
      <style:paragraph-properties fo:text-align="justify"/>
      <style:text-properties fo:color="#00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justify"/>
      <style:text-properties fo:color="#0000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justify"/>
      <style:text-properties fo:color="#000000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justify"/>
      <style:text-properties fo:color="#000000"/>
    </style:style>
    <style:style style:name="ce25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top" fo:wrap-option="wrap" style:repeat-content="false"/>
      <style:paragraph-properties fo:text-align="justify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justify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  <style:text-properties fo:color="#969696" style:font-name="Times New Roman" style:font-name-asian="Times New Roman" style:font-name-complex="Times New Roman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color="#969696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top" fo:wrap-option="wrap"/>
      <style:text-properties fo:color="#808080" style:font-name="Times New Roman" style:font-name-asian="Times New Roman" style:font-name-complex="Times New Roman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top" fo:wrap-option="wrap" fo:background-color="#C0C0C0" style:repeat-content="false"/>
      <style:paragraph-properties fo:text-align="start" fo:margin-left="0.353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C0C0C0" style:repeat-content="false"/>
      <style:paragraph-properties fo:text-align="start" fo:margin-left="0.706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C0C0C0" style:repeat-content="false"/>
      <style:paragraph-properties fo:text-align="start" fo:margin-left="0.353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top" fo:wrap-option="wrap"/>
      <style:text-properties fo:color="#800080" style:font-name="Times New Roman" style:font-name-asian="Times New Roman" style:font-name-complex="Times New Roman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fo:background-color="#C0C0C0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C0C0C0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wrap-option="wrap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color="#969696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top" fo:wrap-option="wrap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C0C0C0" style:repeat-content="false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800080" style:font-name="Times New Roman" style:font-name-asian="Times New Roman" style:font-name-complex="Times New Roman"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top" fo:wrap-option="wrap" fo:background-color="#C0C0C0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C0C0C0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wrap-option="wrap" fo:background-color="#C0C0C0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C0C0C0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fo:background-color="#C0C0C0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color="#0000FF" fo:font-size="10pt" style:font-size-asian="10pt" style:font-size-complex="10pt" style:text-underline-style="solid" style:text-underline-type="single"/>
    </style:style>
    <style:style style:name="ce80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style:vertical-align="top" fo:wrap-option="wrap"/>
      <style:text-properties fo:color="#969696" style:font-name="Times New Roman" style:font-name-asian="Times New Roman" style:font-name-complex="Times New Roman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top" fo:wrap-option="wrap"/>
      <style:text-properties fo:color="#800080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  <style:text-properties fo:color="#969696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fo:color="#969696" style:font-name="Times New Roman" style:font-name-asian="Times New Roman" style:font-name-complex="Times New Roman" fo:font-size="10pt" style:font-size-asian="10pt" style:font-size-complex="10pt"/>
    </style:style>
    <style:style style:name="ce85" style:family="table-cell" style:parent-style-name="Default" style:data-style-name="N0">
      <style:table-cell-properties fo:border="thin solid #000000" style:vertical-align="top" fo:wrap-option="wrap"/>
      <style:text-properties fo:color="#0000FF" fo:font-size="10pt" style:font-size-asian="10pt" style:font-size-complex="10pt" style:text-underline-style="solid" style:text-underline-type="single"/>
    </style:style>
    <style:style style:name="ce8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87" style:family="table-cell" style:parent-style-name="Default" style:data-style-name="N0">
      <style:table-cell-properties fo:border="thin solid #000000" style:vertical-align="top" fo:wrap-option="wrap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justify"/>
    </style:style>
    <style:style style:name="ce9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justify"/>
    </style:style>
    <style:style style:name="ce9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justify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justify"/>
    </style:style>
    <style:style style:name="ce9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justify"/>
    </style:style>
    <style:style style:name="ce9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justify"/>
    </style:style>
    <style:style style:name="ce97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top" fo:wrap-option="wrap" style:repeat-content="false"/>
      <style:paragraph-properties fo:text-align="justify"/>
    </style:style>
    <style:style style:name="ce9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9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/>
    </style:style>
    <style:style style:name="ce10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07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8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/>
    </style:style>
    <style:style style:name="ce109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/>
    </style:style>
    <style:style style:name="ce110" style:family="table-cell" style:parent-style-name="Default" style:data-style-name="N0">
      <style:table-cell-properties fo:border-top="thin double #000000" fo:border-bottom="none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double #000000" fo:border-bottom="none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  <style:text-properties fo:color="#969696" style:font-name="Times New Roman" style:font-name-asian="Times New Roman" style:font-name-complex="Times New Roman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top="thin double #000000" fo:border-bottom="none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2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3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4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5" style:family="table-cell" style:parent-style-name="Default" style:data-style-name="N0">
      <style:table-cell-properties fo:border-top="thin double #000000" fo:border-bottom="none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justify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/>
      <style:text-properties fo:color="#969696" style:font-name="Times New Roman" style:font-name-asian="Times New Roman" style:font-name-complex="Times New Roman" fo:font-size="10pt" style:font-size-asian="10pt" style:font-size-complex="10pt"/>
    </style:style>
    <style:style style:name="ce146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/>
      <style:text-properties fo:color="#969696" style:font-name="Times New Roman" style:font-name-asian="Times New Roman" style:font-name-complex="Times New Roman" fo:font-size="10pt" style:font-size-asian="10pt" style:font-size-complex="10pt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color="#969696" fo:font-size="10pt" style:font-size-asian="10pt" style:font-size-complex="10pt"/>
    </style:style>
    <style:style style:name="ce148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49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50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51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55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/>
    </style:style>
    <style:style style:name="ce1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63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justify"/>
    </style:style>
    <style:style style:name="ce1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justify"/>
    </style:style>
    <style:style style:name="ce168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top" fo:wrap-option="wrap" style:repeat-content="false"/>
      <style:paragraph-properties fo:text-align="justify"/>
    </style:style>
    <style:style style:name="ce16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70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71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7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justify"/>
      <style:text-properties fo:color="#000000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7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77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1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82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top" fo:wrap-option="wrap" style:repeat-content="false"/>
      <style:paragraph-properties fo:text-align="justify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0pt" style:font-size-asian="10pt" style:font-size-complex="10pt" style:text-underline-style="solid" style:text-underline-type="single"/>
    </style:style>
    <style:style style:name="ce185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969696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969696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80808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FF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0000FF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roman" style:font-charset="x-symbol"/>
    </style:style>
    <style:style style:name="T10" style:family="text" style:parent-style-name="Default">
      <style:text-properties fo:color="#80008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FF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·s²Ó©úÅé" style:font-name-asian="·s²Ó©úÅé" style:font-name-complex="·s²Ó©úÅé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4" style:family="text" style:parent-style-name="Default">
      <style:text-properties fo:color="#000000" style:text-line-through-style="none" style:font-name="Times New Roman" style:font-name-asian="Times New Roman" style:font-name-complex="Times New Roman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4.91066666666667cm"/>
    </style:style>
    <style:style style:name="co6" style:family="table-column">
      <style:table-column-properties fo:break-before="auto" style:column-width="5.31283333333333cm"/>
    </style:style>
    <style:style style:name="co7" style:family="table-column">
      <style:table-column-properties fo:break-before="auto" style:column-width="4.508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3815cm"/>
    </style:style>
    <style:style style:name="co10" style:family="table-column">
      <style:table-column-properties fo:break-before="auto" style:column-width="3.7465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3.13266666666667cm"/>
    </style:style>
    <style:style style:name="co13" style:family="table-column">
      <style:table-column-properties fo:break-before="auto" style:column-width="3.89466666666667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429cm"/>
    </style:style>
    <style:style style:name="co17" style:family="table-column">
      <style:table-column-properties fo:break-before="auto" style:column-width="3.19616666666667cm"/>
    </style:style>
    <style:style style:name="co18" style:family="table-column">
      <style:table-column-properties fo:break-before="auto" style:column-width="2.286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59833333333333cm"/>
    </style:style>
    <style:style style:name="co21" style:family="table-column">
      <style:table-column-properties fo:break-before="auto" style:column-width="4.23333333333333cm"/>
    </style:style>
    <style:style style:name="co22" style:family="table-column">
      <style:table-column-properties fo:break-before="auto" style:column-width="2.794cm"/>
    </style:style>
    <style:style style:name="co23" style:family="table-column">
      <style:table-column-properties fo:break-before="auto" style:column-width="1.7145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556cm"/>
    </style:style>
    <style:style style:name="co26" style:family="table-column">
      <style:table-column-properties fo:break-before="auto" style:column-width="3.09033333333333cm"/>
    </style:style>
    <style:style style:name="co27" style:family="table-column">
      <style:table-column-properties fo:break-before="auto" style:column-width="3.02683333333333cm"/>
    </style:style>
    <style:style style:name="co28" style:family="table-column">
      <style:table-column-properties fo:break-before="auto" style:column-width="2.70933333333333cm"/>
    </style:style>
    <style:style style:name="co29" style:family="table-column">
      <style:table-column-properties fo:break-before="auto" style:column-width="2.87866666666667cm"/>
    </style:style>
    <style:style style:name="co30" style:family="table-column">
      <style:table-column-properties fo:break-before="auto" style:column-width="3.21733333333333cm"/>
    </style:style>
    <style:style style:name="co31" style:family="table-column">
      <style:table-column-properties fo:break-before="auto" style:column-width="2.518833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3.25966666666667cm"/>
    </style:style>
    <style:style style:name="co34" style:family="table-column">
      <style:table-column-properties fo:break-before="auto" style:column-width="3.6195cm"/>
    </style:style>
    <style:style style:name="co35" style:family="table-column">
      <style:table-column-properties fo:break-before="auto" style:column-width="2.8575cm"/>
    </style:style>
    <style:style style:name="co36" style:family="table-column">
      <style:table-column-properties fo:break-before="auto" style:column-width="3.32316666666667cm"/>
    </style:style>
    <style:style style:name="co37" style:family="table-column">
      <style:table-column-properties fo:break-before="auto" style:column-width="2.9845cm"/>
    </style:style>
    <style:style style:name="co38" style:family="table-column">
      <style:table-column-properties fo:break-before="auto" style:column-width="3.95816666666667cm"/>
    </style:style>
    <style:style style:name="co39" style:family="table-column">
      <style:table-column-properties fo:break-before="auto" style:column-width="3.40783333333333cm"/>
    </style:style>
    <style:style style:name="co40" style:family="table-column">
      <style:table-column-properties fo:break-before="auto" style:column-width="3.3655cm"/>
    </style:style>
    <style:style style:name="co41" style:family="table-column">
      <style:table-column-properties fo:break-before="auto" style:column-width="3.2385cm"/>
    </style:style>
    <style:style style:name="co42" style:family="table-column">
      <style:table-column-properties fo:break-before="auto" style:column-width="2.81516666666667cm"/>
    </style:style>
    <style:style style:name="co43" style:family="table-column">
      <style:table-column-properties fo:break-before="auto" style:column-width="3.64066666666667cm"/>
    </style:style>
    <style:style style:name="co44" style:family="table-column">
      <style:table-column-properties fo:break-before="auto" style:column-width="3.57716666666667cm"/>
    </style:style>
    <style:style style:name="co45" style:family="table-column">
      <style:table-column-properties fo:break-before="auto" style:column-width="3.70416666666667cm"/>
    </style:style>
    <style:style style:name="co46" style:family="table-column">
      <style:table-column-properties fo:break-before="auto" style:column-width="3.45016666666667cm"/>
    </style:style>
    <style:style style:name="co47" style:family="table-column">
      <style:table-column-properties fo:break-before="auto" style:column-width="3.937cm"/>
    </style:style>
    <style:style style:name="co48" style:family="table-column">
      <style:table-column-properties fo:break-before="auto" style:column-width="3.28083333333333cm"/>
    </style:style>
    <style:style style:name="co49" style:family="table-column">
      <style:table-column-properties fo:break-before="auto" style:column-width="3.38666666666667cm"/>
    </style:style>
    <style:style style:name="co50" style:family="table-column">
      <style:table-column-properties fo:break-before="auto" style:column-width="4.02166666666667cm"/>
    </style:style>
    <style:style style:name="co51" style:family="table-column">
      <style:table-column-properties fo:break-before="auto" style:column-width="3.76766666666667cm"/>
    </style:style>
    <style:style style:name="co52" style:family="table-column">
      <style:table-column-properties fo:break-before="auto" style:column-width="2.6035cm"/>
    </style:style>
    <style:style style:name="co53" style:family="table-column">
      <style:table-column-properties fo:break-before="auto" style:column-width="3.302cm"/>
    </style:style>
    <style:style style:name="co54" style:family="table-column">
      <style:table-column-properties fo:break-before="auto" style:column-width="3.66183333333333cm"/>
    </style:style>
    <style:style style:name="co55" style:family="table-column">
      <style:table-column-properties fo:break-before="auto" style:column-width="3.683cm"/>
    </style:style>
    <style:style style:name="co56" style:family="table-column">
      <style:table-column-properties fo:break-before="auto" style:column-width="3.00566666666667cm"/>
    </style:style>
    <style:style style:name="co57" style:family="table-column">
      <style:table-column-properties fo:break-before="auto" style:column-width="3.175cm"/>
    </style:style>
    <style:style style:name="co58" style:family="table-column">
      <style:table-column-properties fo:break-before="auto" style:column-width="3.78883333333333cm"/>
    </style:style>
    <style:style style:name="co59" style:family="table-column">
      <style:table-column-properties fo:break-before="auto" style:column-width="4.14866666666667cm"/>
    </style:style>
    <style:style style:name="co60" style:family="table-column">
      <style:table-column-properties fo:break-before="auto" style:column-width="2.7305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32.4pt" style:use-optimal-row-height="tru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46.5pt" style:use-optimal-row-height="false" fo:break-before="auto"/>
    </style:style>
    <style:style style:name="ro11" style:family="table-row">
      <style:table-row-properties style:row-height="28.5pt" style:use-optimal-row-height="false" fo:break-before="auto"/>
    </style:style>
    <style:style style:name="ro12" style:family="table-row">
      <style:table-row-properties style:row-height="27pt" style:use-optimal-row-height="true" fo:break-before="auto"/>
    </style:style>
    <style:style style:name="ro13" style:family="table-row">
      <style:table-row-properties style:row-height="28.2pt" style:use-optimal-row-height="tru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32.25pt" style:use-optimal-row-height="false" fo:break-before="auto"/>
    </style:style>
    <style:style style:name="ro17" style:family="table-row">
      <style:table-row-properties style:row-height="43.5pt" style:use-optimal-row-height="false" fo:break-before="auto"/>
    </style:style>
    <style:style style:name="ro18" style:family="table-row">
      <style:table-row-properties style:row-height="4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主題分類代碼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92">
            <text:p>MyEGov OPEN主題分類一覽表</text:p>
          </table:table-cell>
          <table:covered-table-cell/>
          <table:table-cell table:style-name="ce2"/>
          <table:table-cell table:number-columns-repeated="1638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style-name="ro3">
          <table:table-cell office:value-type="string" table:style-name="ce8">
            <text:p>主題分類第1層</text:p>
          </table:table-cell>
          <table:table-cell office:value-type="string" table:style-name="ce9">
            <text:p>主題分類第2層</text:p>
          </table:table-cell>
          <table:table-cell table:number-columns-repeated="16382" table:style-name="ce1"/>
        </table:table-row>
        <table:table-row table:style-name="ro2">
          <table:table-cell office:value-type="string" table:number-columns-spanned="1" table:number-rows-spanned="16" table:style-name="ce168">
            <text:p>100<text:span text:style-name="T2">內政及國土</text:span></text:p>
          </table:table-cell>
          <table:table-cell office:value-type="string" table:style-name="ce25">
            <text:p>110民政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20戶政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30役政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40地政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50營建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60消防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70警政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80治安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90入出境管理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A0反恐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B0選舉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C0原住民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D0客家事務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5">
            <text:p>1E0海岸管理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1F0海洋事務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1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67">
            <text:p>200外交及國防</text:p>
          </table:table-cell>
          <table:table-cell office:value-type="string" table:style-name="ce27">
            <text:p>210外交發展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220領事事務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230僑務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240國防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250退伍軍人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2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67">
            <text:p>300<text:span text:style-name="T2">法務</text:span></text:p>
          </table:table-cell>
          <table:table-cell office:value-type="string" table:style-name="ce27">
            <text:p>310法律事務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320司法檢察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330矯正保護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340政風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350人權保障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3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9" table:style-name="ce167">
            <text:p>400<text:span text:style-name="T2">教育文化</text:span></text:p>
          </table:table-cell>
          <table:table-cell office:value-type="string" table:style-name="ce27">
            <text:p>410教育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20體育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30青年輔導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40文化藝術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50出版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60文學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70科學技術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480蒙藏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4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14" table:style-name="ce167">
            <text:p>500財<text:span text:style-name="T2">政經濟</text:span></text:p>
          </table:table-cell>
          <table:table-cell office:value-type="string" table:style-name="ce27">
            <text:p>510<text:span text:style-name="T2">財政稅務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20國有財產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30貨幣外匯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40金融保險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50產業管理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60國際貿易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70公平交易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80消費者保護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90智慧財產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A0標準檢驗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B0礦業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C0水利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5D0能源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5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8" table:style-name="ce167">
            <text:p>600交通建設</text:p>
          </table:table-cell>
          <table:table-cell office:value-type="string" table:style-name="ce27">
            <text:p>610交通運輸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620電信通訊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630休閒觀光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640資訊傳播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650天文氣象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660公共工程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670政府採購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6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9" table:style-name="ce167">
            <text:p>700農業環保</text:p>
          </table:table-cell>
          <table:table-cell office:value-type="string" table:style-name="ce27">
            <text:p>710農業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20林務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30漁業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40畜牧業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50動植物防疫檢疫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60農業金融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70環境保護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780自然保育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7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10" table:style-name="ce167">
            <text:p>800衛生福利勞動</text:p>
          </table:table-cell>
          <table:table-cell office:value-type="string" table:style-name="ce27">
            <text:p>810傳染病防治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20醫療保健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30食品衛生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40藥政管理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50社會福利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60勞動行政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70勞工安全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80就業職訓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890勞健保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26">
            <text:p>8Z0其他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7" table:style-name="ce166">
            <text:p>900綜合行政</text:p>
          </table:table-cell>
          <table:table-cell office:value-type="string" table:style-name="ce7">
            <text:p>910國家發展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920行政管理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930行政革新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940組織改造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950行政統計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5">
            <text:p>960兩岸事務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6">
            <text:p>9Z0其他</text:p>
          </table:table-cell>
          <table:table-cell table:number-columns-repeated="16382"/>
        </table:table-row>
        <table:table-row table:number-rows-repeated="1048488" table:style-name="ro1">
          <table:table-cell table:number-columns-repeated="16384"/>
        </table:table-row>
      </table:table>
      <table:table table:name="服務分類代碼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">
          <table:table-cell office:value-type="string" table:number-columns-spanned="3" table:number-rows-spanned="1" table:style-name="ce92">
            <text:p>MyEGov OPEN分類檢索服務「服務分類」一覽表</text:p>
          </table:table-cell>
          <table:covered-table-cell table:number-columns-repeated="2"/>
          <table:table-cell table:number-columns-repeated="16381" table:style-name="ce10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16">
            <text:p>服務分類第1層</text:p>
          </table:table-cell>
          <table:table-cell office:value-type="string" table:style-name="ce17">
            <text:p>服務分類第2層</text:p>
          </table:table-cell>
          <table:table-cell office:value-type="string" table:style-name="ce18">
            <text:p>服務分類第3層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13" table:style-name="ce170">
            <text:p>100生育保健</text:p>
          </table:table-cell>
          <table:table-cell office:value-type="string" table:number-columns-spanned="1" table:number-rows-spanned="4" table:style-name="ce171">
            <text:p>110懷孕</text:p>
          </table:table-cell>
          <table:table-cell office:value-type="string" table:style-name="ce15">
            <text:p>111產前假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12產前檢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13人工生殖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1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120生產</text:p>
          </table:table-cell>
          <table:table-cell office:value-type="string" table:style-name="ce11">
            <text:p>121娩假及陪產假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22生育補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23坐月子中心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24育嬰留職停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2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130流產</text:p>
          </table:table-cell>
          <table:table-cell office:value-type="string" table:style-name="ce11">
            <text:p>131流產假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32人工流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13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9">
            <text:p>1Ｚ0其他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number-columns-spanned="1" table:number-rows-spanned="16" table:style-name="ce169">
            <text:p>200出生及收養</text:p>
          </table:table-cell>
          <table:table-cell office:value-type="string" table:number-columns-spanned="1" table:number-rows-spanned="5" table:style-name="ce105">
            <text:p>210新生兒</text:p>
          </table:table-cell>
          <table:table-cell office:value-type="string" table:style-name="ce21">
            <text:p>211新生兒篩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12母乳哺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13預防接種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14出生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1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220收養</text:p>
          </table:table-cell>
          <table:table-cell office:value-type="string" table:style-name="ce11">
            <text:p>221收養申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22收養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23終止收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2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230身分認定</text:p>
          </table:table-cell>
          <table:table-cell office:value-type="string" table:style-name="ce11">
            <text:p>231親子關係鑑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32生父認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33子女從父姓母姓約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34原住民生身分認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35國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23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2Ｚ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47" table:style-name="ce169">
            <text:p>300求學及進修</text:p>
          </table:table-cell>
          <table:table-cell office:value-type="string" table:number-columns-spanned="1" table:number-rows-spanned="3" table:style-name="ce105">
            <text:p>310幼兒教育</text:p>
          </table:table-cell>
          <table:table-cell office:value-type="string" table:style-name="ce21">
            <text:p>311托兒所及幼稚園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12幼兒教育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320國民中小學</text:p>
          </table:table-cell>
          <table:table-cell office:value-type="string" table:style-name="ce11">
            <text:p>321九年一貫課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22學區劃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23國中基本學力測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330高中及高職</text:p>
          </table:table-cell>
          <table:table-cell office:value-type="string" table:style-name="ce12">
            <text:p>331推薦甄試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32大學指定科目考試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33大學博覽會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34技能檢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35建教合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3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340大學及研究所</text:p>
          </table:table-cell>
          <table:table-cell office:value-type="string" table:style-name="ce12">
            <text:p>341學程及學位授與規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42學術交流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43產學合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44校園徵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45考試資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350出國留學</text:p>
          </table:table-cell>
          <table:table-cell office:value-type="string" table:style-name="ce12">
            <text:p>351留學資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52留學申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53留學簽證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54兵役證明及刑事紀錄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55遊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5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360特殊教育</text:p>
          </table:table-cell>
          <table:table-cell office:value-type="string" table:style-name="ce12">
            <text:p>361特殊教育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62特殊教育學校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63在家教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6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370補習教育</text:p>
          </table:table-cell>
          <table:table-cell office:value-type="string" table:style-name="ce12">
            <text:p>371補習學校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72補習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7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380終身學習</text:p>
          </table:table-cell>
          <table:table-cell office:value-type="string" table:style-name="ce12">
            <text:p>381空中大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82社區大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83數位學習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84函授教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38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9" table:style-name="ce102">
            <text:p>390教育補助及生活協助</text:p>
          </table:table-cell>
          <table:table-cell office:value-type="string" table:style-name="ce12">
            <text:p>391學雜費補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2獎學金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3助學貸款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4工讀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5租屋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6繳學費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7僑生及外籍學生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8校園安全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2">
            <text:p>39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4">
            <text:p>3Ｚ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19" table:style-name="ce169">
            <text:p>400服兵役</text:p>
          </table:table-cell>
          <table:table-cell office:value-type="string" table:number-columns-spanned="1" table:number-rows-spanned="3" table:style-name="ce105">
            <text:p>410志願役</text:p>
          </table:table-cell>
          <table:table-cell office:value-type="string" table:style-name="ce21">
            <text:p>411服役年限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12服役權利義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7" table:style-name="ce102">
            <text:p>420義務役</text:p>
          </table:table-cell>
          <table:table-cell office:value-type="string" table:style-name="ce11">
            <text:p>421役男體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22延期入營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23役男出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24免役證明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25改服替代役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26退伍令及國民兵證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430國防役</text:p>
          </table:table-cell>
          <table:table-cell office:value-type="string" table:style-name="ce11">
            <text:p>431甄選資格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32甄選單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33服務權利義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02">
            <text:p>440後備軍人</text:p>
          </table:table-cell>
          <table:table-cell office:value-type="string" table:style-name="ce11">
            <text:p>441後備軍人權利義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02">
            <text:p>450退伍軍人</text:p>
          </table:table-cell>
          <table:table-cell office:value-type="string" table:style-name="ce11">
            <text:p>451退伍軍人權利義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4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4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30" table:style-name="ce169">
            <text:p>500求職及就業</text:p>
          </table:table-cell>
          <table:table-cell office:value-type="string" table:number-columns-spanned="1" table:number-rows-spanned="6" table:style-name="ce105">
            <text:p>510求職準備</text:p>
          </table:table-cell>
          <table:table-cell office:value-type="string" table:style-name="ce21">
            <text:p>511職業訓練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12專業證照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13師資培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14執業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15體格檢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520求才情報</text:p>
          </table:table-cell>
          <table:table-cell office:value-type="string" table:style-name="ce11">
            <text:p>521求才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22工作職缺查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23教師甄試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24外籍勞工及看護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25海外科技人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530身心障礙者及原住民就業保障</text:p>
          </table:table-cell>
          <table:table-cell office:value-type="string" table:style-name="ce11">
            <text:p>531足額進用規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32公益彩券經銷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33按摩業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34身心障礙及原住民特考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540勞工權益</text:p>
          </table:table-cell>
          <table:table-cell office:value-type="string" table:style-name="ce11">
            <text:p>541勞工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42勞工保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43勞工退休金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44公會、工會及職業團體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45勞資爭議處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550職場安全及性別平等</text:p>
          </table:table-cell>
          <table:table-cell office:value-type="string" table:style-name="ce11">
            <text:p>551勞動安全檢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52工安處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53職業災害及傷害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54升遷歧視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55職場性騷擾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5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4">
            <text:p>5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16" table:style-name="ce169">
            <text:p>600開創事業</text:p>
          </table:table-cell>
          <table:table-cell office:value-type="string" table:number-columns-spanned="1" table:number-rows-spanned="4" table:style-name="ce105">
            <text:p>610創業準備</text:p>
          </table:table-cell>
          <table:table-cell office:value-type="string" table:style-name="ce21">
            <text:p>611創業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12創業輔導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13創業貸款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1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620公司設立</text:p>
          </table:table-cell>
          <table:table-cell office:value-type="string" table:style-name="ce11">
            <text:p>621公司組織型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22公司命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23公司申請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11">
            <text:p>624營業事業稅籍登記及購買發票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2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630商標專利</text:p>
          </table:table-cell>
          <table:table-cell office:value-type="string" table:style-name="ce11">
            <text:p>631申請商標作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32申請專利作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3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640稅務及人力招募</text:p>
          </table:table-cell>
          <table:table-cell office:value-type="string" table:style-name="ce11">
            <text:p>641稅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42雇用員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64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4">
            <text:p>6Ｚ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22" table:style-name="ce169">
            <text:p>700婚姻</text:p>
          </table:table-cell>
          <table:table-cell office:value-type="string" table:number-columns-spanned="1" table:number-rows-spanned="9" table:style-name="ce105">
            <text:p>710結婚準備及福利</text:p>
          </table:table-cell>
          <table:table-cell office:value-type="string" table:style-name="ce21">
            <text:p>711婚姻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2涉外及大陸婚姻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3婚姻禮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4婚前健康檢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5海外結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6婚姻仲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7婚假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8結婚補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720結婚方式</text:p>
          </table:table-cell>
          <table:table-cell office:value-type="string" table:style-name="ce11">
            <text:p>721公證結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22集團結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2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730結婚登記</text:p>
          </table:table-cell>
          <table:table-cell office:value-type="string" table:style-name="ce11">
            <text:p>731結婚證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32與本國人結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33與外國人結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34與大陸人士結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3Ｚ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740離婚</text:p>
          </table:table-cell>
          <table:table-cell office:value-type="string" table:style-name="ce11">
            <text:p>741離婚協議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42離婚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43子女監護權及贍養費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7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7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10" table:style-name="ce169">
            <text:p>800投資理財</text:p>
          </table:table-cell>
          <table:table-cell office:value-type="string" table:number-columns-spanned="1" table:number-rows-spanned="5" table:style-name="ce105">
            <text:p>810財務管理</text:p>
          </table:table-cell>
          <table:table-cell office:value-type="string" table:style-name="ce21">
            <text:p>811理財規劃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12個人信用評等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13卡債協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14節稅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820投資工具</text:p>
          </table:table-cell>
          <table:table-cell office:value-type="string" table:style-name="ce11">
            <text:p>821金融商品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22股票市場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23保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8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8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33" table:style-name="ce169">
            <text:p>900休閒旅遊</text:p>
          </table:table-cell>
          <table:table-cell office:value-type="string" table:number-columns-spanned="1" table:number-rows-spanned="8" table:style-name="ce105">
            <text:p>910國內旅遊</text:p>
          </table:table-cell>
          <table:table-cell office:value-type="string" table:style-name="ce21">
            <text:p>911觀光風景區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2交通路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3住宿餐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4旅遊保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5入山入園申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6旅遊諮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7大陸及外籍觀光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7" table:style-name="ce102">
            <text:p>920國外旅遊</text:p>
          </table:table-cell>
          <table:table-cell office:value-type="string" table:style-name="ce11">
            <text:p>921護照及簽證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22旅遊保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23貨幣兌換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24機場安全檢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25物品申報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26自我健康管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930休閒娛樂</text:p>
          </table:table-cell>
          <table:table-cell office:value-type="string" table:style-name="ce11">
            <text:p>931大眾媒體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32視聽娛樂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33休閒場所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34休閒農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940運動體育</text:p>
          </table:table-cell>
          <table:table-cell office:value-type="string" table:style-name="ce11">
            <text:p>941競技體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42職業運動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43運動彩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44全民體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45運動設施及健身中心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950藝術文化</text:p>
          </table:table-cell>
          <table:table-cell office:value-type="string" table:style-name="ce11">
            <text:p>951表演活動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52傳統藝術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53民俗節慶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54博物館及美術館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55圖書出版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9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9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33" table:style-name="ce169">
            <text:p>A00交通及通訊</text:p>
          </table:table-cell>
          <table:table-cell office:value-type="string" table:number-columns-spanned="1" table:number-rows-spanned="4" table:style-name="ce105">
            <text:p>A10鐵路運輸</text:p>
          </table:table-cell>
          <table:table-cell office:value-type="string" table:style-name="ce21">
            <text:p>A11高鐵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12火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13捷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11" table:style-name="ce102">
            <text:p>A20公路運輸</text:p>
          </table:table-cell>
          <table:table-cell office:value-type="string" table:style-name="ce11">
            <text:p>A21公路路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2電子收費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3客運公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4計程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5加油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6國道服務區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7停車場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8號誌標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9交通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A車禍鑑定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A30航空運輸</text:p>
          </table:table-cell>
          <table:table-cell office:value-type="string" table:style-name="ce11">
            <text:p>A31機場設施及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32飛機航線及航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33飛航安全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A40河運及海運</text:p>
          </table:table-cell>
          <table:table-cell office:value-type="string" table:style-name="ce11">
            <text:p>A41渡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42觀光郵輪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43港口及碼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6" table:style-name="ce102">
            <text:p>A50監理</text:p>
          </table:table-cell>
          <table:table-cell office:value-type="string" table:style-name="ce11">
            <text:p>A51汽機車考照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52汽機車行照及駕照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53汽車職業駕照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54使用牌照稅及燃料稅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55買賣車子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A60通訊電信</text:p>
          </table:table-cell>
          <table:table-cell office:value-type="string" table:style-name="ce11">
            <text:p>A61通訊傳播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62電信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A6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A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32" table:style-name="ce169">
            <text:p>B00就醫</text:p>
          </table:table-cell>
          <table:table-cell office:value-type="string" table:number-columns-spanned="1" table:number-rows-spanned="4" table:style-name="ce105">
            <text:p>B10全民健康保險</text:p>
          </table:table-cell>
          <table:table-cell office:value-type="string" table:style-name="ce21">
            <text:p>B11健保納保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12健保保費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13重大傷病卡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9" table:style-name="ce102">
            <text:p>B20醫療院所及衛生所</text:p>
          </table:table-cell>
          <table:table-cell office:value-type="string" table:style-name="ce11">
            <text:p>B21門診時間表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2網路掛號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3住院及看護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4轉診服務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11">
            <text:p>B25申請診斷證明書及病歷資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6兒童預防保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7健康檢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8網路醫療諮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B30緊急醫療</text:p>
          </table:table-cell>
          <table:table-cell office:value-type="string" table:style-name="ce11">
            <text:p>B31緊急醫療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32緊急傷病患轉診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33緊急醫療後送服務</text:p>
          </table:table-cell>
          <table:table-cell table:number-columns-repeated="16381"/>
        </table:table-row>
        <table:table-row table:style-name="ro5">
          <table:covered-table-cell/>
          <table:covered-table-cell/>
          <table:table-cell office:value-type="string" table:style-name="ce11">
            <text:p>B34國際及兩岸緊急醫療救援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B40用藥安全</text:p>
          </table:table-cell>
          <table:table-cell office:value-type="string" table:style-name="ce11">
            <text:p>B41不法藥物辨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42藥品使用與保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43管制藥品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B50傳染病</text:p>
          </table:table-cell>
          <table:table-cell office:value-type="string" table:style-name="ce11">
            <text:p>B51傳染病分類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52傳染病防治及通報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53疫情資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54國際檢疫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B60罕見疾病</text:p>
          </table:table-cell>
          <table:table-cell office:value-type="string" table:style-name="ce11">
            <text:p>B61罕見疾病防治及用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62罕見疾病病友福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63罕見疾病病友組織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B6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B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19" table:style-name="ce169">
            <text:p>C00購屋及遷徙</text:p>
          </table:table-cell>
          <table:table-cell office:value-type="string" table:number-columns-spanned="1" table:number-rows-spanned="8" table:style-name="ce105">
            <text:p>C10買賣房屋</text:p>
          </table:table-cell>
          <table:table-cell office:value-type="string" table:style-name="ce21">
            <text:p>C11土地建物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2土地建物移轉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3法拍移轉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4房屋稅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5地價稅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6房屋貸款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7房屋仲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C20搬家</text:p>
          </table:table-cell>
          <table:table-cell office:value-type="string" table:style-name="ce11">
            <text:p>C21變更地址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22遷出遷入登記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23申請郵件改投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24搬家公司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C30移民</text:p>
          </table:table-cell>
          <table:table-cell office:value-type="string" table:style-name="ce11">
            <text:p>C31移民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32申請定居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33喪失及回復國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34海外移民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C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C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24" table:style-name="ce169">
            <text:p>D00選舉及投票</text:p>
          </table:table-cell>
          <table:table-cell office:value-type="string" table:number-columns-spanned="1" table:number-rows-spanned="3" table:style-name="ce105">
            <text:p>D10總統選舉</text:p>
          </table:table-cell>
          <table:table-cell office:value-type="string" table:style-name="ce21">
            <text:p>D11選舉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12選舉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D20立法委員選舉</text:p>
          </table:table-cell>
          <table:table-cell office:value-type="string" table:style-name="ce11">
            <text:p>D21選舉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22選舉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D30直轄市長、縣市長及議員選舉</text:p>
          </table:table-cell>
          <table:table-cell office:value-type="string" table:style-name="ce11">
            <text:p>D31選舉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32選舉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D40鄉鎮市長及鄉鎮市民代表選舉</text:p>
          </table:table-cell>
          <table:table-cell office:value-type="string" table:style-name="ce11">
            <text:p>D41選舉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42選舉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D50村里長選舉</text:p>
          </table:table-cell>
          <table:table-cell office:value-type="string" table:style-name="ce11">
            <text:p>D51選舉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52選舉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D60全國性公民投票</text:p>
          </table:table-cell>
          <table:table-cell office:value-type="string" table:style-name="ce11">
            <text:p>D61公民投票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62公民投票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63公民投票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6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D70地方性公民投票</text:p>
          </table:table-cell>
          <table:table-cell office:value-type="string" table:style-name="ce11">
            <text:p>D71公民投票法規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72公民投票公告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73公民投票結果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D7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4">
            <text:p>D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29" table:style-name="ce169">
            <text:p>E00生活安全及品質</text:p>
          </table:table-cell>
          <table:table-cell office:value-type="string" table:number-columns-spanned="1" table:number-rows-spanned="7" table:style-name="ce105">
            <text:p>E10人身及財物安全</text:p>
          </table:table-cell>
          <table:table-cell office:value-type="string" table:style-name="ce21">
            <text:p>E11家庭暴力處遇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12性侵害處遇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13受虐兒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14失蹤兒協詢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15防詐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16社會救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E20食品安全</text:p>
          </table:table-cell>
          <table:table-cell office:value-type="string" table:style-name="ce11">
            <text:p>E21食品標示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22食品檢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23黑心食品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24基因改造食品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E30居家及社區生活</text:p>
          </table:table-cell>
          <table:table-cell office:value-type="string" table:style-name="ce11">
            <text:p>E31居家安全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32公寓大廈管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33社區安全維護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34社區營造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8" table:style-name="ce102">
            <text:p>E40環境品質</text:p>
          </table:table-cell>
          <table:table-cell office:value-type="string" table:style-name="ce11">
            <text:p>E41空氣及水質保護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2噪音管制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3廢棄物管理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4垃圾清運及資源回收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5環保稽查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6公害糾紛裁決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7環境影響評估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E50消費者權益</text:p>
          </table:table-cell>
          <table:table-cell office:value-type="string" table:style-name="ce11">
            <text:p>E51消費申訴及調解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52定型化契約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E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E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169">
            <text:p>F00退休</text:p>
          </table:table-cell>
          <table:table-cell office:value-type="string" table:number-columns-spanned="1" table:number-rows-spanned="5" table:style-name="ce105">
            <text:p>F10退休準備</text:p>
          </table:table-cell>
          <table:table-cell office:value-type="string" table:style-name="ce21">
            <text:p>F11退休生涯規劃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F12退休金試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F13志願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F14長住計畫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F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4">
            <text:p>F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9" table:style-name="ce169">
            <text:p>G00老年安養</text:p>
          </table:table-cell>
          <table:table-cell office:value-type="string" table:number-columns-spanned="1" table:number-rows-spanned="3" table:style-name="ce105">
            <text:p>G10老年津貼</text:p>
          </table:table-cell>
          <table:table-cell office:value-type="string" table:style-name="ce21">
            <text:p>G11敬老福利生活津貼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G12老農年金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G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5" table:style-name="ce102">
            <text:p>G20老人養護</text:p>
          </table:table-cell>
          <table:table-cell office:value-type="string" table:style-name="ce11">
            <text:p>G21長期照護服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G22安養機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G23老人福利團體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G24失蹤老人協尋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G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G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14" table:style-name="ce169">
            <text:p>H00生命禮儀</text:p>
          </table:table-cell>
          <table:table-cell office:value-type="string" table:number-columns-spanned="1" table:number-rows-spanned="4" table:style-name="ce105">
            <text:p>H10往生</text:p>
          </table:table-cell>
          <table:table-cell office:value-type="string" table:style-name="ce21">
            <text:p>H11行政相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12死亡證明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13除籍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02">
            <text:p>H20器官捐贈</text:p>
          </table:table-cell>
          <table:table-cell office:value-type="string" table:style-name="ce11">
            <text:p>H21器官捐贈卡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H30殯葬服務</text:p>
          </table:table-cell>
          <table:table-cell office:value-type="string" table:style-name="ce11">
            <text:p>H31殯葬設施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32生前殯葬服務契約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4" table:style-name="ce102">
            <text:p>H40遺產繼承</text:p>
          </table:table-cell>
          <table:table-cell office:value-type="string" table:style-name="ce11">
            <text:p>H41遺產稅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42繼承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43喪葬補助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H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2">
            <text:p>HZ0其他</text:p>
          </table:table-cell>
          <table:table-cell table:style-name="ce23"/>
          <table:table-cell table:number-columns-repeated="16381"/>
        </table:table-row>
        <table:table-row table:style-name="ro1">
          <table:table-cell office:value-type="string" table:number-columns-spanned="1" table:number-rows-spanned="23" table:style-name="ce172">
            <text:p>I00公共資訊</text:p>
          </table:table-cell>
          <table:table-cell office:value-type="string" table:number-columns-spanned="1" table:number-rows-spanned="5" table:style-name="ce105">
            <text:p>I10政府財政</text:p>
          </table:table-cell>
          <table:table-cell office:value-type="string" table:style-name="ce15">
            <text:p>I11稅收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12公債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13預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14決算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1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I20政府統計</text:p>
          </table:table-cell>
          <table:table-cell office:value-type="string" table:style-name="ce11">
            <text:p>I21全國綜合性統計資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22普查資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2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2" table:style-name="ce102">
            <text:p>I30政府採購</text:p>
          </table:table-cell>
          <table:table-cell office:value-type="string" table:style-name="ce11">
            <text:p>I31採購業務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3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I40政府新聞</text:p>
          </table:table-cell>
          <table:table-cell office:value-type="string" table:style-name="ce11">
            <text:p>I41新聞發佈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42政策宣導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4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I50政府出版</text:p>
          </table:table-cell>
          <table:table-cell office:value-type="string" table:style-name="ce11">
            <text:p>I51公報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52出版品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5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I60資訊服務</text:p>
          </table:table-cell>
          <table:table-cell office:value-type="string" table:style-name="ce11">
            <text:p>I61入口網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62電子地圖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6Z其他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number-columns-spanned="1" table:number-rows-spanned="3" table:style-name="ce102">
            <text:p>I70法律服務</text:p>
          </table:table-cell>
          <table:table-cell office:value-type="string" table:style-name="ce11">
            <text:p>I71法律扶助及義務辯護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72調解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1">
            <text:p>I7Z其他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3">
            <text:p>IZ0其他</text:p>
          </table:table-cell>
          <table:table-cell table:style-name="ce14"/>
          <table:table-cell table:number-columns-repeated="16381"/>
        </table:table-row>
        <table:table-row table:number-rows-repeated="1048178" table:style-name="ro1">
          <table:table-cell table:number-columns-repeated="16384"/>
        </table:table-row>
      </table:table>
      <table:table table:name="施政分類-100內政及國土安全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0" table:default-cell-style-name="ce1"/>
        <table:table-row table:style-name="ro6">
          <table:table-cell office:value-type="string" table:number-columns-spanned="4" table:number-rows-spanned="1" table:style-name="ce122">
            <text:p>施政分類 <text:s text:c="3"/>100 內政及國土安全（原分類：200 內政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7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 關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42">
            <text:p>110<text:s/><text:span text:style-name="T3">民政</text:span></text:p>
          </table:table-cell>
          <table:table-cell office:value-type="string" table:style-name="ce35">
            <text:p>111<text:s/><text:span text:style-name="T3">地方制度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112<text:s/><text:span text:style-name="T3">公民參政（選舉、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免、創制與複決事項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13<text:s/><text:span text:style-name="T3">政黨審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14<text:s/><text:span text:style-name="T3">宗教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15<text:s/><text:span text:style-name="T3">禮制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16<text:s/><text:span text:style-name="T3">殯葬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17<text:s/><text:span text:style-name="T3">調解行政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118<text:s/><text:span text:style-name="T3">卸任總統副總統禮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120<text:s/><text:span text:style-name="T3">選務</text:span></text:p>
          </table:table-cell>
          <table:table-cell office:value-type="string" table:style-name="ce35">
            <text:p>121<text:s/><text:span text:style-name="T3">選務機構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中選會業務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22<text:s/><text:span text:style-name="T3">選務行政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123<text:s/><text:span text:style-name="T3">選舉工作人員訓練、儲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1">
            <text:p>備 <text:s/>（含公民投票工作人員 訓練、儲備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130<text:s/><text:span text:style-name="T3">戶政</text:span></text:p>
          </table:table-cell>
          <table:table-cell office:value-type="string" table:style-name="ce35">
            <text:p>131<text:s/><text:span text:style-name="T3">戶籍行政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32<text:s/><text:span text:style-name="T3">國籍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33<text:s/><text:span text:style-name="T3">戶口調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34<text:s/><text:span text:style-name="T3">人口政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35<text:s/><text:span text:style-name="T3">戶役政資訊系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36<text:s/><text:span text:style-name="T3">戶政人員培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7">
            <text:p>BE0<text:s/><text:span text:style-name="T6">社政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B00<text:s/></text:span>衛生及社會安全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CK0<text:s/><text:span text:style-name="T6">地政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140<text:s/><text:span text:style-name="T3">警政</text:span></text:p>
          </table:table-cell>
          <table:table-cell office:value-type="string" table:style-name="ce35">
            <text:p>141<text:s/><text:span text:style-name="T3">犯罪偵防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42<text:s/><text:span text:style-name="T3">警察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43<text:s/><text:span text:style-name="T3">國境保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44<text:s/><text:span text:style-name="T3">交通執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45<text:s/><text:span text:style-name="T3">社會保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46<text:s/><text:span text:style-name="T3">外事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150<text:s/><text:span text:style-name="T3">消防</text:span></text:p>
          </table:table-cell>
          <table:table-cell office:value-type="string" table:style-name="ce35">
            <text:p>151<text:s/><text:span text:style-name="T3">火災預防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152<text:s/><text:span text:style-name="T3">火災原因調查與鑑定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3<text:s/><text:span text:style-name="T3">危險物品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4<text:s/><text:span text:style-name="T3">緊急救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5<text:s/><text:span text:style-name="T3">特種搜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6<text:s/><text:span text:style-name="T3">教育訓練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7<text:s/><text:span text:style-name="T3">民力運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8<text:s/><text:span text:style-name="T3">救災指揮與搶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42">
            <text:p>160<text:s/><text:span text:style-name="T3">災害防救</text:span></text:p>
          </table:table-cell>
          <table:table-cell office:value-type="string" table:style-name="ce35">
            <text:p>161<text:s/><text:span text:style-name="T3">災害防救計畫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2<text:s/><text:span text:style-name="T3">災害防救體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3<text:s/><text:span text:style-name="T3">災害預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4<text:s/><text:span text:style-name="T3">災害應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5<text:s/><text:span text:style-name="T3">災害復原重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6<text:s/><text:span text:style-name="T3">災害調查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167<text:s/><text:span text:style-name="T3">災害防救宣導及訓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8<text:s/><text:span text:style-name="T3">災害防救科技研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9<text:s/><text:span text:style-name="T3">國際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170<text:s/><text:span text:style-name="T3">海岸巡防</text:span></text:p>
          </table:table-cell>
          <table:table-cell office:value-type="string" table:style-name="ce35">
            <text:p>171<text:s/><text:span text:style-name="T3">海洋事務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72<text:s/><text:span text:style-name="T3">海域執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73<text:s/><text:span text:style-name="T3">海事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180<text:s/><text:span text:style-name="T3">役政</text:span></text:p>
          </table:table-cell>
          <table:table-cell office:value-type="string" table:style-name="ce35">
            <text:p>181<text:s/><text:span text:style-name="T3">兵役行政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82<text:s/><text:span text:style-name="T3">兵員徵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83<text:s/><text:span text:style-name="T3">替代役甄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84<text:s/><text:span text:style-name="T3">役男權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85<text:s/><text:span text:style-name="T3">備役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0">
            <text:p>860<text:s/><text:span text:style-name="T6">營建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800<text:s/></text:span>交通及建設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9">
            <text:p>CL0<text:s/><text:span text:style-name="T7">國家公園</text:span></text:p>
          </table:table-cell>
          <table:table-cell table:style-name="ce30"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E54<text:s/><text:span text:style-name="T6">推動離島建設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190<text:s/><text:span text:style-name="T3">空中勤務</text:span></text:p>
          </table:table-cell>
          <table:table-cell office:value-type="string" table:style-name="ce35">
            <text:p>191<text:s/><text:span text:style-name="T3">飛行安全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92<text:s/><text:span text:style-name="T3">機務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93<text:s/><text:span text:style-name="T3">航勤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1A0<text:s/><text:span text:style-name="T3">健康社區</text:span></text:p>
          </table:table-cell>
          <table:table-cell office:value-type="string" table:style-name="ce35">
            <text:p>1A1<text:s/><text:span text:style-name="T3">產業發展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A2<text:s/><text:span text:style-name="T3">社福醫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A3<text:s/><text:span text:style-name="T3">社區治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A4<text:s/><text:span text:style-name="T3">人文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A5<text:s/><text:span text:style-name="T3">環境景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A6<text:s/><text:span text:style-name="T3">環保生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1B0<text:s/><text:span text:style-name="T3">入出國及移民</text:span></text:p>
          </table:table-cell>
          <table:table-cell office:value-type="string" table:style-name="ce35">
            <text:p>1B1<text:s/><text:span text:style-name="T3">入出國事務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入出國及移民署業務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B2<text:s/><text:span text:style-name="T3">移民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B3<text:s/><text:span text:style-name="T3">國際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B4<text:s/><text:span text:style-name="T3">移民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B5<text:s/><text:span text:style-name="T3">國境及專勤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1C0<text:s/><text:span text:style-name="T3">生活重建</text:span></text:p>
          </table:table-cell>
          <table:table-cell office:value-type="string" table:style-name="ce35">
            <text:p>1C1<text:s/><text:span text:style-name="T3">災害救助與服務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國土規劃類<text:s/><text:span text:style-name="T1">18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C2<text:s/><text:span text:style-name="T3">醫療與公共衛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C3<text:s/><text:span text:style-name="T3">國際援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73">
            <text:p>1D0<text:s/><text:span text:style-name="T9">國土安全</text:span></text:p>
          </table:table-cell>
          <table:table-cell office:value-type="string" table:style-name="ce40">
            <text:p>1D1<text:s/><text:span text:style-name="T9">政策及法令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2<text:s/><text:span text:style-name="T9">業務會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3<text:s/><text:span text:style-name="T9">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4<text:s/><text:span text:style-name="T9">報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5<text:s/><text:span text:style-name="T9">諮詢事項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6<text:s/><text:span text:style-name="T9">演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7<text:s/><text:span text:style-name="T9">推廣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8<text:s/><text:span text:style-name="T9">預警情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1DZ<text:s/><text:span text:style-name="T9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1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1X0<text:s/><text:span text:style-name="T3">相關議題</text:span></text:p>
          </table:table-cell>
          <table:table-cell office:value-type="string" table:style-name="ce35">
            <text:p>1X1<text:s/><text:span text:style-name="T3">九二一地震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X2<text:s/><text:span text:style-name="T3">貧富差距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X3<text:s/><text:span text:style-name="T3">擴大就業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X4<text:s/><text:span text:style-name="T3">擴大公共建設方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1Y0<text:s/><text:span text:style-name="T3">相關組織</text:span></text:p>
          </table:table-cell>
          <table:table-cell office:value-type="string" table:style-name="ce35">
            <text:p>1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1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1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30" table:style-name="ro1">
          <table:table-cell table:number-columns-repeated="4" table:style-name="ce28"/>
          <table:table-cell table:number-columns-repeated="16380"/>
        </table:table-row>
        <table:table-row table:number-rows-repeated="1048430" table:style-name="ro1">
          <table:table-cell table:number-columns-repeated="16384"/>
        </table:table-row>
      </table:table>
      <table:table table:name="施政分類-200外交僑務及兩岸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200 外交僑務及兩岸</text:p>
            <text:p>（原分類：300 外交、1100 僑務、1700 兩岸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6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關 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210<text:s/><text:span text:style-name="T3">政務</text:span></text:p>
          </table:table-cell>
          <table:table-cell office:value-type="string" table:style-name="ce35">
            <text:p>211<text:s/><text:span text:style-name="T3">外交施政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212<text:s/><text:span text:style-name="T9">雙邊關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213<text:s/><text:span text:style-name="T9">多邊關係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14<text:s/><text:span text:style-name="T3">國際合作及交流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215<text:s/><text:span text:style-name="T9">國際關懷及救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21Y<text:s/><text:span text:style-name="T9">外交大事日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220<text:s/><text:span text:style-name="T3">領務</text:span></text:p>
          </table:table-cell>
          <table:table-cell office:value-type="string" table:style-name="ce35">
            <text:p>221<text:s/><text:span text:style-name="T3">護照業務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22<text:s/><text:span text:style-name="T3">簽證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23<text:s/><text:span text:style-name="T3">文件證明業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24<text:s/><text:span text:style-name="T3">保護僑民（旅外國人急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救助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5" table:style-name="ce142">
            <text:p>230<text:s/><text:span text:style-name="T3">文宣</text:span></text:p>
          </table:table-cell>
          <table:table-cell office:value-type="string" table:style-name="ce35">
            <text:p>231<text:s/><text:span text:style-name="T3">國內輿情彙析</text:span></text:p>
          </table:table-cell>
          <table:table-cell table:number-columns-spanned="1" table:number-rows-spanned="15" table:style-name="ce116"/>
          <table:table-cell office:value-type="string" table:number-columns-spanned="1" table:number-rows-spanned="15" table:style-name="ce158">
            <text:p>由原媒體類<text:s/><text:span text:style-name="T1">1405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232<text:s/><text:span text:style-name="T9">國際輿情彙析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233<text:s/><text:span text:style-name="T9">大陸及港澳輿情彙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4<text:s/><text:span text:style-name="T3">政策傳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5<text:s/><text:span text:style-name="T3">媒體通路組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6<text:s/><text:span text:style-name="T3">國際文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7<text:s/><text:span text:style-name="T3">駐外新聞單位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38<text:s/><text:span text:style-name="T3">國內外新聞媒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9<text:s/><text:span text:style-name="T3">訪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A<text:s/><text:span text:style-name="T3">覲謁、拜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B<text:s/><text:span text:style-name="T3">新聞聯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C<text:s/><text:span text:style-name="T3">新聞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D<text:s/><text:span text:style-name="T3">行政院公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E<text:s/><text:span text:style-name="T3">文宣出版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8" table:style-name="ce142">
            <text:p>240<text:s/><text:span text:style-name="T3">僑團聯繫</text:span></text:p>
          </table:table-cell>
          <table:table-cell office:value-type="string" table:style-name="ce49">
            <text:p>241<text:s/><text:span text:style-name="T10">僑團聯繫規劃評估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42<text:s/><text:span text:style-name="T3">北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43<text:s/><text:span text:style-name="T3">歐非及中南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44<text:s/><text:span text:style-name="T3">亞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45<text:s/><text:span text:style-name="T3">僑務案件處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46<text:s/><text:span text:style-name="T3">專案活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247<text:s/><text:span text:style-name="T9">華僑證照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250<text:s/><text:span text:style-name="T3">僑民文教</text:span></text:p>
          </table:table-cell>
          <table:table-cell office:value-type="string" table:style-name="ce49">
            <text:p>251<text:s/><text:span text:style-name="T10">僑民文教規劃評估</text:span></text:p>
          </table:table-cell>
          <table:table-cell table:style-name="ce30"/>
          <table:table-cell table:style-name="ce36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52<text:s/><text:span text:style-name="T3">學校教育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53<text:s/><text:span text:style-name="T3">教學資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54<text:s/><text:span text:style-name="T3">社會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55<text:s/><text:span text:style-name="T3">僑生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56<text:s/><text:span text:style-name="T3">函授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260<text:s/><text:span text:style-name="T3">僑民經濟</text:span></text:p>
          </table:table-cell>
          <table:table-cell office:value-type="string" table:style-name="ce49">
            <text:p>261<text:s/><text:span text:style-name="T10">僑民經濟規劃評估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62<text:s/><text:span text:style-name="T3">企業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63<text:s/><text:span text:style-name="T3">團體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64<text:s/><text:span text:style-name="T3">經濟案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270<text:s/><text:span text:style-name="T3">僑民通訊</text:span></text:p>
          </table:table-cell>
          <table:table-cell office:value-type="string" table:style-name="ce35">
            <text:p>271<text:s/><text:span text:style-name="T3">視訊傳播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72<text:s/><text:span text:style-name="T3">編輯採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280<text:s/><text:span text:style-name="T3">僑務統計</text:span></text:p>
          </table:table-cell>
          <table:table-cell office:value-type="string" table:style-name="ce35">
            <text:p>281<text:s/><text:span text:style-name="T3">統計推估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82<text:s/><text:span text:style-name="T3">調查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83<text:s/><text:span text:style-name="T3">公務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7" table:style-name="ce142">
            <text:p>290<text:s/><text:span text:style-name="T3">兩岸協商及大 陸情勢</text:span></text:p>
          </table:table-cell>
          <table:table-cell office:value-type="string" table:style-name="ce35">
            <text:p>291<text:s/><text:span text:style-name="T3">大陸情勢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92<text:s/><text:span text:style-name="T3">兩岸協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93<text:s/><text:span text:style-name="T3">中共對臺政策與涉臺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構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94<text:s/><text:span text:style-name="T3">兩岸外交爭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95<text:s/><text:span text:style-name="T3">兩岸軍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5" table:style-name="ce142">
            <text:p>2A0<text:s/><text:span text:style-name="T3">兩岸文教</text:span></text:p>
          </table:table-cell>
          <table:table-cell office:value-type="string" table:style-name="ce35">
            <text:p>2A1<text:s/><text:span text:style-name="T3">兩岸文教規劃評估</text:span></text:p>
          </table:table-cell>
          <table:table-cell table:number-columns-spanned="1" table:number-rows-spanned="15" table:style-name="ce116"/>
          <table:table-cell table:number-columns-spanned="1" table:number-rows-spanned="1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2<text:s/><text:span text:style-name="T3">學術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3<text:s/><text:span text:style-name="T3">教育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4<text:s/><text:span text:style-name="T3">科技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5<text:s/><text:span text:style-name="T3">體育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6<text:s/><text:span text:style-name="T3">藝文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7<text:s/><text:span text:style-name="T3">宗教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8<text:s/><text:span text:style-name="T3">少數民族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9<text:s/><text:span text:style-name="T3">新聞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A<text:s/><text:span text:style-name="T3">出版品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B<text:s/><text:span text:style-name="T3">廣電交流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AC<text:s/><text:span text:style-name="T3">輔導大陸台商子女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X<text:s/><text:span text:style-name="T3">出版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Y<text:s/><text:span text:style-name="T3">民間團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2" table:style-name="ce142">
            <text:p>2B0<text:s/><text:span text:style-name="T3">兩岸經貿</text:span></text:p>
          </table:table-cell>
          <table:table-cell office:value-type="string" table:style-name="ce35">
            <text:p>2B1<text:s/><text:span text:style-name="T3">經貿政策</text:span></text:p>
          </table:table-cell>
          <table:table-cell table:number-columns-spanned="1" table:number-rows-spanned="12" table:style-name="ce116"/>
          <table:table-cell table:number-columns-spanned="1" table:number-rows-spanned="1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2<text:s/><text:span text:style-name="T3">臺商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3<text:s/><text:span text:style-name="T3">農漁涉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4<text:s/><text:span text:style-name="T3">財金綜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5<text:s/><text:span text:style-name="T3">航運交通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6<text:s/><text:span text:style-name="T3">經貿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7<text:s/><text:span text:style-name="T3">研究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8<text:s/><text:span text:style-name="T3">財經人員往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9<text:s/><text:span text:style-name="T3">大陸投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X<text:s/><text:span text:style-name="T3">出版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Y<text:s/><text:span text:style-name="T3">中介團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2" table:style-name="ce142">
            <text:p>2C0<text:s/><text:span text:style-name="T3">兩岸法政</text:span></text:p>
          </table:table-cell>
          <table:table-cell office:value-type="string" table:style-name="ce35">
            <text:p>2C1<text:s/><text:span text:style-name="T3">內政業務</text:span></text:p>
          </table:table-cell>
          <table:table-cell table:style-name="ce30"/>
          <table:table-cell table:style-name="ce36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2<text:s/><text:span text:style-name="T3">涉外業務</text:span></text:p>
          </table:table-cell>
          <table:table-cell table:number-columns-spanned="1" table:number-rows-spanned="11" table:style-name="ce116"/>
          <table:table-cell table:number-columns-spanned="1" table:number-rows-spanned="11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3<text:s/><text:span text:style-name="T3">國防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4<text:s/><text:span text:style-name="T3">海洋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5<text:s/><text:span text:style-name="T3">衛生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6<text:s/><text:span text:style-name="T3">勞工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7<text:s/><text:span text:style-name="T3">退輔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8<text:s/><text:span text:style-name="T3">蒙藏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9<text:s/><text:span text:style-name="T3">建立交流秩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X<text:s/><text:span text:style-name="T3">出版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Y<text:s/><text:span text:style-name="T3">中介團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42">
            <text:p>2D0<text:s/><text:span text:style-name="T3">港澳事務</text:span></text:p>
          </table:table-cell>
          <table:table-cell office:value-type="string" table:style-name="ce35">
            <text:p>2D1<text:s/><text:span text:style-name="T3">情勢研析</text:span></text:p>
          </table:table-cell>
          <table:table-cell table:number-columns-spanned="1" table:number-rows-spanned="11" table:style-name="ce116"/>
          <table:table-cell table:number-columns-spanned="1" table:number-rows-spanned="11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D2<text:s/><text:span text:style-name="T3">談判規劃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D3<text:s/><text:span text:style-name="T3">資料蒐整及建檔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D4<text:s/><text:span text:style-name="T3">港澳問題相關會議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D5<text:s/><text:span text:style-name="T3">臺港澳交流活動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D6<text:s/><text:span text:style-name="T3">聯繫服務及接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D7<text:s/><text:span text:style-name="T3">司法互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D8<text:s/><text:span text:style-name="T3">駐港澳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DX<text:s/><text:span text:style-name="T3">出版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DY<text:s/><text:span text:style-name="T3">中介團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D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2E0<text:s/><text:span text:style-name="T3">聯絡業務</text:span></text:p>
          </table:table-cell>
          <table:table-cell office:value-type="string" table:style-name="ce35">
            <text:p>2E1<text:s/><text:span text:style-name="T3">大陸政策宣導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E2<text:s/><text:span text:style-name="T3">海外聯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2W0<text:s/><text:span text:style-name="T3">相關人物</text:span></text:p>
          </table:table-cell>
          <table:table-cell office:value-type="string" table:style-name="ce35">
            <text:p>2W1<text:s/><text:span text:style-name="T3">本國人物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W2<text:s/><text:span text:style-name="T3">各國人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W3<text:s/><text:span text:style-name="T3">榮譽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W4<text:s/><text:span text:style-name="T3">傑出人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3" table:style-name="ce142">
            <text:p>2X0<text:s/><text:span text:style-name="T3">相關議題</text:span></text:p>
          </table:table-cell>
          <table:table-cell office:value-type="string" table:style-name="ce35">
            <text:p>2X1<text:s/><text:span text:style-name="T3">國名使用</text:span></text:p>
          </table:table-cell>
          <table:table-cell table:number-columns-spanned="1" table:number-rows-spanned="13" table:style-name="ce116"/>
          <table:table-cell table:number-columns-spanned="1" table:number-rows-spanned="13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X2<text:s/><text:span text:style-name="T3">國旗、國花、國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3<text:s/><text:span text:style-name="T3">高層出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4<text:s/><text:span text:style-name="T3">台美關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5<text:s/><text:span text:style-name="T3">台日關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6<text:s/><text:span text:style-name="T3">兩岸關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7<text:s/><text:span text:style-name="T3">九一一事件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X8<text:s/><text:span text:style-name="T3">駐外館舍購置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9<text:s/><text:span text:style-name="T3">漁船被扣營救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2XA<text:s/><text:span text:style-name="T3">統一指揮、合署辦公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B<text:s/><text:span text:style-name="T3">領務問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C<text:s/><text:span text:style-name="T3">中國大陸法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2Y0<text:s/><text:span text:style-name="T3">相關組織</text:span></text:p>
          </table:table-cell>
          <table:table-cell office:value-type="string" table:style-name="ce35">
            <text:p>2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2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2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27" table:style-name="ro1">
          <table:table-cell table:number-columns-repeated="16384"/>
        </table:table-row>
      </table:table>
      <table:table table:name="施政分類-300國防及退伍軍人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300 國防及退伍軍人</text:p>
            <text:p>（原分類：400 國防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81">
            <text:p>E10<text:s/><text:span text:style-name="T3">規劃評估</text:span></text:p>
          </table:table-cell>
          <table:table-cell table:number-columns-spanned="1" table:number-rows-spanned="2" table:style-name="ce178"/>
          <table:table-cell office:value-type="string" table:number-columns-spanned="1" table:number-rows-spanned="2" table:style-name="ce179">
            <text:p>（施政分類第<text:s/><text:span text:style-name="T1">3<text:s/></text:span>層以 下分類由各主管機 關自行訂定、維護。）</text:p>
          </table:table-cell>
          <table:table-cell office:value-type="string" table:number-columns-spanned="1" table:number-rows-spanned="2" table:style-name="ce182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67">
            <text:p>E20<text:s/><text:span text:style-name="T3">國際合作及交流</text:span></text:p>
          </table:table-cell>
          <table:table-cell table:number-columns-repeated="2" table:style-name="ce65"/>
          <table:table-cell office:value-type="string" table:style-name="ce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10<text:s/><text:span text:style-name="T3">人事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7"/>
          <table:table-cell office:value-type="string" table:number-columns-spanned="1" table:number-rows-spanned="7" table:style-name="ce180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25">
            <text:p>310<text:s/><text:span text:style-name="T3">軍政</text:span></text:p>
          </table:table-cell>
          <table:table-cell office:value-type="string" table:style-name="ce68">
            <text:p>311<text:s/><text:span text:style-name="T3">戰略規劃</text:span></text:p>
          </table:table-cell>
          <table:table-cell table:number-columns-spanned="1" table:number-rows-spanned="10" table:style-name="ce127"/>
          <table:table-cell table:number-columns-spanned="1" table:number-rows-spanned="10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2<text:s/><text:span text:style-name="T3">國防人力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3<text:s/><text:span text:style-name="T3">國防資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4<text:s/><text:span text:style-name="T3">後備動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5<text:s/><text:span text:style-name="T3">國軍史政與編譯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6<text:s/><text:span text:style-name="T3">政治作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7<text:s/><text:span text:style-name="T3">軍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8<text:s/><text:span text:style-name="T3">國防評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9<text:s/><text:span text:style-name="T3">軍事法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5">
            <text:p>320<text:s/><text:span text:style-name="T3">軍備</text:span></text:p>
          </table:table-cell>
          <table:table-cell office:value-type="string" table:style-name="ce68">
            <text:p>321<text:s/><text:span text:style-name="T3">軍需整備</text:span></text:p>
          </table:table-cell>
          <table:table-cell table:number-columns-spanned="1" table:number-rows-spanned="3" table:style-name="ce127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22<text:s/><text:span text:style-name="T3">軍事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5">
            <text:p>330<text:s/><text:span text:style-name="T3">軍令</text:span></text:p>
          </table:table-cell>
          <table:table-cell office:value-type="string" table:style-name="ce68">
            <text:p>331<text:s/><text:span text:style-name="T3">軍隊指揮</text:span></text:p>
          </table:table-cell>
          <table:table-cell table:number-columns-spanned="1" table:number-rows-spanned="2" table:style-name="ce127"/>
          <table:table-cell table:number-columns-spanned="1" table:number-rows-spanned="2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25">
            <text:p>340<text:s/><text:span text:style-name="T3">退輔</text:span></text:p>
          </table:table-cell>
          <table:table-cell office:value-type="string" table:style-name="ce68">
            <text:p>341<text:s/><text:span text:style-name="T3">退除役官兵就業</text:span></text:p>
          </table:table-cell>
          <table:table-cell table:number-columns-spanned="1" table:number-rows-spanned="8" table:style-name="ce127"/>
          <table:table-cell table:number-columns-spanned="1" table:number-rows-spanned="8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42<text:s/><text:span text:style-name="T3">退除役官兵就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43<text:s/><text:span text:style-name="T3">退除役官兵醫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44<text:s/><text:span text:style-name="T3">退除役官兵安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345<text:s/><text:span text:style-name="T3">退除役官兵照顧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46<text:s/><text:span text:style-name="T3">事業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47<text:s/><text:span text:style-name="T3">農林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3W0<text:s/><text:span text:style-name="T3">相關人物</text:span></text:p>
          </table:table-cell>
          <table:table-cell table:number-columns-repeated="2" table:style-name="ce65"/>
          <table:table-cell table:style-name="ce59"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25">
            <text:p>3X0<text:s/><text:span text:style-name="T3">相關議題</text:span></text:p>
          </table:table-cell>
          <table:table-cell office:value-type="string" table:style-name="ce68">
            <text:p>3X1<text:s/><text:span text:style-name="T3">軍購議程</text:span></text:p>
          </table:table-cell>
          <table:table-cell table:number-columns-spanned="1" table:number-rows-spanned="6" table:style-name="ce127"/>
          <table:table-cell table:number-columns-spanned="1" table:number-rows-spanned="6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X2<text:s/><text:span text:style-name="T3">台海安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X3<text:s/><text:span text:style-name="T3">恐怖攻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3X4<text:s/><text:span text:style-name="T3">戰區飛彈防禦系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X5<text:s/><text:span text:style-name="T3">斬首行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5">
            <text:p>3Y0<text:s/><text:span text:style-name="T3">相關組織</text:span></text:p>
          </table:table-cell>
          <table:table-cell office:value-type="string" table:style-name="ce68">
            <text:p>3Y1<text:s/><text:span text:style-name="T3">國內</text:span></text:p>
          </table:table-cell>
          <table:table-cell table:number-columns-spanned="1" table:number-rows-spanned="3" table:style-name="ce127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3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6">
            <text:p>3Z0<text:s/><text:span text:style-name="T3">其他</text:span></text:p>
          </table:table-cell>
          <table:table-cell office:value-type="string" table:style-name="ce68">
            <text:p>3Z1<text:s/><text:span text:style-name="T3">軍事勤務補償</text:span></text:p>
          </table:table-cell>
          <table:table-cell table:number-columns-spanned="1" table:number-rows-spanned="2" table:style-name="ce128"/>
          <table:table-cell table:number-columns-spanned="1" table:number-rows-spanned="2" table:style-name="ce130"/>
          <table:table-cell table:number-columns-repeated="16380"/>
        </table:table-row>
        <table:table-row table:style-name="ro2">
          <table:covered-table-cell/>
          <table:table-cell office:value-type="string" table:style-name="ce76">
            <text:p>3Z2<text:s/><text:span text:style-name="T3">戒嚴時期補償</text:span></text:p>
          </table:table-cell>
          <table:covered-table-cell/>
          <table:covered-table-cell/>
          <table:table-cell table:number-columns-repeated="16380"/>
        </table:table-row>
        <table:table-row table:number-rows-repeated="1048528" table:style-name="ro1">
          <table:table-cell table:number-columns-repeated="16384"/>
        </table:table-row>
      </table:table>
      <table:table table:name="施政分類-400財政金融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400 財政金融</text:p>
            <text:p>（原分類：500 財稅金融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style-name="ce44">
            <text:p>（施政分類第<text:s/><text:span text:style-name="T1">3<text:s/></text:span>層以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9">
          <table:covered-table-cell/>
          <table:covered-table-cell/>
          <table:table-cell office:value-type="string" table:style-name="ce31">
            <text:p>下分類由各主管機 關自行訂定、維護。）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410<text:s/><text:span text:style-name="T3">貨幣政策</text:span></text:p>
          </table:table-cell>
          <table:table-cell office:value-type="string" table:style-name="ce35">
            <text:p>411<text:s/><text:span text:style-name="T3">調節金融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3" table:style-name="ce142">
            <text:p>420<text:s/><text:span text:style-name="T3">支付與清算系統</text:span></text:p>
          </table:table-cell>
          <table:table-cell office:value-type="string" table:style-name="ce40">
            <text:p>421<text:s/><text:span text:style-name="T9">支付與清算系統之營運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22<text:s/><text:span text:style-name="T3">支付與清算系統之監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430<text:s/><text:span text:style-name="T3">外匯業務</text:span></text:p>
          </table:table-cell>
          <table:table-cell office:value-type="string" table:style-name="ce35">
            <text:p>431<text:s/><text:span text:style-name="T3">外匯營運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32<text:s/><text:span text:style-name="T3">外匯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440<text:s/><text:span text:style-name="T3">通貨</text:span></text:p>
          </table:table-cell>
          <table:table-cell office:value-type="string" table:style-name="ce35">
            <text:p>441<text:s/><text:span text:style-name="T3">通貨發行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42<text:s/><text:span text:style-name="T3">鈔票印製及硬幣鑄造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450<text:s/><text:span text:style-name="T3">賦稅</text:span></text:p>
          </table:table-cell>
          <table:table-cell office:value-type="string" table:style-name="ce49">
            <text:p>451<text:s/><text:span text:style-name="T10">賦稅規劃評估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52<text:s/><text:span text:style-name="T3">國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53<text:s/><text:span text:style-name="T3">地方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54<text:s/><text:span text:style-name="T3">租稅減免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55<text:s/><text:span text:style-name="T3">租稅協定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460<text:s/><text:span text:style-name="T3">關務</text:span></text:p>
          </table:table-cell>
          <table:table-cell office:value-type="string" table:style-name="ce49">
            <text:p>461<text:s/><text:span text:style-name="T10">關務規劃評估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2<text:s/><text:span text:style-name="T3">通關程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3<text:s/><text:span text:style-name="T3">查緝走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4<text:s/><text:span text:style-name="T3">關稅政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5<text:s/><text:span text:style-name="T3">退稅保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6<text:s/><text:span text:style-name="T3">燈塔及助航設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7<text:s/><text:span text:style-name="T3">國際關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470<text:s/><text:span text:style-name="T3">銀行</text:span></text:p>
          </table:table-cell>
          <table:table-cell office:value-type="string" table:style-name="ce35">
            <text:p>471<text:s/><text:span text:style-name="T3">金融控股公司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72<text:s/><text:span text:style-name="T3">銀行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73<text:s/><text:span text:style-name="T3">信用合作社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74<text:s/><text:span text:style-name="T3">農漁會信用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75<text:s/><text:span text:style-name="T3">票券金融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76<text:s/><text:span text:style-name="T3">郵政儲金機構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77<text:s/><text:span text:style-name="T3">國際金融組織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42">
            <text:p>480<text:s/><text:span text:style-name="T3">證券、期貨</text:span></text:p>
          </table:table-cell>
          <table:table-cell office:value-type="string" table:style-name="ce35">
            <text:p>481<text:s/><text:span text:style-name="T3">證券發行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2<text:s/><text:span text:style-name="T3">證券商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3<text:s/><text:span text:style-name="T3">證券交易市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4<text:s/><text:span text:style-name="T3">證券服務事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5<text:s/><text:span text:style-name="T3">會計師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6<text:s/><text:span text:style-name="T3">期貨市場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7<text:s/><text:span text:style-name="T3">期貨商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8<text:s/><text:span text:style-name="T3">期貨交易市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9<text:s/><text:span text:style-name="T3">期貨服務事業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8A<text:s/><text:span text:style-name="T3">證券期貨市場國際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490<text:s/><text:span text:style-name="T3">保險</text:span></text:p>
          </table:table-cell>
          <table:table-cell office:value-type="string" table:style-name="ce35">
            <text:p>491<text:s/><text:span text:style-name="T3">人身保險管理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92<text:s/><text:span text:style-name="T3">財產保險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93<text:s/><text:span text:style-name="T3">再保險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94<text:s/><text:span text:style-name="T3">保險市場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95<text:s/><text:span text:style-name="T3">強制汽車責任保險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96<text:s/><text:span text:style-name="T3">災害保險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4A0<text:s/><text:span text:style-name="T3">金融檢查</text:span></text:p>
          </table:table-cell>
          <table:table-cell office:value-type="string" table:style-name="ce35">
            <text:p>4A1<text:s/><text:span text:style-name="T3">專案金融檢查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A2<text:s/><text:span text:style-name="T3">一般金融檢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4B0<text:s/><text:span text:style-name="T3">國有財產</text:span></text:p>
          </table:table-cell>
          <table:table-cell office:value-type="string" table:style-name="ce49">
            <text:p>4B1<text:s/><text:span text:style-name="T10">國有財產規劃評估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B2<text:s/><text:span text:style-name="T3">國有非公用財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B3<text:s/><text:span text:style-name="T3">國有公用財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B4<text:s/><text:span text:style-name="T3">其他公有財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4C0<text:s/><text:span text:style-name="T3">國庫</text:span></text:p>
          </table:table-cell>
          <table:table-cell office:value-type="string" table:style-name="ce35">
            <text:p>4C1<text:s/><text:span text:style-name="T3">公庫行政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C2<text:s/><text:span text:style-name="T3">集中支付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C3<text:s/><text:span text:style-name="T3">公共債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C4<text:s/><text:span text:style-name="T3">中央與地方財政收支劃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C5<text:s/><text:span text:style-name="T3">菸酒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C6<text:s/><text:span text:style-name="T3">經理國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4C7<text:s/><text:span text:style-name="T9">公益彩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3">
          <table:table-cell office:value-type="string" table:number-columns-spanned="1" table:number-rows-spanned="7" table:style-name="ce142">
            <text:p>4D0<text:s/><text:span text:style-name="T3">政府採購</text:span></text:p>
          </table:table-cell>
          <table:table-cell office:value-type="string" table:style-name="ce49">
            <text:p>4D1<text:s/><text:span text:style-name="T10">政府採購規劃評估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工程會業務 由原工程類<text:s/><text:span text:style-name="T1">2404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D2<text:s/><text:span text:style-name="T3">政府採購資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D3<text:s/><text:span text:style-name="T3">採購專業人員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D4<text:s/><text:span text:style-name="T3">研究報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D5<text:s/><text:span text:style-name="T3">政府採購稽核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D6<text:s/><text:span text:style-name="T3">政府採購爭議處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D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4E0<text:s/><text:span text:style-name="T3">促進民間參與公 共建設</text:span></text:p>
          </table:table-cell>
          <table:table-cell office:value-type="string" table:style-name="ce49">
            <text:p>4E1<text:s/><text:span text:style-name="T10">促參公共建設規劃評估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工程會業務 由原工程類<text:s/><text:span text:style-name="T1">2407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E2<text:s/><text:span text:style-name="T3">申請及審核程序爭議處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E3<text:s/><text:span text:style-name="T3">投資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E4<text:s/><text:span text:style-name="T3">推動成果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E5<text:s/><text:span text:style-name="T3">相關作業手冊及研究報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E6<text:s/><text:span text:style-name="T3">廠商專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4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4X0<text:s/><text:span text:style-name="T3">相關議題</text:span></text:p>
          </table:table-cell>
          <table:table-cell office:value-type="string" table:style-name="ce35">
            <text:p>4X1<text:s/><text:span text:style-name="T3">機動調整關稅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X2<text:s/><text:span text:style-name="T3">金融重建基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X3<text:s/><text:span text:style-name="T3">存款保險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4X4<text:s/><text:span text:style-name="T3">消費金融與消費者保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X5<text:s/><text:span text:style-name="T3">保險犯罪防制</text:span></text:p>
          </table:table-cell>
          <table:covered-table-cell/>
          <table:covered-table-cell/>
          <table:table-cell table:number-columns-repeated="16380"/>
        </table:table-row>
        <table:table-row table:style-name="ro12">
          <table:covered-table-cell/>
          <table:table-cell office:value-type="string" table:style-name="ce35">
            <text:p>4X6<text:s/><text:span text:style-name="T3">風險資本額制度<text:s/></text:span>RBC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X7<text:s/><text:span text:style-name="T3">保險輔助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4Y0<text:s/><text:span text:style-name="T3">相關組織</text:span></text:p>
          </table:table-cell>
          <table:table-cell office:value-type="string" table:style-name="ce35">
            <text:p>4Y1<text:s/><text:span text:style-name="T3">國內</text:span></text:p>
          </table:table-cell>
          <table:table-cell table:style-name="ce30"/>
          <table:table-cell table:style-name="ce36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Y2<text:s/><text:span text:style-name="T3">國外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4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4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69" table:style-name="ro1">
          <table:table-cell table:number-columns-repeated="16384"/>
        </table:table-row>
      </table:table>
      <table:table table:name="施政分類-500教育及體育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56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500 教育及體育</text:p>
            <text:p>（原分類：600 教育文化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16380"/>
        </table:table-row>
        <table:table-row table:style-name="ro7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83">
            <text:p>（施政分類第<text:s/><text:span text:style-name="T1">3<text:s/></text:span>層以 下分類由各主管機 關自行訂定、維護。</text:p>
          </table:table-cell>
          <table:table-cell office:value-type="string" table:number-columns-spanned="1" table:number-rows-spanned="2" table:style-name="ce182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80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510<text:s/><text:span text:style-name="T3">高等教育</text:span></text:p>
          </table:table-cell>
          <table:table-cell office:value-type="string" table:style-name="ce35">
            <text:p>511<text:s/><text:span text:style-name="T3">大學及研究所教育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12<text:s/><text:span text:style-name="T3">學位授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13<text:s/><text:span text:style-name="T3">學術機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14<text:s/><text:span text:style-name="T3">建教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520<text:s/><text:span text:style-name="T3">技職教育</text:span></text:p>
          </table:table-cell>
          <table:table-cell office:value-type="string" table:style-name="ce35">
            <text:p>521<text:s/><text:span text:style-name="T3">技術學院及專科教育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22<text:s/><text:span text:style-name="T3">職業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23<text:s/><text:span text:style-name="T3">職業訓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24<text:s/><text:span text:style-name="T3">職業證照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25<text:s/><text:span text:style-name="T3">產學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530<text:s/><text:span text:style-name="T3">中等教育</text:span></text:p>
          </table:table-cell>
          <table:table-cell office:value-type="string" table:style-name="ce35">
            <text:p>531<text:s/><text:span text:style-name="T3">高中教育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32<text:s/><text:span text:style-name="T3">師範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4" table:style-name="ce142">
            <text:p>540<text:s/><text:span text:style-name="T3">國民教育</text:span></text:p>
          </table:table-cell>
          <table:table-cell office:value-type="string" table:style-name="ce35">
            <text:p>541<text:s/><text:span text:style-name="T3">國民小學及國民中學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教育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42<text:s/><text:span text:style-name="T3">學前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42">
            <text:p>550<text:s/><text:span text:style-name="T3">社會教育</text:span></text:p>
          </table:table-cell>
          <table:table-cell office:value-type="string" table:style-name="ce35">
            <text:p>551<text:s/><text:span text:style-name="T3">終身學習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2<text:s/><text:span text:style-name="T3">補習及進修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3<text:s/><text:span text:style-name="T3">家庭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4<text:s/><text:span text:style-name="T3">媒體素養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5<text:s/><text:span text:style-name="T3">特殊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6<text:s/><text:span text:style-name="T3">社教機構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57<text:s/><text:span text:style-name="T3">教育事務財團法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8<text:s/><text:span text:style-name="T3">教育公益信託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9<text:s/><text:span text:style-name="T3">社會藝術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3" table:style-name="ce142">
            <text:p>560<text:s/><text:span text:style-name="T3">國際文教</text:span></text:p>
          </table:table-cell>
          <table:table-cell office:value-type="string" table:style-name="ce35">
            <text:p>561<text:s/><text:span text:style-name="T3">國際文化交流及合作</text:span></text:p>
          </table:table-cell>
          <table:table-cell table:number-columns-spanned="1" table:number-rows-spanned="9" table:style-name="ce116"/>
          <table:table-cell table:number-columns-spanned="1" table:number-rows-spanned="9" table:style-name="ce12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62<text:s/><text:span text:style-name="T3">國際間交換教授及學生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63<text:s/><text:span text:style-name="T3">國外研究、考察及國際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會議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64<text:s/><text:span text:style-name="T3">赴國外留學考選機會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輔導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65<text:s/><text:span text:style-name="T3">外籍學人聯繫及來臺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生輔導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66<text:s/><text:span text:style-name="T3">國際出版品交換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67<text:s/><text:span text:style-name="T3">國際文化藝術活動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68<text:s/><text:span text:style-name="T3">國際文教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69<text:s/><text:span text:style-name="T3">外國僑民學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2" table:style-name="ce142">
            <text:p>570<text:s/><text:span text:style-name="T3">體育</text:span></text:p>
          </table:table-cell>
          <table:table-cell office:value-type="string" table:style-name="ce35">
            <text:p>571<text:s/><text:span text:style-name="T3">體育政策研議與推動</text:span></text:p>
          </table:table-cell>
          <table:table-cell table:number-columns-spanned="1" table:number-rows-spanned="12" table:style-name="ce116"/>
          <table:table-cell office:value-type="string" table:number-columns-spanned="1" table:number-rows-spanned="12" table:style-name="ce180">
            <text:p>體委會業務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72<text:s/><text:span text:style-name="T3">全民運動規劃與推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73<text:s/><text:span text:style-name="T9">選手培訓及獎勵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74<text:s/><text:span text:style-name="T9">運動競賽之選、訓、賽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75<text:s/><text:span text:style-name="T3">體育專業人才與運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教練培育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76<text:s/><text:span text:style-name="T3">國際體育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77<text:s/><text:span text:style-name="T3">兩岸體育交流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78<text:s/><text:span text:style-name="T3">運動設施發展政策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劃與推動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79<text:s/><text:span text:style-name="T3">學校體育與健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2" table:style-name="ce142">
            <text:p>580<text:s/><text:span text:style-name="T3">學生事務與輔導</text:span></text:p>
          </table:table-cell>
          <table:table-cell office:value-type="string" table:style-name="ce35">
            <text:p>581<text:s/><text:span text:style-name="T3">學生公民實踐與品德</text:span></text:p>
          </table:table-cell>
          <table:table-cell table:number-columns-spanned="1" table:number-rows-spanned="12" table:style-name="ce116"/>
          <table:table-cell table:number-columns-spanned="1" table:number-rows-spanned="12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教育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82<text:s/><text:span text:style-name="T3">人權教育與法治教育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83<text:s/><text:span text:style-name="T3">私立大專校院學生事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1">
            <text:p>務及輔導工作獎補助經費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84<text:s/><text:span text:style-name="T3">大專校院學生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85<text:s/><text:span text:style-name="T3">生命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86<text:s/><text:span text:style-name="T3">性別平等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87<text:s/><text:span text:style-name="T3">學生輔導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588<text:s/><text:span text:style-name="T3">國民中小學中途輟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學生復學輔導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2" table:style-name="ce120">
            <text:p>970<text:s/><text:span text:style-name="T6">青年輔導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900<text:s/></text:span>勞動及人力資源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9">
            <text:p>7G0<text:s/><text:span text:style-name="T7">青年創業服務</text:span></text:p>
          </table:table-cell>
          <table:table-cell table:style-name="ce30"/>
          <table:table-cell office:value-type="string" table:style-name="ce60">
            <text:p>對照<text:s/><text:span text:style-name="T5">700<text:s/></text:span>經濟貿易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10<text:s/><text:span text:style-name="T6">文化環境營造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20<text:s/><text:span text:style-name="T6">文化資產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30<text:s/><text:span text:style-name="T6">文化設施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40<text:s/><text:span text:style-name="T6">文化傳播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50<text:s/><text:span text:style-name="T6">文學、歷史與哲學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60<text:s/><text:span text:style-name="T6">國際文化交流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70<text:s/><text:span text:style-name="T6">視覺與表演藝術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80<text:s/><text:span text:style-name="T6">數位文化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90<text:s/><text:span text:style-name="T6">社區總體營造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A0<text:s/><text:span text:style-name="T6">文化創意產業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9">
          <table:table-cell office:value-type="string" table:style-name="ce37">
            <text:p>DB0<text:s/><text:span text:style-name="T6">國立故宮博物院</text:span></text:p>
          </table:table-cell>
          <table:table-cell table:number-columns-repeated="2" table:style-name="ce30"/>
          <table:table-cell office:value-type="string" table:style-name="ce60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5W0<text:s/><text:span text:style-name="T3">相關人物</text:span></text:p>
          </table:table-cell>
          <table:table-cell table:number-columns-repeated="2" table:style-name="ce30"/>
          <table:table-cell table:style-name="ce59"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5X0<text:s/><text:span text:style-name="T3">相關議題</text:span></text:p>
          </table:table-cell>
          <table:table-cell office:value-type="string" table:style-name="ce35">
            <text:p>5X1<text:s/><text:span text:style-name="T3">高等教育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X2<text:s/><text:span text:style-name="T3">技職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X3<text:s/><text:span text:style-name="T3">國民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X4<text:s/><text:span text:style-name="T3">社會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X5<text:s/><text:span text:style-name="T3">國際文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5Y0<text:s/><text:span text:style-name="T3">相關組織</text:span></text:p>
          </table:table-cell>
          <table:table-cell office:value-type="string" table:style-name="ce35">
            <text:p>5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5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13">
          <table:table-cell office:value-type="string" table:style-name="ce41">
            <text:p>5Z0<text:s/><text:span text:style-name="T3">其他</text:span></text:p>
          </table:table-cell>
          <table:table-cell office:value-type="string" table:style-name="ce50">
            <text:p>5Z1<text:s/><text:span text:style-name="T3">永續校園推廣計畫</text:span></text:p>
          </table:table-cell>
          <table:table-cell table:style-name="ce42"/>
          <table:table-cell table:style-name="ce61"/>
          <table:table-cell table:number-columns-repeated="16380"/>
        </table:table-row>
        <table:table-row table:number-rows-repeated="1048474" table:style-name="ro1">
          <table:table-cell table:number-columns-repeated="16384"/>
        </table:table-row>
      </table:table>
      <table:table table:name="施政分類-600法務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600 法務</text:p>
            <text:p>（原分類：700 法務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53">
            <text:p>施政分類第<text:s/><text:span text:style-name="T4">2<text:s/></text:span>層</text:p>
          </table:table-cell>
          <table:table-cell office:value-type="string" table:style-name="ce52">
            <text:p>施政分類第<text:s/><text:span text:style-name="T4">3<text:s/></text:span>層</text:p>
          </table:table-cell>
          <table:table-cell office:value-type="string" table:style-name="ce52">
            <text:p>施政分類第<text:s/><text:span text:style-name="T4">4<text:s/></text:span>層</text:p>
          </table:table-cell>
          <table:table-cell office:value-type="string" table:style-name="ce29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42">
            <text:p>E10<text:s/><text:span text:style-name="T3">規劃評估</text:span></text:p>
          </table:table-cell>
          <table:table-cell table:number-columns-spanned="1" table:number-rows-spanned="2" table:style-name="ce116"/>
          <table:table-cell office:value-type="string" table:number-columns-spanned="1" table:number-rows-spanned="2" table:style-name="ce118">
            <text:p>（施政分類第<text:s/><text:span text:style-name="T1">3<text:s/></text:span>層以 下分類由各主管機關 自行訂定、維護。）</text:p>
          </table:table-cell>
          <table:table-cell office:value-type="string" table:number-columns-spanned="1" table:number-rows-spanned="2" table:style-name="ce1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42">
            <text:p>610<text:s/><text:span text:style-name="T3">法律事務</text:span></text:p>
          </table:table-cell>
          <table:table-cell office:value-type="string" table:style-name="ce35">
            <text:p>611<text:s/><text:span text:style-name="T3">民事法規</text:span></text:p>
          </table:table-cell>
          <table:table-cell table:number-columns-spanned="1" table:number-rows-spanned="11" table:style-name="ce116"/>
          <table:table-cell table:number-columns-spanned="1" table:number-rows-spanned="11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2<text:s/><text:span text:style-name="T3">國家賠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3<text:s/><text:span text:style-name="T3">鄉鎮調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4<text:s/><text:span text:style-name="T3">仲裁法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5<text:s/><text:span text:style-name="T3">信託法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6<text:s/><text:span text:style-name="T3">財團法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7<text:s/><text:span text:style-name="T3">行政程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8<text:s/><text:span text:style-name="T3">行政執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9<text:s/><text:span text:style-name="T3">資訊法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A<text:s/><text:span text:style-name="T3">行政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42">
            <text:p>620<text:s/><text:span text:style-name="T3">檢察事務</text:span></text:p>
          </table:table-cell>
          <table:table-cell office:value-type="string" table:style-name="ce35">
            <text:p>621<text:s/><text:span text:style-name="T3">打擊犯罪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2<text:s/><text:span text:style-name="T3">刑事法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3<text:s/><text:span text:style-name="T3">檢察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4<text:s/><text:span text:style-name="T3">大赦特赦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5<text:s/><text:span text:style-name="T3">減刑復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26<text:s/><text:span text:style-name="T3">刑事訴訟業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27<text:s/><text:span text:style-name="T3">國際刑事司法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8<text:s/><text:span text:style-name="T3">律師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9<text:s/><text:span text:style-name="T3">冤獄賠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630<text:s/><text:span text:style-name="T3">矯正事務</text:span></text:p>
          </table:table-cell>
          <table:table-cell office:value-type="string" table:style-name="ce35">
            <text:p>631<text:s/><text:span text:style-name="T3">教化調查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32<text:s/><text:span text:style-name="T3">累進處遇及假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33<text:s/><text:span text:style-name="T3">戒護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34<text:s/><text:span text:style-name="T3">矯正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640<text:s/><text:span text:style-name="T3">保護業務</text:span></text:p>
          </table:table-cell>
          <table:table-cell office:value-type="string" table:style-name="ce35">
            <text:p>641<text:s/><text:span text:style-name="T3">成年觀護制度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42<text:s/><text:span text:style-name="T3">犯罪預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43<text:s/><text:span text:style-name="T3">更生保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44<text:s/><text:span text:style-name="T3">法律推廣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45<text:s/><text:span text:style-name="T3">犯罪被害人保護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補償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650<text:s/><text:span text:style-name="T3">政風工作</text:span></text:p>
          </table:table-cell>
          <table:table-cell office:value-type="string" table:style-name="ce35">
            <text:p>651<text:s/><text:span text:style-name="T3">政風人事業務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52<text:s/><text:span text:style-name="T3">政風查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53<text:s/><text:span text:style-name="T3">政風預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54<text:s/><text:span text:style-name="T3">陽光法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55<text:s/><text:span text:style-name="T3">維護工作</text:span></text:p>
          </table:table-cell>
          <table:table-cell table:number-columns-spanned="1" table:number-rows-spanned="2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660<text:s/><text:span text:style-name="T3">調查工作</text:span></text:p>
          </table:table-cell>
          <table:table-cell office:value-type="string" table:style-name="ce35">
            <text:p>661<text:s/><text:span text:style-name="T3">國家安全</text:span></text:p>
          </table:table-cell>
          <table:table-cell table:number-columns-spanned="1" table:number-rows-spanned="5" table:style-name="ce116"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62<text:s/><text:span text:style-name="T3">犯罪調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63<text:s/><text:span text:style-name="T3">科技鑑識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64<text:s/><text:span text:style-name="T3">聯絡工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670<text:s/><text:span text:style-name="T3">軍法法令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style-name="ce32">
            <text:p>6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6X0<text:s/><text:span text:style-name="T3">相關議題</text:span></text:p>
          </table:table-cell>
          <table:table-cell office:value-type="string" table:style-name="ce35">
            <text:p>6X1<text:s/><text:span text:style-name="T3">檢察事務相關議題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X2<text:s/><text:span text:style-name="T3">矯正事務相關議題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X3<text:s/><text:span text:style-name="T3">保護事務相關議題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6X4<text:s/><text:span text:style-name="T3">政風工作相關議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6Y0<text:s/><text:span text:style-name="T3">相關組織</text:span></text:p>
          </table:table-cell>
          <table:table-cell office:value-type="string" table:style-name="ce35">
            <text:p>6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6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6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508" table:style-name="ro1">
          <table:table-cell table:number-columns-repeated="16384"/>
        </table:table-row>
      </table:table>
      <table:table table:name="施政分類-700經濟貿易" table:style-name="ta2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/>700 經濟貿易</text:p>
            <text:p>（原分類：800 經濟、2300 消保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13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關 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42">
            <text:p>710<text:s/><text:span text:style-name="T3">工業</text:span></text:p>
          </table:table-cell>
          <table:table-cell office:value-type="string" table:style-name="ce49">
            <text:p>711<text:s/><text:span text:style-name="T10">工業政策規劃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2<text:s/><text:span text:style-name="T3">金屬、機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3<text:s/><text:span text:style-name="T3">資訊科技產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4<text:s/><text:span text:style-name="T3">民生、化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15<text:s/><text:span text:style-name="T9">知識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6<text:s/><text:span text:style-name="T3">數位內容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7<text:s/><text:span text:style-name="T3">工業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8<text:s/><text:span text:style-name="T3">各工業區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19<text:s/><text:span text:style-name="T9">工安環保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720<text:s/><text:span text:style-name="T3">商業</text:span></text:p>
          </table:table-cell>
          <table:table-cell office:value-type="string" table:style-name="ce35">
            <text:p>721<text:s/><text:span text:style-name="T3">商業登記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22<text:s/><text:span text:style-name="T3">商業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23<text:s/><text:span text:style-name="T3">商業管理與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24<text:s/><text:span text:style-name="T3">商業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25<text:s/><text:span text:style-name="T9">商品標示、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730<text:s/><text:span text:style-name="T3">中小企業</text:span></text:p>
          </table:table-cell>
          <table:table-cell office:value-type="string" table:style-name="ce49">
            <text:p>731<text:s/><text:span text:style-name="T10">中小企業規劃評估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32<text:s/><text:span text:style-name="T3">創業育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33<text:s/><text:span text:style-name="T9">中小企業</text:span><text:span text:style-name="T8"><text:s/>e<text:s/></text:span><text:span text:style-name="T9">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34<text:s/><text:span text:style-name="T3">經營輔導及地方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35<text:s/><text:span text:style-name="T9">營造優質環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36<text:s/><text:span text:style-name="T9">財務融通機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740<text:s/><text:span text:style-name="T3">國際貿易</text:span></text:p>
          </table:table-cell>
          <table:table-cell office:value-type="string" table:style-name="ce35">
            <text:p>741<text:s/><text:span text:style-name="T3">多邊貿易</text:span></text:p>
          </table:table-cell>
          <table:table-cell table:number-columns-spanned="1" table:number-rows-spanned="9" table:style-name="ce116"/>
          <table:table-cell table:number-columns-spanned="1" table:number-rows-spanned="9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42<text:s/><text:span text:style-name="T3">雙邊貿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43<text:s/><text:span text:style-name="T3">貿易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44<text:s/><text:span text:style-name="T3">貿易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45<text:s/><text:span text:style-name="T9">經貿情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46<text:s/><text:span text:style-name="T3">貿易障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47<text:s/><text:span text:style-name="T9">貿易展覽場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48<text:s/><text:span text:style-name="T9">推廣貿易基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750<text:s/><text:span text:style-name="T3">貿易救濟調查</text:span></text:p>
          </table:table-cell>
          <table:table-cell office:value-type="string" table:style-name="ce35">
            <text:p>751<text:s/><text:span text:style-name="T3">進口救濟（防衛）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52<text:s/><text:span text:style-name="T3">平衡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53<text:s/><text:span text:style-name="T3">反傾銷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54<text:s/><text:span text:style-name="T3">行政救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55<text:s/><text:span text:style-name="T3">爭端解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5Z<text:s/><text:span text:style-name="T3">其他</text:span></text:p>
          </table:table-cell>
          <table:table-cell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760<text:s/><text:span text:style-name="T3">國際合作</text:span></text:p>
          </table:table-cell>
          <table:table-cell office:value-type="string" table:style-name="ce35">
            <text:p>761<text:s/><text:span text:style-name="T3">國際經技合作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62<text:s/><text:span text:style-name="T3">國際技術合作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63<text:s/><text:span text:style-name="T3">參與國際組織活動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64<text:s/><text:span text:style-name="T3">外賓接待及經濟簡報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65<text:s/><text:span text:style-name="T3">在台外國商會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770<text:s/><text:span text:style-name="T3">投資業務</text:span></text:p>
          </table:table-cell>
          <table:table-cell office:value-type="string" table:style-name="ce35">
            <text:p>771<text:s/><text:span text:style-name="T3">僑外投資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72<text:s/><text:span text:style-name="T3">對外投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73<text:s/><text:span text:style-name="T3">人才延攬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74<text:s/><text:span text:style-name="T3">對大陸投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8" table:style-name="ce142">
            <text:p>780<text:s/><text:span text:style-name="T3">加工出口</text:span></text:p>
          </table:table-cell>
          <table:table-cell office:value-type="string" table:style-name="ce35">
            <text:p>781<text:s/><text:span text:style-name="T3">楠梓園區</text:span></text:p>
          </table:table-cell>
          <table:table-cell table:number-columns-spanned="1" table:number-rows-spanned="8" table:style-name="ce116"/>
          <table:table-cell office:value-type="string" table:style-name="ce79">
            <text:p>「<text:span text:style-name="T8">787<text:s/></text:span>倉儲轉運」已停止辦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82<text:s/><text:span text:style-name="T3">高雄園區</text:span></text:p>
          </table:table-cell>
          <table:covered-table-cell/>
          <table:table-cell office:value-type="string" table:style-name="ce79">
            <text:p>理，其中「高雄倉儲轉運專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83<text:s/><text:span text:style-name="T3">台中園區</text:span></text:p>
          </table:table-cell>
          <table:covered-table-cell/>
          <table:table-cell office:value-type="string" table:style-name="ce79">
            <text:p>區」已於<text:span text:style-name="T8"><text:s/>96<text:s/></text:span>年<text:span text:style-name="T8"><text:s/>2<text:s/></text:span>月<text:span text:style-name="T8"><text:s/>9<text:s/></text:span>日奉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84<text:s/><text:span text:style-name="T3">中港園區</text:span></text:p>
          </table:table-cell>
          <table:covered-table-cell/>
          <table:table-cell office:value-type="string" table:style-name="ce79">
            <text:p>院核定結案，另「台中港倉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85<text:s/><text:span text:style-name="T3">屏東園區</text:span></text:p>
          </table:table-cell>
          <table:covered-table-cell/>
          <table:table-cell office:value-type="string" table:style-name="ce79">
            <text:p>儲轉運專區」依既定期程將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86<text:s/><text:span text:style-name="T3">基金</text:span></text:p>
          </table:table-cell>
          <table:covered-table-cell/>
          <table:table-cell office:value-type="string" table:style-name="ce79">
            <text:p>於<text:span text:style-name="T8"><text:s/>96<text:s/></text:span>年<text:span text:style-name="T8"><text:s/>12<text:s/></text:span>月底結案。爾後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80">
            <text:p>787<text:s/><text:span text:style-name="T12">倉儲轉運</text:span><text:span text:style-name="T9">（停用）</text:span></text:p>
          </table:table-cell>
          <table:covered-table-cell/>
          <table:table-cell office:value-type="string" table:style-name="ce79">
            <text:p>相關資料將轉至「中港園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8Z<text:s/><text:span text:style-name="T3">其他</text:span></text:p>
          </table:table-cell>
          <table:covered-table-cell/>
          <table:table-cell office:value-type="string" table:style-name="ce79">
            <text:p>區」及「高雄園區」辦理。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790<text:s/><text:span text:style-name="T3">智慧財產</text:span></text:p>
          </table:table-cell>
          <table:table-cell office:value-type="string" table:style-name="ce35">
            <text:p>791<text:s/><text:span text:style-name="T3">專利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92<text:s/><text:span text:style-name="T3">積體電路電路布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93<text:s/><text:span text:style-name="T3">商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94<text:s/><text:span text:style-name="T3">著作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95<text:s/><text:span text:style-name="T3">營業秘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96<text:s/><text:span text:style-name="T3">國際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97<text:s/><text:span text:style-name="T3">智慧財產權保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7A0<text:s/><text:span text:style-name="T3">技術發展</text:span></text:p>
          </table:table-cell>
          <table:table-cell office:value-type="string" table:style-name="ce35">
            <text:p>7A1<text:s/><text:span text:style-name="T3">創新研發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A2<text:s/><text:span text:style-name="T3">技術轉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A3<text:s/><text:span text:style-name="T3">科技專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7B0<text:s/><text:span text:style-name="T3">標準檢驗</text:span></text:p>
          </table:table-cell>
          <table:table-cell office:value-type="string" table:style-name="ce35">
            <text:p>7B1<text:s/><text:span text:style-name="T3">標準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B2<text:s/><text:span text:style-name="T3">度量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B3<text:s/><text:span text:style-name="T3">商品檢驗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B4<text:s/><text:span text:style-name="T3">檢驗管理、認證與驗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7C0<text:s/><text:span text:style-name="T3">能源</text:span></text:p>
          </table:table-cell>
          <table:table-cell office:value-type="string" table:style-name="ce49">
            <text:p>7C1<text:s/><text:span text:style-name="T10">能源規劃評估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2<text:s/><text:span text:style-name="T3">能源政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3<text:s/><text:span text:style-name="T3">石油及瓦斯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4<text:s/><text:span text:style-name="T3">電力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1">
            <text:p>CF0<text:s/><text:span text:style-name="T6">原子能（核能）</text:span></text:p>
          </table:table-cell>
          <table:table-cell table:style-name="ce30"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5<text:s/><text:span text:style-name="T3">再生能源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6<text:s/><text:span text:style-name="T3">節約能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7<text:s/><text:span text:style-name="T3">能源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0">
            <text:p>CG0<text:s/><text:span text:style-name="T6">水利與水資源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6"/>
          <table:table-cell table:style-name="ce34"/>
          <table:table-cell table:number-columns-repeated="16380"/>
        </table:table-row>
        <table:table-row table:style-name="ro1">
          <table:covered-table-cell/>
          <table:covered-table-cell/>
          <table:covered-table-cell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CH0<text:s/><text:span text:style-name="T6">礦業地質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1">
          <table:table-cell office:value-type="string" table:number-columns-spanned="1" table:number-rows-spanned="3" table:style-name="ce142">
            <text:p>7D0<text:s/><text:span text:style-name="T3">國營事業</text:span></text:p>
          </table:table-cell>
          <table:table-cell office:value-type="string" table:style-name="ce35">
            <text:p>7D1<text:s/><text:span text:style-name="T3">民營化業務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D2<text:s/><text:span text:style-name="T3">國營事業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DZ<text:s/><text:span text:style-name="T3">其他</text:span></text:p>
          </table:table-cell>
          <table:table-cell table:style-name="ce30"/>
          <table:table-cell table:style-name="ce36"/>
          <table:table-cell table:number-columns-repeated="16380"/>
        </table:table-row>
        <table:table-row table:style-name="ro9">
          <table:table-cell office:value-type="string" table:style-name="ce37">
            <text:p>E50<text:s/><text:span text:style-name="T6">經濟建設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7E0<text:s/><text:span text:style-name="T3">公平交易</text:span></text:p>
          </table:table-cell>
          <table:table-cell office:value-type="string" table:style-name="ce35">
            <text:p>7E1<text:s/><text:span text:style-name="T3">限制競爭行為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E2<text:s/><text:span text:style-name="T3">不公平競爭行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E3<text:s/><text:span text:style-name="T3">法務及行政救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E4<text:s/><text:span text:style-name="T3">綜合企劃及宣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7E5<text:s/><text:span text:style-name="T9">國際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6" table:style-name="ce142">
            <text:p>7F0<text:s/><text:span text:style-name="T3">科學工業園區</text:span></text:p>
          </table:table-cell>
          <table:table-cell office:value-type="string" table:style-name="ce49">
            <text:p>7F1<text:s/><text:span text:style-name="T10">科學工業園區規劃評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<text:s/><text:span text:style-name="T1">1905<text:s/></text:span>科技類<text:span text:style-name="T1">/</text:span>發展科學 工業園區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82">
            <text:p>估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F2<text:s/><text:span text:style-name="T3">新竹科學工業園區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F3<text:s/><text:span text:style-name="T3">南部科學工業園區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F4<text:s/><text:span text:style-name="T3">中部科學工業園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F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4">
          <table:table-cell office:value-type="string" table:number-columns-spanned="1" table:number-rows-spanned="4" table:style-name="ce142">
            <text:p>7G0<text:s/><text:span text:style-name="T3">青年創業服務</text:span></text:p>
          </table:table-cell>
          <table:table-cell office:value-type="string" table:style-name="ce35">
            <text:p>7G1<text:s/><text:span text:style-name="T3">青年創業貸款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教育文化類<text:s/><text:span text:style-name="T1">612.002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G2<text:s/><text:span text:style-name="T3">青少年創業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G3<text:s/><text:span text:style-name="T3">女性創業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G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7" table:style-name="ce142">
            <text:p>7H0<text:s/><text:span text:style-name="T3">消費者保護督導</text:span></text:p>
          </table:table-cell>
          <table:table-cell office:value-type="string" table:style-name="ce35">
            <text:p>7H1<text:s/><text:span text:style-name="T3">督導協調主管機關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辦理消費者保護業務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H2<text:s/><text:span text:style-name="T3">考核主管機關辦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消保行政績效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H3<text:s/><text:span text:style-name="T3">結合民間團體推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消費者保護業務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H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7I0<text:s/><text:span text:style-name="T3">消費者保護宣導 服務</text:span></text:p>
          </table:table-cell>
          <table:table-cell office:value-type="string" table:style-name="ce35">
            <text:p>7I1<text:s/><text:span text:style-name="T3">消費者活動日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I2<text:s/><text:span text:style-name="T3">媒體宣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I3<text:s/><text:span text:style-name="T3">消費電子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I4<text:s/><text:span text:style-name="T3">消費新生活運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I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7J0<text:s/><text:span text:style-name="T3">消保官</text:span></text:p>
          </table:table-cell>
          <table:table-cell office:value-type="string" table:style-name="ce35">
            <text:p>7J1<text:s/><text:span text:style-name="T3">消保官培訓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J2<text:s/><text:span text:style-name="T3">消保官職權加強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7J3<text:s/><text:span text:style-name="T3">消費爭議調解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J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7K0<text:s/><text:span text:style-name="T3">消費爭議案件</text:span></text:p>
          </table:table-cell>
          <table:table-cell office:value-type="string" table:style-name="ce35">
            <text:p>7K1<text:s/><text:span text:style-name="T3">申訴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K2<text:s/><text:span text:style-name="T3">調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K3<text:s/><text:span text:style-name="T3">消費訴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K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7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7X0<text:s/><text:span text:style-name="T3">相關議題</text:span></text:p>
          </table:table-cell>
          <table:table-cell office:value-type="string" table:style-name="ce35">
            <text:p>7X1<text:s/><text:span text:style-name="T3">租稅優惠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X2<text:s/><text:span text:style-name="T3">貿易便捷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7Y0<text:s/><text:span text:style-name="T3">相關組織</text:span></text:p>
          </table:table-cell>
          <table:table-cell office:value-type="string" table:style-name="ce35">
            <text:p>7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7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7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28" table:style-name="ro1">
          <table:table-cell table:number-columns-repeated="16384"/>
        </table:table-row>
      </table:table>
      <table:table table:name="施政分類-800交通及建設" table:style-name="ta2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800 交通及建設</text:p>
            <text:p>（原分類：900 交通、2400 工程、2700 飛安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73">
            <text:p>施政分類第<text:s/><text:span text:style-name="T4">2<text:s/></text:span>層</text:p>
          </table:table-cell>
          <table:table-cell office:value-type="string" table:style-name="ce74">
            <text:p>施政分類第<text:s/><text:span text:style-name="T4">3<text:s/></text:span>層</text:p>
          </table:table-cell>
          <table:table-cell office:value-type="string" table:style-name="ce74">
            <text:p>施政分類第<text:s/><text:span text:style-name="T4">4<text:s/></text:span>層</text:p>
          </table:table-cell>
          <table:table-cell office:value-type="string" table:style-name="ce75">
            <text:p>備註</text:p>
          </table:table-cell>
          <table:table-cell table:number-columns-repeated="16380"/>
        </table:table-row>
        <table:table-row table:style-name="ro13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style-name="ce44">
            <text:p>（施政分類第<text:s/><text:span text:style-name="T1">3<text:s/></text:span>層以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5">
          <table:covered-table-cell/>
          <table:covered-table-cell/>
          <table:table-cell office:value-type="string" table:style-name="ce31">
            <text:p>下分類由各主管機關 自行訂定、維護。）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4" table:style-name="ce142">
            <text:p>810<text:s/><text:span text:style-name="T3">路政</text:span></text:p>
          </table:table-cell>
          <table:table-cell office:value-type="string" table:style-name="ce35">
            <text:p>811<text:s/><text:span text:style-name="T3">鐵路</text:span></text:p>
          </table:table-cell>
          <table:table-cell table:number-columns-spanned="1" table:number-rows-spanned="14" table:style-name="ce116"/>
          <table:table-cell table:number-columns-spanned="1" table:number-rows-spanned="1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2<text:s/><text:span text:style-name="T3">公路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3<text:s/><text:span text:style-name="T3">國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4<text:s/><text:span text:style-name="T3">大眾捷運系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5<text:s/><text:span text:style-name="T3">養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6<text:s/><text:span text:style-name="T3">用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7<text:s/><text:span text:style-name="T3">機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8<text:s/><text:span text:style-name="T3">工程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9<text:s/><text:span text:style-name="T3">工務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A<text:s/><text:span text:style-name="T3">路線規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B<text:s/><text:span text:style-name="T3">生態工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C<text:s/><text:span text:style-name="T3">交通量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D<text:s/><text:span text:style-name="T3">交通控制系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820<text:s/><text:span text:style-name="T3">航政</text:span></text:p>
          </table:table-cell>
          <table:table-cell office:value-type="string" table:style-name="ce35">
            <text:p>821<text:s/><text:span text:style-name="T3">空運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22<text:s/><text:span text:style-name="T3">海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23<text:s/><text:span text:style-name="T3">港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24<text:s/><text:span text:style-name="T3">船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25<text:s/><text:span text:style-name="T3">船舶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26<text:s/><text:span text:style-name="T3">國際協定與國際公約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27<text:s/><text:span text:style-name="T3">航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830<text:s/><text:span text:style-name="T3">郵政</text:span></text:p>
          </table:table-cell>
          <table:table-cell office:value-type="string" table:style-name="ce49">
            <text:p>831<text:s/><text:span text:style-name="T10">郵政規劃評估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32<text:s/><text:span text:style-name="T3">郵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33<text:s/><text:span text:style-name="T3">集郵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34<text:s/><text:span text:style-name="T3">儲匯壽險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35<text:s/><text:span text:style-name="T3">資金運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36<text:s/><text:span text:style-name="T3">郵政監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840<text:s/><text:span text:style-name="T3">電信</text:span></text:p>
          </table:table-cell>
          <table:table-cell office:value-type="string" table:style-name="ce35">
            <text:p>841<text:s/><text:span text:style-name="T3">電信政策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0">
            <text:p>CM0<text:s/><text:span text:style-name="T6">氣象</text:span></text:p>
          </table:table-cell>
          <table:table-cell office:value-type="string" table:style-name="ce39">
            <text:p>I90<text:s/><text:span text:style-name="T7">通訊傳播</text:span></text:p>
          </table:table-cell>
          <table:table-cell table:style-name="ce30"/>
          <table:table-cell office:value-type="string" table:style-name="ce38">
            <text:p>對照<text:s/><text:span text:style-name="T5">I00<text:s/></text:span>其他政務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30"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DD0<text:s/><text:span text:style-name="T6">觀光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850<text:s/><text:span text:style-name="T3">交通安全</text:span></text:p>
          </table:table-cell>
          <table:table-cell office:value-type="string" table:style-name="ce35">
            <text:p>851<text:s/><text:span text:style-name="T3">道路交通安全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52<text:s/><text:span text:style-name="T3">交通安全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53<text:s/><text:span text:style-name="T3">交通安全宣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54<text:s/><text:span text:style-name="T3">交通執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5Z<text:s/><text:span text:style-name="T3">其他</text:span></text:p>
          </table:table-cell>
          <table:table-cell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13" table:style-name="ce142">
            <text:p>860<text:s/><text:span text:style-name="T3">營建</text:span></text:p>
          </table:table-cell>
          <table:table-cell office:value-type="string" table:style-name="ce35">
            <text:p>861<text:s/><text:span text:style-name="T3">區域計畫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內政類<text:s/><text:span text:style-name="T1">214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2<text:s/><text:span text:style-name="T3">都市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3<text:s/><text:span text:style-name="T3">新市鎮開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4<text:s/><text:span text:style-name="T3">國民住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1">
            <text:p>CL0<text:s/><text:span text:style-name="T6">國家公園</text:span></text:p>
          </table:table-cell>
          <table:table-cell table:style-name="ce30"/>
          <table:table-cell office:value-type="string" table:style-name="ce38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5<text:s/><text:span text:style-name="T3">都會公園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6<text:s/><text:span text:style-name="T3">建築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7<text:s/><text:span text:style-name="T3">營造業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8<text:s/><text:span text:style-name="T3">公寓大廈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9<text:s/><text:span text:style-name="T3">道路及管線工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A<text:s/><text:span text:style-name="T3">綠建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B<text:s/><text:span text:style-name="T3">建築研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7">
            <text:p>4D0<text:s/><text:span text:style-name="T6">政府採購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400<text:s/></text:span>財政金融</text:p>
          </table:table-cell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870<text:s/><text:span text:style-name="T3">技師及工程技術顧 問公司</text:span></text:p>
          </table:table-cell>
          <table:table-cell office:value-type="string" table:style-name="ce49">
            <text:p>871<text:s/><text:span text:style-name="T10">技師及工程技術顧問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工程類<text:s/><text:span text:style-name="T1">2405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82">
            <text:p>公司規劃評估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72<text:s/><text:span text:style-name="T3">技師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73<text:s/><text:span text:style-name="T3">技師懲戒及技師懲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覆審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880<text:s/><text:span text:style-name="T3">工程技術整合</text:span></text:p>
          </table:table-cell>
          <table:table-cell office:value-type="string" table:style-name="ce35">
            <text:p>881<text:s/><text:span text:style-name="T3">公共工程技術整合中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工程類<text:s/><text:span text:style-name="T1">24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心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82<text:s/><text:span text:style-name="T3">計畫與經費審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83<text:s/><text:span text:style-name="T3">相關技術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7">
            <text:p>4E0<text:s/><text:span text:style-name="T6">促進民間參與公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6"/>
          <table:table-cell office:value-type="string" table:number-columns-spanned="1" table:number-rows-spanned="2" table:style-name="ce147">
            <text:p>對照<text:s/><text:span text:style-name="T5">400<text:s/></text:span>財政金融</text:p>
          </table:table-cell>
          <table:table-cell table:number-columns-repeated="16380"/>
        </table:table-row>
        <table:table-row table:style-name="ro1">
          <table:table-cell office:value-type="string" table:style-name="ce83">
            <text:p>共建設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890<text:s/><text:span text:style-name="T3">生態工程</text:span></text:p>
          </table:table-cell>
          <table:table-cell office:value-type="string" table:style-name="ce35">
            <text:p>891<text:s/><text:span text:style-name="T3">推動制度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工程類<text:s/><text:span text:style-name="T1">2408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92<text:s/><text:span text:style-name="T3">成果展示推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8A0<text:s/><text:span text:style-name="T3">工程技術鑑定</text:span></text:p>
          </table:table-cell>
          <table:table-cell office:value-type="string" table:style-name="ce35">
            <text:p>8A1<text:s/><text:span text:style-name="T3">鑑定作業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工程類<text:s/><text:span text:style-name="T1">2409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A2<text:s/><text:span text:style-name="T3">收費規定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A3<text:s/><text:span text:style-name="T3">工程技術鑑定委員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鑑定成效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A4<text:s/><text:span text:style-name="T3">鑑定案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8B0<text:s/><text:span text:style-name="T3">工程管理</text:span></text:p>
          </table:table-cell>
          <table:table-cell office:value-type="string" table:style-name="ce49">
            <text:p>8B1<text:s/><text:span text:style-name="T10">工程管理規劃評估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工程類<text:s/><text:span text:style-name="T1">2410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B2<text:s/><text:span text:style-name="T3">品質查核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B3<text:s/><text:span text:style-name="T3">公共工程金質獎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B4<text:s/><text:span text:style-name="T3">公共工程品管教育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練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8C0<text:s/><text:span text:style-name="T3">飛航安全</text:span></text:p>
          </table:table-cell>
          <table:table-cell office:value-type="string" table:style-name="ce49">
            <text:p>8C1<text:s/><text:span text:style-name="T10">飛航安全規劃評估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飛安會業務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C2<text:s/><text:span text:style-name="T3">趨勢分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C3<text:s/><text:span text:style-name="T3">飛安自願報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C4<text:s/><text:span text:style-name="T3">飛安改善建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C5<text:s/><text:span text:style-name="T3">飛安推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8D0<text:s/><text:span text:style-name="T3">事故調查相關事 項</text:span></text:p>
          </table:table-cell>
          <table:table-cell office:value-type="string" table:style-name="ce35">
            <text:p>8D1<text:s/><text:span text:style-name="T3">事故調查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飛安會業務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D2<text:s/><text:span text:style-name="T3">事故調查技術研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及資料蒐集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D3<text:s/><text:span text:style-name="T3">事故調查協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D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8E0<text:s/><text:span text:style-name="T3">調查能量</text:span></text:p>
          </table:table-cell>
          <table:table-cell office:value-type="string" table:style-name="ce35">
            <text:p>8E1<text:s/><text:span text:style-name="T3">事故現場測繪技術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飛安會業務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E2<text:s/><text:span text:style-name="T3">飛航紀錄器解讀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E3<text:s/><text:span text:style-name="T3">航空器性能分析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8E4<text:s/><text:span text:style-name="T3">飛航資料展示與動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E5<text:s/><text:span text:style-name="T3">調查技術研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8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style-name="ce32">
            <text:p>8X0<text:s/><text:span text:style-name="T3">相關議題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8Y0<text:s/><text:span text:style-name="T3">相關組織</text:span></text:p>
          </table:table-cell>
          <table:table-cell office:value-type="string" table:style-name="ce35">
            <text:p>8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8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8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59" table:style-name="ro1">
          <table:table-cell table:number-columns-repeated="16384"/>
        </table:table-row>
      </table:table>
      <table:table table:name="施政分類-900勞動及人力資源" table:style-name="ta2">
        <table:table-column table:style-name="co39" table:default-cell-style-name="ce1"/>
        <table:table-column table:style-name="co14" table:default-cell-style-name="ce1"/>
        <table:table-column table:style-name="co11" table:default-cell-style-name="ce1"/>
        <table:table-column table:style-name="co40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900 勞動及人力資源</text:p>
            <text:p>（原分類：2200 勞工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77">
            <text:p>施政分類第<text:s/><text:span text:style-name="T4">2<text:s/></text:span>層</text:p>
          </table:table-cell>
          <table:table-cell office:value-type="string" table:style-name="ce51">
            <text:p>施政分類第<text:s/><text:span text:style-name="T4">3<text:s/></text:span>層</text:p>
          </table:table-cell>
          <table:table-cell office:value-type="string" table:style-name="ce51">
            <text:p>施政分類第<text:s/><text:span text:style-name="T4">4<text:s/></text:span>層</text:p>
          </table:table-cell>
          <table:table-cell office:value-type="string" table:style-name="ce78">
            <text:p>備註</text:p>
          </table:table-cell>
          <table:table-cell table:number-columns-repeated="16380"/>
        </table:table-row>
        <table:table-row table:style-name="ro9">
          <table:table-cell office:value-type="string" table:number-columns-spanned="1" table:number-rows-spanned="2" table:style-name="ce142">
            <text:p>E10<text:s/><text:span text:style-name="T3">規劃評估</text:span></text:p>
          </table:table-cell>
          <table:table-cell table:number-columns-spanned="1" table:number-rows-spanned="2" table:style-name="ce116"/>
          <table:table-cell office:value-type="string" table:style-name="ce31">
            <text:p>（施政分類第<text:s/><text:span text:style-name="T1">3<text:s/></text:span>層以</text:p>
          </table:table-cell>
          <table:table-cell office:value-type="string" table:number-columns-spanned="1" table:number-rows-spanned="2" table:style-name="ce1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5">
          <table:covered-table-cell/>
          <table:covered-table-cell/>
          <table:table-cell office:value-type="string" table:style-name="ce31">
            <text:p>下分類由各主管機 關自行訂定、維護。）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E20<text:s/><text:span text:style-name="T3">國際合作及交流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6"/>
          <table:table-cell office:value-type="string" table:number-columns-spanned="1" table:number-rows-spanned="2" table:style-name="ce1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910<text:s/><text:span text:style-name="T3">勞資關係</text:span></text:p>
          </table:table-cell>
          <table:table-cell office:value-type="string" table:style-name="ce35">
            <text:p>911<text:s/><text:span text:style-name="T3">工會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12<text:s/><text:span text:style-name="T3">勞資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13<text:s/><text:span text:style-name="T3">勞資爭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2" table:style-name="ce142">
            <text:p>920<text:s/><text:span text:style-name="T3">國際勞工事務交流</text:span></text:p>
          </table:table-cell>
          <table:table-cell office:value-type="string" table:style-name="ce35">
            <text:p>921<text:s/><text:span text:style-name="T3">國際經貿勞工事務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930<text:s/><text:span text:style-name="T3">勞動基準</text:span></text:p>
          </table:table-cell>
          <table:table-cell office:value-type="string" table:style-name="ce35">
            <text:p>931<text:s/><text:span text:style-name="T3">勞動基準權益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32<text:s/><text:span text:style-name="T3">工資工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33<text:s/><text:span text:style-name="T3">特別保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34<text:s/><text:span text:style-name="T3">勞工退休制度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940<text:s/><text:span text:style-name="T3">勞工福利與保險</text:span></text:p>
          </table:table-cell>
          <table:table-cell office:value-type="string" table:style-name="ce35">
            <text:p>941<text:s/><text:span text:style-name="T3">勞工福利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42<text:s/><text:span text:style-name="T3">勞工保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950<text:s/><text:span text:style-name="T3">勞工安全衛生與檢查</text:span></text:p>
          </table:table-cell>
          <table:table-cell office:value-type="string" table:style-name="ce35">
            <text:p>951<text:s/><text:span text:style-name="T3">勞工安全衛生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52<text:s/><text:span text:style-name="T3">勞工檢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2" table:style-name="ce142">
            <text:p>960<text:s/><text:span text:style-name="T3">勞動人力資源</text:span></text:p>
          </table:table-cell>
          <table:table-cell office:value-type="string" table:style-name="ce35">
            <text:p>961<text:s/><text:span text:style-name="T3">勞動與人力</text:span></text:p>
          </table:table-cell>
          <table:table-cell table:number-columns-spanned="1" table:number-rows-spanned="12" table:style-name="ce116"/>
          <table:table-cell table:number-columns-spanned="1" table:number-rows-spanned="1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2<text:s/><text:span text:style-name="T3">公共訓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3<text:s/><text:span text:style-name="T3">企業訓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4<text:s/><text:span text:style-name="T3">就業服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965<text:s/><text:span text:style-name="T3">促進身心障礙者就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6<text:s/><text:span text:style-name="T3">外籍勞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7<text:s/><text:span text:style-name="T3">外籍專業人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8<text:s/><text:span text:style-name="T3">技能檢定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9<text:s/><text:span text:style-name="T3">技能競賽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A<text:s/><text:span text:style-name="T3">職訓中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B<text:s/><text:span text:style-name="T3">就業服務中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8" table:style-name="ce142">
            <text:p>970<text:s/><text:span text:style-name="T3">青年輔導</text:span></text:p>
          </table:table-cell>
          <table:table-cell office:value-type="string" table:style-name="ce35">
            <text:p>971<text:s/><text:span text:style-name="T3">促進青年全方位職涯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8" table:style-name="ce158">
            <text:p>由原教育文化類<text:s/><text:span text:style-name="T1">612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發展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972<text:s/><text:span text:style-name="T3">促進青年公共參與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第三部門發展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973<text:s/><text:span text:style-name="T3">青年志工服務與旅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學習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974<text:s/><text:span text:style-name="T3">促進社區青</text:span>/<text:span text:style-name="T3">少年發展</text:span></text:p>
          </table:table-cell>
          <table:table-cell table:number-columns-spanned="1" table:number-rows-spanned="2" table:style-name="ce116"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9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9X0<text:s/><text:span text:style-name="T3">相關議題</text:span></text:p>
          </table:table-cell>
          <table:table-cell office:value-type="string" table:style-name="ce35">
            <text:p>9X1<text:s/><text:span text:style-name="T3">勞工運動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9Y0<text:s/><text:span text:style-name="T3">相關組織</text:span></text:p>
          </table:table-cell>
          <table:table-cell office:value-type="string" table:style-name="ce35">
            <text:p>9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9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9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518" table:style-name="ro1">
          <table:table-cell table:number-columns-repeated="16384"/>
        </table:table-row>
      </table:table>
      <table:table table:name="施政分類-A00農業" table:style-name="ta2">
        <table:table-column table:style-name="co35" table:default-cell-style-name="ce1"/>
        <table:table-column table:style-name="co33" table:default-cell-style-name="ce1"/>
        <table:table-column table:style-name="co32" table:default-cell-style-name="ce1"/>
        <table:table-column table:style-name="co41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A00 農業</text:p>
            <text:p>（原分類：2100 農業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81">
            <text:p>E10<text:s/><text:span text:style-name="T3">規劃評估</text:span></text:p>
          </table:table-cell>
          <table:table-cell table:number-columns-spanned="1" table:number-rows-spanned="2" table:style-name="ce178"/>
          <table:table-cell office:value-type="string" table:style-name="ce64">
            <text:p>（施政分類第<text:s/><text:span text:style-name="T1">3<text:s/></text:span>層以</text:p>
          </table:table-cell>
          <table:table-cell office:value-type="string" table:number-columns-spanned="1" table:number-rows-spanned="2" table:style-name="ce182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9">
          <table:covered-table-cell/>
          <table:covered-table-cell/>
          <table:table-cell office:value-type="string" table:style-name="ce66">
            <text:p>下分類由各主管機關 自行訂定、維護。）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67">
            <text:p>E20<text:s/><text:span text:style-name="T3">國際合作及交流</text:span></text:p>
          </table:table-cell>
          <table:table-cell table:number-columns-repeated="2" table:style-name="ce65"/>
          <table:table-cell office:value-type="string" table:style-name="ce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10<text:s/><text:span text:style-name="T3">人事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7"/>
          <table:table-cell office:value-type="string" table:number-columns-spanned="1" table:number-rows-spanned="7" table:style-name="ce180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5">
            <text:p>A10<text:s/><text:span text:style-name="T3">農業科技</text:span></text:p>
          </table:table-cell>
          <table:table-cell office:value-type="string" table:style-name="ce68">
            <text:p>A11<text:s/><text:span text:style-name="T3">生物科技</text:span></text:p>
          </table:table-cell>
          <table:table-cell table:number-columns-spanned="1" table:number-rows-spanned="4" table:style-name="ce127"/>
          <table:table-cell table:number-columns-spanned="1" table:number-rows-spanned="4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12<text:s/><text:span text:style-name="T3">科技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A13<text:s/><text:span text:style-name="T9">農業科技園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25">
            <text:p>A20<text:s/><text:span text:style-name="T3">農糧</text:span></text:p>
          </table:table-cell>
          <table:table-cell office:value-type="string" table:style-name="ce68">
            <text:p>A21<text:s/><text:span text:style-name="T3">糧食管理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22<text:s/><text:span text:style-name="T3">作物生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23<text:s/><text:span text:style-name="T3">農業資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24<text:s/><text:span text:style-name="T3">農產加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25<text:s/><text:span text:style-name="T3">農產運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26<text:s/><text:span text:style-name="T3">種苗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84">
            <text:p>CN0<text:s/><text:span text:style-name="T6">農田水利</text:span></text:p>
          </table:table-cell>
          <table:table-cell table:number-columns-repeated="2" table:style-name="ce65"/>
          <table:table-cell office:value-type="string" table:style-name="ce60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CO0<text:s/><text:span text:style-name="T6">林業</text:span></text:p>
          </table:table-cell>
          <table:table-cell table:number-columns-repeated="2" table:style-name="ce65"/>
          <table:table-cell office:value-type="string" table:style-name="ce60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25">
            <text:p>A30<text:s/><text:span text:style-name="T3">漁業</text:span></text:p>
          </table:table-cell>
          <table:table-cell office:value-type="string" table:style-name="ce68">
            <text:p>A31<text:s/><text:span text:style-name="T3">漁船管理</text:span></text:p>
          </table:table-cell>
          <table:table-cell table:number-columns-spanned="1" table:number-rows-spanned="10" table:style-name="ce127"/>
          <table:table-cell table:number-columns-spanned="1" table:number-rows-spanned="10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32<text:s/><text:span text:style-name="T3">船員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33<text:s/><text:span text:style-name="T3">漁業巡護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34<text:s/><text:span text:style-name="T3">漁民團體與漁業團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6">
            <text:p>輔導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35<text:s/><text:span text:style-name="T3">漁產運銷與加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36<text:s/><text:span text:style-name="T3">漁業金融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37<text:s/><text:span text:style-name="T3">遠洋漁業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38<text:s/><text:span text:style-name="T3">養殖及近沿海漁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25">
            <text:p>A40<text:s/><text:span text:style-name="T3">畜牧</text:span></text:p>
          </table:table-cell>
          <table:table-cell office:value-type="string" table:style-name="ce68">
            <text:p>A41<text:s/><text:span text:style-name="T3">家畜生產</text:span></text:p>
          </table:table-cell>
          <table:table-cell table:number-columns-spanned="1" table:number-rows-spanned="10" table:style-name="ce127"/>
          <table:table-cell table:number-columns-spanned="1" table:number-rows-spanned="10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2<text:s/><text:span text:style-name="T3">家禽生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3<text:s/><text:span text:style-name="T3">污染防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4<text:s/><text:span text:style-name="T3">牧場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5<text:s/><text:span text:style-name="T3">畜產品加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6<text:s/><text:span text:style-name="T3">獸醫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7<text:s/><text:span text:style-name="T3">動物管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8<text:s/><text:span text:style-name="T3">動物保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9<text:s/><text:span text:style-name="T3">事業設施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84">
            <text:p>CP0<text:s/><text:span text:style-name="T6">水土保持</text:span></text:p>
          </table:table-cell>
          <table:table-cell table:number-columns-repeated="2" table:style-name="ce65"/>
          <table:table-cell office:value-type="string" table:style-name="ce60">
            <text:p>對照<text:s/><text:span text:style-name="T5">C00<text:s/></text:span>環境資源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25">
            <text:p>A50<text:s/><text:span text:style-name="T3">農民輔導</text:span></text:p>
          </table:table-cell>
          <table:table-cell office:value-type="string" table:style-name="ce68">
            <text:p>A51<text:s/><text:span text:style-name="T3">農民組織</text:span></text:p>
          </table:table-cell>
          <table:table-cell table:number-columns-spanned="1" table:number-rows-spanned="4" table:style-name="ce127"/>
          <table:table-cell table:number-columns-spanned="1" table:number-rows-spanned="4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52<text:s/><text:span text:style-name="T3">農民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53<text:s/><text:span text:style-name="T3">農業推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54<text:s/><text:span text:style-name="T3">休閒農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55<text:s/><text:span text:style-name="T3">農產運銷</text:span></text:p>
          </table:table-cell>
          <table:table-cell table:number-columns-spanned="1" table:number-rows-spanned="3" table:style-name="ce127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56<text:s/><text:span text:style-name="T3">農產貿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8" table:style-name="ce125">
            <text:p>A60<text:s/><text:span text:style-name="T3">農業金融</text:span></text:p>
          </table:table-cell>
          <table:table-cell office:value-type="string" table:style-name="ce68">
            <text:p>A61<text:s/><text:span text:style-name="T3">農業金融情勢分析</text:span></text:p>
          </table:table-cell>
          <table:table-cell table:number-columns-spanned="1" table:number-rows-spanned="8" table:style-name="ce127"/>
          <table:table-cell table:number-columns-spanned="1" table:number-rows-spanned="8" table:style-name="ce129"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62<text:s/><text:span text:style-name="T3">國際合作、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63<text:s/><text:span text:style-name="T3">農業金融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64<text:s/><text:span text:style-name="T3">農業金融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65<text:s/><text:span text:style-name="T3">農業金融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66<text:s/><text:span text:style-name="T3">金融檢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67<text:s/><text:span text:style-name="T3">農業專案貸款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25">
            <text:p>A70<text:s/><text:span text:style-name="T3">動植物防疫檢疫</text:span></text:p>
          </table:table-cell>
          <table:table-cell office:value-type="string" table:style-name="ce68">
            <text:p>A71<text:s/><text:span text:style-name="T3">動物防疫</text:span></text:p>
          </table:table-cell>
          <table:table-cell table:number-columns-spanned="1" table:number-rows-spanned="6" table:style-name="ce127"/>
          <table:table-cell table:number-columns-spanned="1" table:number-rows-spanned="6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72<text:s/><text:span text:style-name="T3">動物檢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73<text:s/><text:span text:style-name="T3">植物防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74<text:s/><text:span text:style-name="T3">植物檢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75<text:s/><text:span text:style-name="T3">畜禽衛生安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AW0<text:s/><text:span text:style-name="T3">相關人物</text:span></text:p>
          </table:table-cell>
          <table:table-cell table:number-columns-repeated="2" table:style-name="ce65"/>
          <table:table-cell table:style-name="ce59"/>
          <table:table-cell table:number-columns-repeated="16380"/>
        </table:table-row>
        <table:table-row table:style-name="ro1">
          <table:table-cell office:value-type="string" table:number-columns-spanned="1" table:number-rows-spanned="18" table:style-name="ce125">
            <text:p>AX0<text:s/><text:span text:style-name="T3">相關議題</text:span></text:p>
          </table:table-cell>
          <table:table-cell office:value-type="string" table:style-name="ce68">
            <text:p>AX1<text:s/><text:span text:style-name="T3">農地利用</text:span></text:p>
          </table:table-cell>
          <table:table-cell table:number-columns-spanned="1" table:number-rows-spanned="18" table:style-name="ce127"/>
          <table:table-cell table:number-columns-spanned="1" table:number-rows-spanned="18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2<text:s/><text:span text:style-name="T3">經濟研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3<text:s/><text:span text:style-name="T3">國際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AX4<text:s/><text:span text:style-name="T9">農業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5<text:s/><text:span text:style-name="T3">農業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6<text:s/><text:span text:style-name="T3">特有生物保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7<text:s/><text:span text:style-name="T3">企業化經營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X8<text:s/><text:span text:style-name="T3">農業生產價值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9<text:s/><text:span text:style-name="T3">自由貿易衝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A<text:s/><text:span text:style-name="T3">流浪動物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B<text:s/><text:span text:style-name="T3">動物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XC<text:s/><text:span text:style-name="T3">基因畜產及其製品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6">
            <text:p>產與標示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D<text:s/><text:span text:style-name="T3">農村建設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AXE<text:s/><text:span text:style-name="T3">農產品物流中心之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6">
            <text:p>立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AXF<text:s/><text:span text:style-name="T9">農業利息差額補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5">
            <text:p>AY0<text:s/><text:span text:style-name="T3">相關組織</text:span></text:p>
          </table:table-cell>
          <table:table-cell office:value-type="string" table:style-name="ce68">
            <text:p>AY1<text:s/><text:span text:style-name="T3">國內</text:span></text:p>
          </table:table-cell>
          <table:table-cell table:number-columns-spanned="1" table:number-rows-spanned="3" table:style-name="ce127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A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71">
            <text:p>AZ0<text:s/><text:span text:style-name="T3">其他</text:span></text:p>
          </table:table-cell>
          <table:table-cell table:number-columns-repeated="2" table:style-name="ce72"/>
          <table:table-cell table:style-name="ce61"/>
          <table:table-cell table:number-columns-repeated="16380"/>
        </table:table-row>
        <table:table-row table:number-rows-repeated="1048485" table:style-name="ro1">
          <table:table-cell table:number-columns-repeated="16384"/>
        </table:table-row>
      </table:table>
      <table:table table:name="施政分類-B00衛生及社會安全" table:style-name="ta2">
        <table:table-column table:style-name="co41" table:default-cell-style-name="ce1"/>
        <table:table-column table:style-name="co30" table:default-cell-style-name="ce1"/>
        <table:table-column table:style-name="co12" table:default-cell-style-name="ce1"/>
        <table:table-column table:style-name="co41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/>B00 衛生及社會安全</text:p>
            <text:p>（原分類：1500 衛生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62">
            <text:p>施政分類第<text:s/><text:span text:style-name="T4">2<text:s/></text:span>層</text:p>
          </table:table-cell>
          <table:table-cell office:value-type="string" table:style-name="ce63">
            <text:p>施政分類第<text:s/><text:span text:style-name="T4">3<text:s/></text:span>層</text:p>
          </table:table-cell>
          <table:table-cell office:value-type="string" table:style-name="ce63">
            <text:p>施政分類第<text:s/><text:span text:style-name="T4">4<text:s/></text:span>層</text:p>
          </table:table-cell>
          <table:table-cell office:value-type="string" table:style-name="ce57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81">
            <text:p>E10<text:s/><text:span text:style-name="T3">規劃評估</text:span></text:p>
          </table:table-cell>
          <table:table-cell table:number-columns-spanned="1" table:number-rows-spanned="2" table:style-name="ce178"/>
          <table:table-cell office:value-type="string" table:number-columns-spanned="1" table:number-rows-spanned="2" table:style-name="ce179">
            <text:p>（施政分類第<text:s/><text:span text:style-name="T1">3<text:s/></text:span>層以 下分類由各主管機 關自行訂定、維護。）</text:p>
          </table:table-cell>
          <table:table-cell office:value-type="string" table:number-columns-spanned="1" table:number-rows-spanned="2" table:style-name="ce182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67">
            <text:p>E20<text:s/><text:span text:style-name="T3">國際合作及交流</text:span></text:p>
          </table:table-cell>
          <table:table-cell table:number-columns-repeated="2" table:style-name="ce65"/>
          <table:table-cell office:value-type="string" table:style-name="ce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10<text:s/><text:span text:style-name="T3">人事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7"/>
          <table:table-cell office:value-type="string" table:number-columns-spanned="1" table:number-rows-spanned="7" table:style-name="ce180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25">
            <text:p>B10<text:s/><text:span text:style-name="T3">醫政</text:span></text:p>
          </table:table-cell>
          <table:table-cell office:value-type="string" table:style-name="ce68">
            <text:p>B11<text:s/><text:span text:style-name="T3">醫事法規</text:span></text:p>
          </table:table-cell>
          <table:table-cell table:number-columns-spanned="1" table:number-rows-spanned="9" table:style-name="ce127"/>
          <table:table-cell table:number-columns-spanned="1" table:number-rows-spanned="9" table:style-name="ce129"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12<text:s/><text:span text:style-name="T9">醫療法規管理事項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13<text:s/><text:span text:style-name="T3">醫療機構品質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14<text:s/><text:span text:style-name="T9">緊急醫療救護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15<text:s/><text:span text:style-name="T3">精神醫療心理衛生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16<text:s/><text:span text:style-name="T3">醫事人力資源與醫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6">
            <text:p>團體管理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17<text:s/><text:span text:style-name="T3">醫療生物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25">
            <text:p>B20<text:s/><text:span text:style-name="T3">藥政</text:span></text:p>
          </table:table-cell>
          <table:table-cell office:value-type="string" table:style-name="ce70">
            <text:p>B21<text:s/><text:span text:style-name="T9">藥政管理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22<text:s/><text:span text:style-name="T3">醫療器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23<text:s/><text:span text:style-name="T3">新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24<text:s/><text:span text:style-name="T3">學名藥藥品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25<text:s/><text:span text:style-name="T3">生物製劑、放射藥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6">
            <text:p>品、體外診斷試劑、化妝 品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25">
            <text:p>B30<text:s/><text:span text:style-name="T3">食品衛生</text:span></text:p>
          </table:table-cell>
          <table:table-cell office:value-type="string" table:style-name="ce68">
            <text:p>B31<text:s/><text:span text:style-name="T3">食品衛生安全</text:span></text:p>
          </table:table-cell>
          <table:table-cell table:number-columns-spanned="1" table:number-rows-spanned="8" table:style-name="ce127"/>
          <table:table-cell table:number-columns-spanned="1" table:number-rows-spanned="8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32<text:s/><text:span text:style-name="T3">食品衛生查驗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33<text:s/><text:span text:style-name="T3">食品業衛生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34<text:s/><text:span text:style-name="T3">食品衛生營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35<text:s/><text:span text:style-name="T3">教育宣導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36<text:s/><text:span text:style-name="T3">食品標示及廣告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37<text:s/><text:span text:style-name="T9">食品衛生國際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25">
            <text:p>B40<text:s/><text:span text:style-name="T3">全民健康保險</text:span></text:p>
          </table:table-cell>
          <table:table-cell office:value-type="string" table:style-name="ce68">
            <text:p>B41<text:s/><text:span text:style-name="T3">保險財務</text:span></text:p>
          </table:table-cell>
          <table:table-cell table:number-columns-spanned="1" table:number-rows-spanned="5" table:style-name="ce127"/>
          <table:table-cell table:number-columns-spanned="1" table:number-rows-spanned="5" table:style-name="ce129"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42<text:s/><text:span text:style-name="T3">支付制度</text:span>/<text:span text:style-name="T3">費用協定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43<text:s/><text:span text:style-name="T3">體制法令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44<text:s/><text:span text:style-name="T3">健保改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25">
            <text:p>B50<text:s/><text:span text:style-name="T3">中醫藥</text:span></text:p>
          </table:table-cell>
          <table:table-cell office:value-type="string" table:style-name="ce68">
            <text:p>B51<text:s/><text:span text:style-name="T3">中醫管理</text:span></text:p>
          </table:table-cell>
          <table:table-cell table:number-columns-spanned="1" table:number-rows-spanned="5" table:style-name="ce127"/>
          <table:table-cell table:number-columns-spanned="1" table:number-rows-spanned="5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52<text:s/><text:span text:style-name="T3">中藥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53<text:s/><text:span text:style-name="T3">研究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54<text:s/><text:span text:style-name="T3">資訊典籍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25">
            <text:p>B60<text:s/><text:span text:style-name="T3">管制藥品管理</text:span></text:p>
          </table:table-cell>
          <table:table-cell office:value-type="string" table:style-name="ce68">
            <text:p>B61<text:s/><text:span text:style-name="T3">預警宣導</text:span></text:p>
          </table:table-cell>
          <table:table-cell table:number-columns-spanned="1" table:number-rows-spanned="2" table:style-name="ce127"/>
          <table:table-cell table:number-columns-spanned="1" table:number-rows-spanned="2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62<text:s/><text:span text:style-name="T3">篩檢認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63<text:s/><text:span text:style-name="T3">製藥工廠</text:span></text:p>
          </table:table-cell>
          <table:table-cell table:number-columns-spanned="1" table:number-rows-spanned="4" table:style-name="ce127"/>
          <table:table-cell table:number-columns-spanned="1" table:number-rows-spanned="4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64<text:s/><text:span text:style-name="T9">證照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65<text:s/><text:span text:style-name="T9">稽核管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25">
            <text:p>B70<text:s/><text:span text:style-name="T3">藥物食品檢驗</text:span></text:p>
          </table:table-cell>
          <table:table-cell office:value-type="string" table:style-name="ce68">
            <text:p>B71<text:s/><text:span text:style-name="T3">藥物化學</text:span></text:p>
          </table:table-cell>
          <table:table-cell table:number-columns-spanned="1" table:number-rows-spanned="9" table:style-name="ce127"/>
          <table:table-cell table:number-columns-spanned="1" table:number-rows-spanned="9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72<text:s/><text:span text:style-name="T3">藥物生物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73<text:s/><text:span text:style-name="T3">中藥生藥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74<text:s/><text:span text:style-name="T3">食品化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75<text:s/><text:span text:style-name="T3">食品微生物學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76<text:s/><text:span text:style-name="T3">基因改造食品檢驗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77<text:s/><text:span text:style-name="T9">藥物食品檢驗實驗室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6">
            <text:p>核可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0" table:style-name="ce125">
            <text:p>B80<text:s/><text:span text:style-name="T3">疾病管制</text:span></text:p>
          </table:table-cell>
          <table:table-cell office:value-type="string" table:style-name="ce69">
            <text:p>B81<text:s/><text:span text:style-name="T9">疾病監測及感染控制</text:span></text:p>
          </table:table-cell>
          <table:table-cell table:number-columns-spanned="1" table:number-rows-spanned="10" table:style-name="ce127"/>
          <table:table-cell table:number-columns-spanned="1" table:number-rows-spanned="10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86">
            <text:p>業務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82<text:s/><text:span text:style-name="T9">檢疫及防疫業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83<text:s/><text:span text:style-name="T9">結核病及愛滋病防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6">
            <text:p>業務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84<text:s/><text:span text:style-name="T9">整備業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85<text:s/><text:span text:style-name="T9">研究及檢驗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86<text:s/><text:span text:style-name="T9">疫苗接種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87<text:s/><text:span text:style-name="T9">國際合作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8" table:style-name="ce125">
            <text:p>B90<text:s/><text:span text:style-name="T3">國民健康</text:span></text:p>
          </table:table-cell>
          <table:table-cell office:value-type="string" table:style-name="ce68">
            <text:p>B91<text:s/><text:span text:style-name="T3">人口與健康調查研究</text:span></text:p>
          </table:table-cell>
          <table:table-cell table:number-columns-spanned="1" table:number-rows-spanned="8" table:style-name="ce127"/>
          <table:table-cell table:number-columns-spanned="1" table:number-rows-spanned="8" table:style-name="ce129"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92<text:s/><text:span text:style-name="T3">婦幼及優生保健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93<text:s/><text:span text:style-name="T3">兒童及青少年保健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94<text:s/><text:span text:style-name="T3">成人及中老年保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95<text:s/><text:span text:style-name="T3">社區健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96<text:s/><text:span text:style-name="T3">癌症防治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97<text:s/><text:span text:style-name="T9">菸害防制與衛生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25">
            <text:p>BA0<text:s/><text:span text:style-name="T3">護理及健康照 護</text:span></text:p>
          </table:table-cell>
          <table:table-cell office:value-type="string" table:style-name="ce68">
            <text:p>BA1<text:s/><text:span text:style-name="T3">長期照護服務</text:span></text:p>
          </table:table-cell>
          <table:table-cell table:number-columns-spanned="1" table:number-rows-spanned="5" table:style-name="ce127"/>
          <table:table-cell table:number-columns-spanned="1" table:number-rows-spanned="5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A2<text:s/><text:span text:style-name="T3">護理業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A3<text:s/><text:span text:style-name="T3">原住民族及離島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6">
            <text:p>區健康照護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25">
            <text:p>BB0<text:s/><text:span text:style-name="T3">衛生科技發展</text:span></text:p>
          </table:table-cell>
          <table:table-cell office:value-type="string" table:style-name="ce69">
            <text:p>BB1<text:s/><text:span text:style-name="T9">中程綱要科技計畫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B2<text:s/><text:span text:style-name="T9">科技政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B3<text:s/><text:span text:style-name="T9">科技研究計畫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B4<text:s/><text:span text:style-name="T9">科技交流及科技環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6">
            <text:p>建置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9">
            <text:p>BB5<text:s/><text:span text:style-name="T9">科技發展績效評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25">
            <text:p>BC0<text:s/><text:span text:style-name="T3">國際衛生合作</text:span></text:p>
          </table:table-cell>
          <table:table-cell office:value-type="string" table:style-name="ce68">
            <text:p>BC1<text:s/><text:span text:style-name="T3">國際衛生多邊業務</text:span></text:p>
          </table:table-cell>
          <table:table-cell table:number-columns-spanned="1" table:number-rows-spanned="5" table:style-name="ce127"/>
          <table:table-cell table:number-columns-spanned="1" table:number-rows-spanned="5" table:style-name="ce129"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C2<text:s/><text:span text:style-name="T3">國際衛生雙邊業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C3<text:s/><text:span text:style-name="T3">區域性多邊國際衛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6">
            <text:p>交流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3" table:style-name="ce184">
            <text:p>BD0<text:s/><text:span text:style-name="T9">衛生署署立醫院管理</text:span></text:p>
          </table:table-cell>
          <table:table-cell office:value-type="string" table:style-name="ce69">
            <text:p>BD1<text:s/><text:span text:style-name="T9">營運管理</text:span></text:p>
          </table:table-cell>
          <table:table-cell table:number-columns-spanned="1" table:number-rows-spanned="3" table:style-name="ce127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D2<text:s/><text:span text:style-name="T9">署立醫院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9">
            <text:p>BDZ<text:s/><text:span text:style-name="T9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2" table:style-name="ce125">
            <text:p>BE0<text:s/><text:span text:style-name="T3">社政</text:span></text:p>
          </table:table-cell>
          <table:table-cell office:value-type="string" table:style-name="ce68">
            <text:p>BE1<text:s/><text:span text:style-name="T3">社會保險</text:span></text:p>
          </table:table-cell>
          <table:table-cell table:number-columns-spanned="1" table:number-rows-spanned="2" table:style-name="ce127"/>
          <table:table-cell office:value-type="string" table:number-columns-spanned="1" table:number-rows-spanned="12" table:style-name="ce180">
            <text:p>由原內政類<text:s/><text:span text:style-name="T1">207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E2<text:s/><text:span text:style-name="T3">身心障礙者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3<text:s/><text:span text:style-name="T3">婦女福利</text:span></text:p>
          </table:table-cell>
          <table:table-cell table:number-columns-spanned="1" table:number-rows-spanned="10" table:style-name="ce127"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68">
            <text:p>BE4<text:s/><text:span text:style-name="T3">兒童及少年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5<text:s/><text:span text:style-name="T3">老人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6<text:s/><text:span text:style-name="T3">家庭暴力防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7<text:s/><text:span text:style-name="T3">性侵害防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8<text:s/><text:span text:style-name="T3">社會救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9<text:s/><text:span text:style-name="T3">社區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A<text:s/><text:span text:style-name="T3">合作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B<text:s/><text:span text:style-name="T3">性騷擾防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BW0<text:s/><text:span text:style-name="T3">相關人物</text:span></text:p>
          </table:table-cell>
          <table:table-cell table:number-columns-repeated="2" table:style-name="ce65"/>
          <table:table-cell table:style-name="ce59"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5">
            <text:p>BX0<text:s/><text:span text:style-name="T3">相關議題</text:span></text:p>
          </table:table-cell>
          <table:table-cell office:value-type="string" table:style-name="ce68">
            <text:p>BX1<text:s/><text:span text:style-name="T3">意外事故</text:span></text:p>
          </table:table-cell>
          <table:table-cell table:number-columns-spanned="1" table:number-rows-spanned="4" table:style-name="ce127"/>
          <table:table-cell table:number-columns-spanned="1" table:number-rows-spanned="4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X2<text:s/><text:span text:style-name="T3">衛教宣導主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X3<text:s/><text:span text:style-name="T3">各類衛生主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5">
            <text:p>BY0<text:s/><text:span text:style-name="T3">相關組織</text:span></text:p>
          </table:table-cell>
          <table:table-cell office:value-type="string" table:style-name="ce68">
            <text:p>BY1<text:s/><text:span text:style-name="T3">國內</text:span></text:p>
          </table:table-cell>
          <table:table-cell table:number-columns-spanned="1" table:number-rows-spanned="3" table:style-name="ce127"/>
          <table:table-cell table:number-columns-spanned="1" table:number-rows-spanned="3" table:style-name="ce12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B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71">
            <text:p>BZ0<text:s/><text:span text:style-name="T3">其他</text:span></text:p>
          </table:table-cell>
          <table:table-cell table:number-columns-repeated="2" table:style-name="ce72"/>
          <table:table-cell table:style-name="ce61"/>
          <table:table-cell table:number-columns-repeated="16380"/>
        </table:table-row>
        <table:table-row table:number-rows-repeated="1048455" table:style-name="ro1">
          <table:table-cell table:number-columns-repeated="16384"/>
        </table:table-row>
      </table:table>
      <table:table table:name="施政分類-C00環境資源" table:style-name="ta2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7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C00 環境資源</text:p>
            <text:p>（原分類：1600 環保、1800 國土規劃）</text:p>
            <text:p/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73">
            <text:p>施政分類第<text:s/><text:span text:style-name="T4">2<text:s/></text:span>層</text:p>
          </table:table-cell>
          <table:table-cell office:value-type="string" table:style-name="ce74">
            <text:p>施政分類第<text:s/><text:span text:style-name="T4">3<text:s/></text:span>層</text:p>
          </table:table-cell>
          <table:table-cell office:value-type="string" table:style-name="ce74">
            <text:p>施政分類第<text:s/><text:span text:style-name="T4">4<text:s/></text:span>層</text:p>
          </table:table-cell>
          <table:table-cell office:value-type="string" table:style-name="ce75">
            <text:p>備註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 關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 技</text:p>
          </table:table-cell>
          <table:table-cell table:number-columns-repeated="16380"/>
        </table:table-row>
        <table:table-row table:style-name="ro16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2" table:style-name="ce142">
            <text:p>E20<text:s/><text:span text:style-name="T3">國際合作及交流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6"/>
          <table:table-cell office:value-type="string" table:style-name="ce33">
            <text:p>對照<text:s/><text:span text:style-name="T1">E00<text:s/></text:span>國家發展及科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table-cell office:value-type="string" table:style-name="ce33">
            <text:p>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4" table:style-name="ce142">
            <text:p>C10<text:s/><text:span text:style-name="T3">環境影響評估</text:span></text:p>
          </table:table-cell>
          <table:table-cell office:value-type="string" table:style-name="ce35">
            <text:p>C11<text:s/><text:span text:style-name="T3">政策環境影響評估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12<text:s/><text:span text:style-name="T3">環境影響評估審查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13<text:s/><text:span text:style-name="T3">環境影響評估監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C20<text:s/><text:span text:style-name="T3">大氣空氣</text:span></text:p>
          </table:table-cell>
          <table:table-cell office:value-type="string" table:style-name="ce35">
            <text:p>C21<text:s/><text:span text:style-name="T3">空氣品質分析及策略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規劃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22<text:s/><text:span text:style-name="T3">固定污染源防制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23<text:s/><text:span text:style-name="T3">移動性污染源防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C30<text:s/><text:span text:style-name="T3">噪音振動</text:span></text:p>
          </table:table-cell>
          <table:table-cell office:value-type="string" table:style-name="ce35">
            <text:p>C31<text:s/><text:span text:style-name="T3">噪音管制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32<text:s/><text:span text:style-name="T3">振動管制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33<text:s/><text:span text:style-name="T3">非屬原子能游離輻射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C40<text:s/><text:span text:style-name="T3">水質保護</text:span></text:p>
          </table:table-cell>
          <table:table-cell office:value-type="string" table:style-name="ce35">
            <text:p>C41<text:s/><text:span text:style-name="T3">水質管理監督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42<text:s/><text:span text:style-name="T3">事業廢水管制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43<text:s/><text:span text:style-name="T3">污水下水道系統及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活污水管理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44<text:s/><text:span text:style-name="T3">海洋污染整治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45<text:s/><text:span text:style-name="T3">河川、湖庫污染防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C50<text:s/><text:span text:style-name="T3">土壤及地下水</text:span></text:p>
          </table:table-cell>
          <table:table-cell office:value-type="string" table:style-name="ce35">
            <text:p>C51<text:s/><text:span text:style-name="T3">土壤污染整治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52<text:s/><text:span text:style-name="T3">地下水污染與整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42">
            <text:p>C60<text:s/><text:span text:style-name="T3">廢棄物管理</text:span></text:p>
          </table:table-cell>
          <table:table-cell office:value-type="string" table:style-name="ce35">
            <text:p>C61<text:s/><text:span text:style-name="T3">事業廢棄物管理</text:span></text:p>
          </table:table-cell>
          <table:table-cell table:number-columns-spanned="1" table:number-rows-spanned="11" table:style-name="ce116"/>
          <table:table-cell table:number-columns-spanned="1" table:number-rows-spanned="11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62<text:s/><text:span text:style-name="T3">感染性醫療廢棄物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63<text:s/><text:span text:style-name="T3">事業廢棄物管制中心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64<text:s/><text:span text:style-name="T3">有害事業廢棄物輸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入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65<text:s/><text:span text:style-name="T3">公民營廢棄物清除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理機構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66<text:s/><text:span text:style-name="T3">一般廢棄物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67<text:s/><text:span text:style-name="T3">資源回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68<text:s/><text:span text:style-name="T3">環保設施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3" table:style-name="ce142">
            <text:p>C70<text:s/><text:span text:style-name="T3">毒物管理及環境衛 生用藥</text:span></text:p>
          </table:table-cell>
          <table:table-cell office:value-type="string" table:style-name="ce35">
            <text:p>C71<text:s/><text:span text:style-name="T3">環境用藥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72<text:s/><text:span text:style-name="T3">毒性化學物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3" table:style-name="ce142">
            <text:p>C80<text:s/><text:span text:style-name="T3">環境衛生及飲用水</text:span></text:p>
          </table:table-cell>
          <table:table-cell office:value-type="string" table:style-name="ce35">
            <text:p>C81<text:s/><text:span text:style-name="T3">飲用水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82<text:s/><text:span text:style-name="T3">環境衛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3" table:style-name="ce142">
            <text:p>C90<text:s/><text:span text:style-name="T3">公害糾紛預防與處 理</text:span></text:p>
          </table:table-cell>
          <table:table-cell office:value-type="string" table:style-name="ce35">
            <text:p>C91<text:s/><text:span text:style-name="T3">公害陳情處理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92<text:s/><text:span text:style-name="T3">公害糾紛處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CA0<text:s/><text:span text:style-name="T3">環境監測及資訊</text:span></text:p>
          </table:table-cell>
          <table:table-cell office:value-type="string" table:style-name="ce35">
            <text:p>CA1<text:s/><text:span text:style-name="T3">空氣品質監測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A2<text:s/><text:span text:style-name="T3">紫外線測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A3<text:s/><text:span text:style-name="T3">環境水質監測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A4<text:s/><text:span text:style-name="T3">環境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CB0<text:s/><text:span text:style-name="T3">環境檢測</text:span></text:p>
          </table:table-cell>
          <table:table-cell office:value-type="string" table:style-name="ce35">
            <text:p>CB1<text:s/><text:span text:style-name="T3">環境檢測作業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B2<text:s/><text:span text:style-name="T3">檢驗測定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CC0<text:s/><text:span text:style-name="T3">環境教育</text:span></text:p>
          </table:table-cell>
          <table:table-cell office:value-type="string" table:style-name="ce35">
            <text:p>CC1<text:s/><text:span text:style-name="T3">學校環境教育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C2<text:s/><text:span text:style-name="T3">社會環境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C3<text:s/><text:span text:style-name="T3">綠色消費推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CD0<text:s/><text:span text:style-name="T3">國際環保與合作</text:span></text:p>
          </table:table-cell>
          <table:table-cell office:value-type="string" table:style-name="ce35">
            <text:p>CD1 APEC<text:s/><text:span text:style-name="T3">海洋資源保育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D2 WTO<text:s/><text:span text:style-name="T3">環境與貿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D3<text:s/><text:span text:style-name="T3">減緩氣候變遷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D4<text:s/><text:span text:style-name="T3">臭氧層破壞物質管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D5<text:s/><text:span text:style-name="T3">廢棄物管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D6<text:s/><text:span text:style-name="T3">國際雙邊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D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CE0<text:s/><text:span text:style-name="T3">區域環境管理</text:span></text:p>
          </table:table-cell>
          <table:table-cell office:value-type="string" table:style-name="ce35">
            <text:p>CE1<text:s/><text:span text:style-name="T3">污染源稽查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E2<text:s/><text:span text:style-name="T3">環境污染事件應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9" table:style-name="ce142">
            <text:p>CF0<text:s/><text:span text:style-name="T3">原子能（核能）</text:span></text:p>
          </table:table-cell>
          <table:table-cell office:value-type="string" table:style-name="ce35">
            <text:p>CF1<text:s/><text:span text:style-name="T3">核子保防</text:span></text:p>
          </table:table-cell>
          <table:table-cell table:number-columns-spanned="1" table:number-rows-spanned="9" table:style-name="ce116"/>
          <table:table-cell office:value-type="string" table:number-columns-spanned="1" table:number-rows-spanned="9" table:style-name="ce158">
            <text:p>由原經濟類<text:s/><text:span text:style-name="T1">815.005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2<text:s/><text:span text:style-name="T3">核能發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3<text:s/><text:span text:style-name="T3">游離輻射防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4<text:s/><text:span text:style-name="T3">核子保安與應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5<text:s/><text:span text:style-name="T3">放射性物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6<text:s/><text:span text:style-name="T3">核能安全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7<text:s/><text:span text:style-name="T3">環境與能源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8<text:s/><text:span text:style-name="T3">輻射應用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F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CG0<text:s/><text:span text:style-name="T9">水利與</text:span><text:span text:style-name="T11">水資源</text:span></text:p>
          </table:table-cell>
          <table:table-cell office:value-type="string" table:style-name="ce35">
            <text:p>CG1<text:s/><text:span text:style-name="T3">水利行政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由原經濟類<text:s/><text:span text:style-name="T1">81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G2<text:s/><text:span text:style-name="T9">水利技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G3<text:s/><text:span text:style-name="T9">水資源開發經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G4<text:s/><text:span text:style-name="T9">河海治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G5<text:s/><text:span text:style-name="T9">保育事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G6<text:s/><text:span text:style-name="T9">水利災害防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G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CH0<text:s/><text:span text:style-name="T3">礦業地質</text:span></text:p>
          </table:table-cell>
          <table:table-cell office:value-type="string" table:style-name="ce35">
            <text:p>CH1<text:s/><text:span text:style-name="T3">礦業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經濟類<text:s/><text:span text:style-name="T1">817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H2<text:s/><text:span text:style-name="T3">地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H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CI0<text:s/><text:span text:style-name="T3">全國國土計畫</text:span></text:p>
          </table:table-cell>
          <table:table-cell office:value-type="string" table:style-name="ce35">
            <text:p>CI1<text:s/><text:span text:style-name="T3">研審國土規劃與國土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國土規劃類<text:s/><text:span text:style-name="T1">1804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開發計畫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I2<text:s/><text:span text:style-name="T3">研審土地政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I3<text:s/><text:span text:style-name="T3">發展許可申請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I4<text:s/><text:span text:style-name="T3">區域規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I5<text:s/><text:span text:style-name="T3">國土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I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9" table:style-name="ce142">
            <text:p>CJ0<text:s/><text:span text:style-name="T3">住宅及社區</text:span></text:p>
          </table:table-cell>
          <table:table-cell office:value-type="string" table:style-name="ce35">
            <text:p>CJ1<text:s/><text:span text:style-name="T3">研審住宅及建築政策</text:span></text:p>
          </table:table-cell>
          <table:table-cell table:number-columns-spanned="1" table:number-rows-spanned="9" table:style-name="ce116"/>
          <table:table-cell office:value-type="string" table:number-columns-spanned="1" table:number-rows-spanned="9" table:style-name="ce158">
            <text:p>由原國土規劃類<text:s/><text:span text:style-name="T13">1807移入</text:span>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與計畫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2<text:s/><text:span text:style-name="T3">地籍與地權整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3<text:s/><text:span text:style-name="T3">都市重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4<text:s/><text:span text:style-name="T3">鄉村重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5<text:s/><text:span text:style-name="T3">營建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6<text:s/><text:span text:style-name="T3">財務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7<text:s/><text:span text:style-name="T3">原住民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J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42">
            <text:p>CK0<text:s/><text:span text:style-name="T3">地政</text:span></text:p>
          </table:table-cell>
          <table:table-cell office:value-type="string" table:style-name="ce35">
            <text:p>CK1<text:s/><text:span text:style-name="T3">土地測量</text:span></text:p>
          </table:table-cell>
          <table:table-cell table:number-columns-spanned="1" table:number-rows-spanned="11" table:style-name="ce116"/>
          <table:table-cell office:value-type="string" table:number-columns-spanned="1" table:number-rows-spanned="11" table:style-name="ce158">
            <text:p>由原內政類<text:s/><text:span text:style-name="T1">208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2<text:s/><text:span text:style-name="T3">地籍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3<text:s/><text:span text:style-name="T3">地價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4<text:s/><text:span text:style-name="T3">土地徵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5<text:s/><text:span text:style-name="T3">土地開發與利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6<text:s/><text:span text:style-name="T3">方域行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7<text:s/><text:span text:style-name="T3">原住民保留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8<text:s/><text:span text:style-name="T3">公地行政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K9<text:s/><text:span text:style-name="T3">不動產服務業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A<text:s/><text:span text:style-name="T3">地政資訊系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K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4">
          <table:table-cell office:value-type="string" table:number-columns-spanned="1" table:number-rows-spanned="4" table:style-name="ce142">
            <text:p>CL0<text:s/><text:span text:style-name="T3">國家公園</text:span></text:p>
          </table:table-cell>
          <table:table-cell office:value-type="string" table:style-name="ce35">
            <text:p>CL1<text:s/><text:span text:style-name="T3">生態保育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內政類<text:s/><text:span text:style-name="T1">214.006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L2<text:s/><text:span text:style-name="T3">經營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L3<text:s/><text:span text:style-name="T3">國家公園劃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L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CM0<text:s/><text:span text:style-name="T3">氣象</text:span></text:p>
          </table:table-cell>
          <table:table-cell office:value-type="string" table:style-name="ce35">
            <text:p>CM1<text:s/><text:span text:style-name="T3">氣象預報</text:span></text:p>
          </table:table-cell>
          <table:table-cell table:number-columns-spanned="1" table:number-rows-spanned="8" table:style-name="ce116"/>
          <table:table-cell office:value-type="string" table:number-columns-spanned="1" table:number-rows-spanned="8" table:style-name="ce158">
            <text:p>由原交通類<text:s/><text:span text:style-name="T1">908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2<text:s/><text:span text:style-name="T3">天文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3<text:s/><text:span text:style-name="T3">測政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4<text:s/><text:span text:style-name="T3">應用氣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5<text:s/><text:span text:style-name="T3">氣象技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6<text:s/><text:span text:style-name="T3">氣象觀測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7<text:s/><text:span text:style-name="T3">氣象儀器檢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M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CN0<text:s/><text:span text:style-name="T3">農田水利</text:span></text:p>
          </table:table-cell>
          <table:table-cell office:value-type="string" table:style-name="ce35">
            <text:p>CN1<text:s/><text:span text:style-name="T3">農田水利工程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農業類<text:s/><text:span text:style-name="T1">21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N2<text:s/><text:span text:style-name="T9">水路、灌溉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CN3<text:s/><text:span text:style-name="T3">農業用水調配利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N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CO0<text:s/><text:span text:style-name="T3">林業</text:span></text:p>
          </table:table-cell>
          <table:table-cell office:value-type="string" table:style-name="ce40">
            <text:p>CO1<text:s/><text:span text:style-name="T9">林政林地管理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農業類<text:s/><text:span text:style-name="T1">2107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O2<text:s/><text:span text:style-name="T3">造林生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O3<text:s/><text:span text:style-name="T3">森林保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O4<text:s/><text:span text:style-name="T3">森林育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O5<text:s/><text:span text:style-name="T3">集水區治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O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CP0<text:s/><text:span text:style-name="T3">水土保持</text:span></text:p>
          </table:table-cell>
          <table:table-cell office:value-type="string" table:style-name="ce40">
            <text:p>CP1<text:s/><text:span text:style-name="T9">山坡地保育治理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農業類<text:s/><text:span text:style-name="T1">2110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CP2<text:s/><text:span text:style-name="T9">災害應變及防災技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CP3<text:s/><text:span text:style-name="T9">農村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P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C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CX0<text:s/><text:span text:style-name="T3">相關議題</text:span></text:p>
          </table:table-cell>
          <table:table-cell office:value-type="string" table:style-name="ce35">
            <text:p>CX1<text:s/><text:span text:style-name="T3">興建核四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2<text:s/><text:span text:style-name="T3">國土永續經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3<text:s/><text:span text:style-name="T3">國土計畫法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4<text:s/><text:span text:style-name="T3">生活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5<text:s/><text:span text:style-name="T3">國土復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6<text:s/><text:span text:style-name="T3">最適輪伐期估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7<text:s/><text:span text:style-name="T3">永續經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8<text:s/><text:span text:style-name="T3">生態工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CY0<text:s/><text:span text:style-name="T3">相關組織</text:span></text:p>
          </table:table-cell>
          <table:table-cell office:value-type="string" table:style-name="ce35">
            <text:p>C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C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C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11" table:style-name="ro1">
          <table:table-cell table:number-columns-repeated="16384"/>
        </table:table-row>
      </table:table>
      <table:table table:name="施政分類-D00文化及觀光" table:style-name="ta2">
        <table:table-column table:style-name="co40" table:default-cell-style-name="ce1"/>
        <table:table-column table:style-name="co20" table:default-cell-style-name="ce1"/>
        <table:table-column table:style-name="co45" table:default-cell-style-name="ce1"/>
        <table:table-column table:style-name="co46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D00 文化及觀光</text:p>
            <text:p>（原分類：600 教育文化、1400 媒體、1000 蒙藏）</text:p>
            <text:p/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73">
            <text:p>施政分類第<text:s/><text:span text:style-name="T4">2<text:s/></text:span>層</text:p>
          </table:table-cell>
          <table:table-cell office:value-type="string" table:style-name="ce74">
            <text:p>施政分類第<text:s/><text:span text:style-name="T4">3<text:s/></text:span>層</text:p>
          </table:table-cell>
          <table:table-cell office:value-type="string" table:style-name="ce74">
            <text:p>施政分類第<text:s/><text:span text:style-name="T4">4<text:s/></text:span>層</text:p>
          </table:table-cell>
          <table:table-cell office:value-type="string" table:style-name="ce75">
            <text:p>備註</text:p>
          </table:table-cell>
          <table:table-cell table:number-columns-repeated="16380"/>
        </table:table-row>
        <table:table-row table:style-name="ro17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關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6" table:style-name="ce142">
            <text:p>D10<text:s/><text:span text:style-name="T3">文化環境營造</text:span></text:p>
          </table:table-cell>
          <table:table-cell office:value-type="string" table:style-name="ce35">
            <text:p>D11<text:s/><text:span text:style-name="T3">文化組織與業務調整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教育文化類<text:s/><text:span text:style-name="T1">613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12<text:s/><text:span text:style-name="T3">文化行政業務協調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13<text:s/><text:span text:style-name="T3">文化人力資源培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14<text:s/><text:span text:style-name="T3">文化法人輔導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15<text:s/><text:span text:style-name="T3">文化公益信託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9" table:style-name="ce142">
            <text:p>D20<text:s/><text:span text:style-name="T3">文化資產</text:span></text:p>
          </table:table-cell>
          <table:table-cell office:value-type="string" table:style-name="ce49">
            <text:p>D21<text:s/><text:span text:style-name="T10">文化資產規劃評估</text:span></text:p>
          </table:table-cell>
          <table:table-cell table:number-columns-spanned="1" table:number-rows-spanned="9" table:style-name="ce116"/>
          <table:table-cell office:value-type="string" table:number-columns-spanned="1" table:number-rows-spanned="9" table:style-name="ce158">
            <text:p>由原教育文化類<text:s/><text:span text:style-name="T1">614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22<text:s/><text:span text:style-name="T3">古蹟、歷史建築、聚落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23<text:s/><text:span text:style-name="T3">遺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24<text:s/><text:span text:style-name="T3">文化景觀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25<text:s/><text:span text:style-name="T3">傳統藝術、民俗及有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文物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26<text:s/><text:span text:style-name="T3">古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D27<text:s/><text:span text:style-name="T9">文化資產法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D30<text:s/><text:span text:style-name="T3">文化設施</text:span></text:p>
          </table:table-cell>
          <table:table-cell office:value-type="string" table:style-name="ce35">
            <text:p>D31<text:s/><text:span text:style-name="T3">國立文化機構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教育文化類<text:s/><text:span text:style-name="T1">615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32<text:s/><text:span text:style-name="T3">地方文化設施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D40<text:s/><text:span text:style-name="T3">文化傳播</text:span></text:p>
          </table:table-cell>
          <table:table-cell office:value-type="string" table:style-name="ce35">
            <text:p>D41<text:s/><text:span text:style-name="T3">終身學習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教育文化類<text:s/><text:span text:style-name="T1">61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42<text:s/><text:span text:style-name="T9">視聽</text:span><text:span text:style-name="T11">影音推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43<text:s/><text:span text:style-name="T3">文化宣傳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D44<text:s/><text:span text:style-name="T9">台灣新知識運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D50<text:s/><text:span text:style-name="T3">文學、歷史與哲 學</text:span></text:p>
          </table:table-cell>
          <table:table-cell office:value-type="string" table:style-name="ce35">
            <text:p>D51<text:s/><text:span text:style-name="T3">推廣活動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教育文化類<text:s/><text:span text:style-name="T1">617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52<text:s/><text:span text:style-name="T3">獎勵與獎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4" table:style-name="ce142">
            <text:p>D60<text:s/><text:span text:style-name="T3">國際文化交流</text:span></text:p>
          </table:table-cell>
          <table:table-cell office:value-type="string" table:style-name="ce35">
            <text:p>D61<text:s/><text:span text:style-name="T3">國際文化交流及合作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教育文化類<text:s/><text:span text:style-name="T1">618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62<text:s/><text:span text:style-name="T3">國際文化機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63<text:s/><text:span text:style-name="T3">國際文化獎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D70<text:s/><text:span text:style-name="T3">視覺與表演藝 術</text:span></text:p>
          </table:table-cell>
          <table:table-cell office:value-type="string" table:style-name="ce35">
            <text:p>D71<text:s/><text:span text:style-name="T3">視覺藝術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教育文化類<text:s/><text:span text:style-name="T1">619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72<text:s/><text:span text:style-name="T3">表演藝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3" table:style-name="ce142">
            <text:p>D80<text:s/><text:span text:style-name="T3">數位文化</text:span></text:p>
          </table:table-cell>
          <table:table-cell office:value-type="string" table:style-name="ce35">
            <text:p>D81<text:s/><text:span text:style-name="T3">網路文化建設發展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教育文化類<text:s/><text:span text:style-name="T1">620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82<text:s/><text:span text:style-name="T3">文化藝術數位學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D90<text:s/><text:span text:style-name="T3">社區總體營造</text:span></text:p>
          </table:table-cell>
          <table:table-cell office:value-type="string" table:style-name="ce35">
            <text:p>D91<text:s/><text:span text:style-name="T3">社區營造行政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由原教育文化類<text:s/><text:span text:style-name="T1">621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92<text:s/><text:span text:style-name="T3">社造人才培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93<text:s/><text:span text:style-name="T3">社區資源調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94<text:s/><text:span text:style-name="T3">社區空間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95<text:s/><text:span text:style-name="T3">社區文化產業振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96<text:s/><text:span text:style-name="T3">社造成果宣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DA0<text:s/><text:span text:style-name="T3">文化創意產業</text:span></text:p>
          </table:table-cell>
          <table:table-cell office:value-type="string" table:style-name="ce35">
            <text:p>DA1<text:s/><text:span text:style-name="T3">人才培育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教育文化類<text:s/><text:span text:style-name="T1">622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A2<text:s/><text:span text:style-name="T3">環境整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A3<text:s/><text:span text:style-name="T3">發展藝術產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DB0<text:s/><text:span text:style-name="T3">國立故宮博物 院</text:span></text:p>
          </table:table-cell>
          <table:table-cell office:value-type="string" table:style-name="ce35">
            <text:p>DB1<text:s/><text:span text:style-name="T3">典藏與展覽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教育文化類<text:s/><text:span text:style-name="T1">623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B2<text:s/><text:span text:style-name="T3">文物保存與維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B3<text:s/><text:span text:style-name="T3">數位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B4<text:s/><text:span text:style-name="T3">教育推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B5<text:s/><text:span text:style-name="T3">出版與禮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DC0<text:s/><text:span text:style-name="T3">傳播媒體</text:span></text:p>
          </table:table-cell>
          <table:table-cell office:value-type="string" table:style-name="ce35">
            <text:p>DC1<text:s/><text:span text:style-name="T3">政策傳播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媒體類<text:s/><text:span text:style-name="T1">1404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C2<text:s/><text:span text:style-name="T3">廣播電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C3<text:s/><text:span text:style-name="T3">電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C4<text:s/><text:span text:style-name="T3">出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7">
            <text:p>230<text:s/><text:span text:style-name="T6">文宣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200<text:s/></text:span>外交僑務及兩岸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17" table:style-name="ce142">
            <text:p>DD0<text:s/><text:span text:style-name="T3">觀光</text:span></text:p>
          </table:table-cell>
          <table:table-cell office:value-type="string" table:style-name="ce35">
            <text:p>DD1<text:s/><text:span text:style-name="T3">觀光旅遊服務</text:span></text:p>
          </table:table-cell>
          <table:table-cell table:number-columns-spanned="1" table:number-rows-spanned="17" table:style-name="ce116"/>
          <table:table-cell office:value-type="string" table:number-columns-spanned="1" table:number-rows-spanned="17" table:style-name="ce158">
            <text:p>由原交通類<text:s/><text:span text:style-name="T1">909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2<text:s/><text:span text:style-name="T3">國民旅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DD3<text:s/><text:span text:style-name="T9">國家風景區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D4<text:s/><text:span text:style-name="T3">觀光局駐外辦事處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D5<text:s/><text:span text:style-name="T3">觀光主題（宣傳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6<text:s/><text:span text:style-name="T3">觀光遊樂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7<text:s/><text:span text:style-name="T3">觀光客倍增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8<text:s/><text:span text:style-name="T3">國際會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9<text:s/><text:span text:style-name="T9">觀光旅館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A<text:s/><text:span text:style-name="T3">旅遊服務中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B<text:s/><text:span text:style-name="T3">觀光衛星帳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C<text:s/><text:span text:style-name="T3">觀光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D<text:s/><text:span text:style-name="T3">生態工程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DE<text:s/><text:span text:style-name="T9">旅行業經理人</text:span><text:span text:style-name="T11">、領隊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導遊人員管理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F<text:s/><text:span text:style-name="T3">特殊任務小組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D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8" table:style-name="ce142">
            <text:p>DE0<text:s/><text:span text:style-name="T3">對蒙關係</text:span></text:p>
          </table:table-cell>
          <table:table-cell office:value-type="string" table:style-name="ce35">
            <text:p>DE1<text:s/><text:span text:style-name="T3">人道援助</text:span></text:p>
          </table:table-cell>
          <table:table-cell table:number-columns-spanned="1" table:number-rows-spanned="8" table:style-name="ce116"/>
          <table:table-cell office:value-type="string" table:number-columns-spanned="1" table:number-rows-spanned="8" table:style-name="ce158">
            <text:p>由原蒙藏文化類<text:s/><text:span text:style-name="T1">1004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E2<text:s/><text:span text:style-name="T3">蒙古商貿情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E3<text:s/><text:span text:style-name="T3">交流互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E4<text:s/><text:span text:style-name="T3">人才培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E5<text:s/><text:span text:style-name="T3">聯繫與服務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E6<text:s/><text:span text:style-name="T3">輔導蒙青升學就業課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活動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DF0<text:s/><text:span text:style-name="T3">對藏關係</text:span></text:p>
          </table:table-cell>
          <table:table-cell office:value-type="string" table:style-name="ce35">
            <text:p>DF1<text:s/><text:span text:style-name="T3">人道援助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蒙藏文化類<text:s/><text:span text:style-name="T1">1005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F2<text:s/><text:span text:style-name="T3">聯繫與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F3<text:s/><text:span text:style-name="T3">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F4<text:s/><text:span text:style-name="T3">學術教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F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DG0<text:s/><text:span text:style-name="T3">蒙藏文化交流</text:span></text:p>
          </table:table-cell>
          <table:table-cell office:value-type="string" table:style-name="ce35">
            <text:p>DG1<text:s/><text:span text:style-name="T3">藝文交流活動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蒙藏文化類<text:s/><text:span text:style-name="T1">1006<text:s/></text:span>移 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G2<text:s/><text:span text:style-name="T3">舉辦蒙藏節慶儀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G3<text:s/><text:span text:style-name="T3">民間團體交流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G4<text:s/><text:span text:style-name="T3">發揮蒙藏文化中心社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功能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G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DH0<text:s/><text:span text:style-name="T3">檔案管理</text:span></text:p>
          </table:table-cell>
          <table:table-cell office:value-type="string" table:style-name="ce49">
            <text:p>DH1<text:s/><text:span text:style-name="T10">檔案管理規劃評估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研考類<text:s/><text:span text:style-name="T1">2010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H2<text:s/><text:span text:style-name="T3">檔案徵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H3<text:s/><text:span text:style-name="T3">檔案典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H4<text:s/><text:span text:style-name="T3">檔案資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H5<text:s/><text:span text:style-name="T3">檔案應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H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D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11" table:style-name="ce142">
            <text:p>DX0<text:s/><text:span text:style-name="T3">相關議題</text:span></text:p>
          </table:table-cell>
          <table:table-cell office:value-type="string" table:style-name="ce35">
            <text:p>DX1<text:s/><text:span text:style-name="T3">媒體分級</text:span></text:p>
          </table:table-cell>
          <table:table-cell table:number-columns-spanned="1" table:number-rows-spanned="11" table:style-name="ce116"/>
          <table:table-cell table:number-columns-spanned="1" table:number-rows-spanned="11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2<text:s/><text:span text:style-name="T3">媒體與傳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3<text:s/><text:span text:style-name="T3">媒體與兒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4<text:s/><text:span text:style-name="T3">媒體與性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5<text:s/><text:span text:style-name="T3">媒體與科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6<text:s/><text:span text:style-name="T3">媒體與消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7<text:s/><text:span text:style-name="T3">蒙古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8<text:s/><text:span text:style-name="T3">中國內蒙古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9<text:s/><text:span text:style-name="T3">西藏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DXA<text:s/><text:span text:style-name="T3">中國少數民族文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DY0<text:s/><text:span text:style-name="T3">相關組織</text:span></text:p>
          </table:table-cell>
          <table:table-cell office:value-type="string" table:style-name="ce35">
            <text:p>D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D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D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46" table:style-name="ro1">
          <table:table-cell table:number-columns-repeated="16384"/>
        </table:table-row>
      </table:table>
      <table:table table:name="施政分類-E00國家發展及科技" table:style-name="ta1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E00 國家發展及科技</text:p>
            <text:p>（原分類：100 國家發展、1900 科技、2000 研考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18">
          <table:table-cell office:value-type="string" table:number-columns-spanned="1" table:number-rows-spanned="5" table:style-name="ce176">
            <text:p>E10<text:s/><text:span text:style-name="T3">規劃評估</text:span></text:p>
          </table:table-cell>
          <table:table-cell office:value-type="string" table:style-name="ce88">
            <text:p>E11<text:s/><text:span text:style-name="T3">政策</text:span></text:p>
          </table:table-cell>
          <table:table-cell office:value-type="string" table:number-columns-spanned="1" table:number-rows-spanned="5" table:style-name="ce175">
            <text:p>（施政分類第<text:s/><text:span text:style-name="T1">3<text:s/></text:span>層以 下分類由各主管機關 自行訂定、維護。）</text:p>
          </table:table-cell>
          <table:table-cell table:number-columns-spanned="1" table:number-rows-spanned="5" table:style-name="ce185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12<text:s/><text:span text:style-name="T3">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13<text:s/><text:span text:style-name="T3">管制考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14<text:s/><text:span text:style-name="T3">研究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9" table:style-name="ce142">
            <text:p>E20<text:s/><text:span text:style-name="T3">國際合作及交流</text:span></text:p>
          </table:table-cell>
          <table:table-cell office:value-type="string" table:style-name="ce35">
            <text:p>E21<text:s/><text:span text:style-name="T3">外交合作</text:span></text:p>
          </table:table-cell>
          <table:table-cell table:number-columns-spanned="1" table:number-rows-spanned="19" table:style-name="ce116"/>
          <table:table-cell table:number-columns-spanned="1" table:number-rows-spanned="19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2<text:s/><text:span text:style-name="T3">司法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3<text:s/><text:span text:style-name="T3">經濟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4<text:s/><text:span text:style-name="T3">文教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5<text:s/><text:span text:style-name="T3">科技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6<text:s/><text:span text:style-name="T3">新聞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7<text:s/><text:span text:style-name="T3">交通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8<text:s/><text:span text:style-name="T3">衛生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9<text:s/><text:span text:style-name="T3">環保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A<text:s/><text:span text:style-name="T3">農漁業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B<text:s/><text:span text:style-name="T3">勞動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C<text:s/><text:span text:style-name="T3">軍事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D<text:s/><text:span text:style-name="T3">原住民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E<text:s/><text:span text:style-name="T3">蒙藏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F<text:s/><text:span text:style-name="T3">消保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G<text:s/><text:span text:style-name="T3">海巡涉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H<text:s/><text:span text:style-name="T3">國際救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I<text:s/><text:span text:style-name="T3">內政涉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9" table:style-name="ce142">
            <text:p>E30<text:s/><text:span text:style-name="T3">憲政議題</text:span></text:p>
          </table:table-cell>
          <table:table-cell office:value-type="string" table:style-name="ce35">
            <text:p>E31<text:s/><text:span text:style-name="T3">憲法發展（含基本國</text:span></text:p>
          </table:table-cell>
          <table:table-cell table:number-columns-spanned="1" table:number-rows-spanned="9" table:style-name="ce116"/>
          <table:table-cell table:number-columns-spanned="1" table:number-rows-spanned="9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策、國家定位等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32<text:s/><text:span text:style-name="T3">政府體制（政府組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織、中央地方分權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33<text:s/><text:span text:style-name="T3">人民權利義務（人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1">
            <text:p>權、自由、法制、公民、 公權、性別平等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34<text:s/><text:span text:style-name="T3">選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35<text:s/><text:span text:style-name="T3">政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9">
          <table:table-cell office:value-type="string" table:number-columns-spanned="1" table:number-rows-spanned="4" table:style-name="ce142">
            <text:p>E40<text:s/><text:span text:style-name="T3">國家發展重要指標 與方案計畫</text:span></text:p>
          </table:table-cell>
          <table:table-cell office:value-type="string" table:style-name="ce35">
            <text:p>E41<text:s/><text:span text:style-name="T3">國家發展指標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42<text:s/><text:span text:style-name="T3">國際競爭力指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43<text:s/><text:span text:style-name="T3">國家發展方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4" table:style-name="ce142">
            <text:p>E50<text:s/><text:span text:style-name="T3">經濟建設</text:span></text:p>
          </table:table-cell>
          <table:table-cell office:value-type="string" table:style-name="ce35">
            <text:p>E51<text:s/><text:span text:style-name="T3">經濟規劃設計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52<text:s/><text:span text:style-name="T3">經濟環境研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E53<text:s/><text:span text:style-name="T9">空間策略規劃及經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營管理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E54<text:s/><text:span text:style-name="T9">推動離島建設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E55<text:s/><text:span text:style-name="T9">促進自由貿易港區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展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E56<text:s/><text:span text:style-name="T9">財經法制及投資環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研究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E57<text:s/><text:span text:style-name="T9">產業政策協調與推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58<text:s/><text:span text:style-name="T3">中長期資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59<text:s/><text:span text:style-name="T3">先期作業管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5A<text:s/><text:span text:style-name="T3">社會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E60<text:s/><text:span text:style-name="T3">社會發展</text:span></text:p>
          </table:table-cell>
          <table:table-cell office:value-type="string" table:style-name="ce35">
            <text:p>E61<text:s/><text:span text:style-name="T3">內政</text:span></text:p>
          </table:table-cell>
          <table:table-cell table:number-columns-spanned="1" table:number-rows-spanned="9" table:style-name="ce116"/>
          <table:table-cell table:number-columns-spanned="1" table:number-rows-spanned="9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2<text:s/><text:span text:style-name="T3">教育文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3<text:s/><text:span text:style-name="T3">法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4<text:s/><text:span text:style-name="T3">族群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65<text:s/><text:span text:style-name="T3">衛生及社會福利安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6<text:s/><text:span text:style-name="T3">人力資源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7<text:s/><text:span text:style-name="T3">就業促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8<text:s/><text:span text:style-name="T3">性別平等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E70<text:s/><text:span text:style-name="T3">產業振興</text:span></text:p>
          </table:table-cell>
          <table:table-cell office:value-type="string" table:style-name="ce35">
            <text:p>E71<text:s/><text:span text:style-name="T3">農業振興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國土規劃類<text:s/><text:span text:style-name="T1">1805<text:s/></text:span>移 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72<text:s/><text:span text:style-name="T3">工商業振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73<text:s/><text:span text:style-name="T3">服務業振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74<text:s/><text:span text:style-name="T3">金融投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E80<text:s/><text:span text:style-name="T3">支援學術研究</text:span></text:p>
          </table:table-cell>
          <table:table-cell office:value-type="string" table:style-name="ce35">
            <text:p>E81<text:s/><text:span text:style-name="T3">補助專題研究計畫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科技類<text:s/><text:span text:style-name="T1">1904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82<text:s/><text:span text:style-name="T3">培育、延攬與獎勵科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技人才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83<text:s/><text:span text:style-name="T3">推動科技交流與合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7">
            <text:p>7F0<text:s/><text:span text:style-name="T6">科學工業園區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700<text:s/></text:span>經濟貿易</text:p>
          </table:table-cell>
          <table:table-cell table:number-columns-repeated="16380"/>
        </table:table-row>
        <table:table-row table:style-name="ro11">
          <table:table-cell office:value-type="string" table:number-columns-spanned="1" table:number-rows-spanned="11" table:style-name="ce142">
            <text:p>E90<text:s/><text:span text:style-name="T3">推動全國整體科技 發展</text:span></text:p>
          </table:table-cell>
          <table:table-cell office:value-type="string" table:style-name="ce35">
            <text:p>E91<text:s/><text:span text:style-name="T9">科學技術發展長中程</text:span></text:p>
          </table:table-cell>
          <table:table-cell table:number-columns-spanned="1" table:number-rows-spanned="11" table:style-name="ce116"/>
          <table:table-cell office:value-type="string" table:number-columns-spanned="1" table:number-rows-spanned="11" table:style-name="ce158">
            <text:p>由原科技類<text:s/><text:span text:style-name="T1">19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計畫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92<text:s/><text:span text:style-name="T3">政府科技計畫策略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劃及審議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93<text:s/><text:span text:style-name="T3">科學技術發展基金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業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94<text:s/><text:span text:style-name="T3">科技組織績效評鑑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95<text:s/><text:span text:style-name="T3">科技資料蒐集及分析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96<text:s/><text:span text:style-name="T9">政府敏感科技相關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務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EA0<text:s/><text:span text:style-name="T3">科技政策顧問</text:span></text:p>
          </table:table-cell>
          <table:table-cell office:value-type="string" table:style-name="ce35">
            <text:p>EA1<text:s/><text:span text:style-name="T3">科技相關委員會議與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由原科技類<text:s/><text:span text:style-name="T1">1907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指導會議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A2<text:s/><text:span text:style-name="T3">科技發展方案或專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計畫督導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A3<text:s/><text:span text:style-name="T3">重要科技政策規劃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研擬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A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7" table:style-name="ce142">
            <text:p>EB0<text:s/><text:span text:style-name="T3">研究發展</text:span></text:p>
          </table:table-cell>
          <table:table-cell office:value-type="string" table:style-name="ce35">
            <text:p>EB1<text:s/><text:span text:style-name="T3">推動各機關研究發展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研考類<text:s/><text:span text:style-name="T1">2004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B2<text:s/><text:span text:style-name="T3">委託研究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B3<text:s/><text:span text:style-name="T3">民意探討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B4<text:s/><text:span text:style-name="T3">提升服務品質（為民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服務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B5<text:s/><text:span text:style-name="T3">智庫合作與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B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EC0<text:s/><text:span text:style-name="T3">綜合計畫</text:span></text:p>
          </table:table-cell>
          <table:table-cell office:value-type="string" table:style-name="ce35">
            <text:p>EC1<text:s/><text:span text:style-name="T3">中長程計畫制度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由原研考類<text:s/><text:span text:style-name="T1">2005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C2<text:s/><text:span text:style-name="T3">年度施政計畫制度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C3<text:s/><text:span text:style-name="T3">重要社會發展計畫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期作業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C4<text:s/><text:span text:style-name="T3">行政院年度施政方針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C5<text:s/><text:span text:style-name="T3">組織改造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C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6" table:style-name="ce142">
            <text:p>ED0<text:s/><text:span text:style-name="T3">管制考核</text:span></text:p>
          </table:table-cell>
          <table:table-cell office:value-type="string" table:style-name="ce35">
            <text:p>ED1<text:s/><text:span text:style-name="T3">院會院長提示及決議</text:span></text:p>
          </table:table-cell>
          <table:table-cell table:number-columns-spanned="1" table:number-rows-spanned="16" table:style-name="ce116"/>
          <table:table-cell office:value-type="string" table:number-columns-spanned="1" table:number-rows-spanned="16" table:style-name="ce158">
            <text:p>由原研考類<text:s/><text:span text:style-name="T1">20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事項追蹤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2<text:s/><text:span text:style-name="T3">專案調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3<text:s/><text:span text:style-name="T3">施政計畫管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4<text:s/><text:span text:style-name="T3">行政機關考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5<text:s/><text:span text:style-name="T3">國營事業考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6<text:s/><text:span text:style-name="T3">施政計畫評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7<text:s/><text:span text:style-name="T3">公文流程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8<text:s/><text:span text:style-name="T3">組織績效評核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D9<text:s/><text:span text:style-name="T3">總統重要競選政見追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蹤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A<text:s/><text:span text:style-name="T3">院長巡視地方指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事項追蹤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B<text:s/><text:span text:style-name="T3">監察案件追蹤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C<text:s/><text:span text:style-name="T3">專案追蹤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D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4" table:style-name="ce142">
            <text:p>EE0<text:s/><text:span text:style-name="T3">資訊管理</text:span></text:p>
          </table:table-cell>
          <table:table-cell office:value-type="string" table:style-name="ce35">
            <text:p>EE1<text:s/><text:span text:style-name="T3">統籌規劃行政機關資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研考類<text:s/><text:span text:style-name="T1">2007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訊系統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E2<text:s/><text:span text:style-name="T3">推動電子化政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E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EF0<text:s/><text:span text:style-name="T3">政府出版品</text:span></text:p>
          </table:table-cell>
          <table:table-cell office:value-type="string" table:style-name="ce35">
            <text:p>EF1<text:s/><text:span text:style-name="T3">政府出版品管理</text:span></text:p>
          </table:table-cell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由原研考類<text:s/><text:span text:style-name="T1">2008<text:s/></text:span>移入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F2<text:s/><text:span text:style-name="T3">政府出版品流通與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廣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F3<text:s/><text:span text:style-name="T3">政府出版品電子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EF4<text:s/><text:span text:style-name="T3">政府出版品資訊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F5<text:s/><text:span text:style-name="T3">行政院公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F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EG0<text:s/><text:span text:style-name="T3">地方發展</text:span></text:p>
          </table:table-cell>
          <table:table-cell office:value-type="string" table:style-name="ce35">
            <text:p>EG1<text:s/><text:span text:style-name="T3">示範計畫實驗評估</text:span></text:p>
          </table:table-cell>
          <table:table-cell table:number-columns-spanned="1" table:number-rows-spanned="6" table:style-name="ce116"/>
          <table:table-cell office:value-type="string" table:number-columns-spanned="1" table:number-rows-spanned="6" table:style-name="ce158">
            <text:p>由原研考類<text:s/><text:span text:style-name="T1">2009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G2<text:s/><text:span text:style-name="T3">促進地方施政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G3<text:s/><text:span text:style-name="T3">英語生活環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G4<text:s/><text:span text:style-name="T3">地方永續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G5<text:s/><text:span text:style-name="T3">地方發展知識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G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7">
            <text:p>DH0<text:s/><text:span text:style-name="T6">檔案管理</text:span></text:p>
          </table:table-cell>
          <table:table-cell table:number-columns-repeated="2" table:style-name="ce30"/>
          <table:table-cell office:value-type="string" table:style-name="ce38">
            <text:p>對照<text:s/><text:span text:style-name="T5">D00<text:s/></text:span>文化及觀光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E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14" table:style-name="ce142">
            <text:p>EX0<text:s/><text:span text:style-name="T3">相關議題</text:span></text:p>
          </table:table-cell>
          <table:table-cell office:value-type="string" table:style-name="ce40">
            <text:p>EX1<text:s/><text:span text:style-name="T9">遷都議題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2<text:s/><text:span text:style-name="T3">科技動態資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3<text:s/><text:span text:style-name="T3">業務創新改良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4<text:s/><text:span text:style-name="T3">人權保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5 2010<text:s/><text:span text:style-name="T3">年社會發展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略實施計畫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6<text:s/><text:span text:style-name="T3">精省作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7<text:s/><text:span text:style-name="T3">管考功能單一窗口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8<text:s/><text:span text:style-name="T3">數位落差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9<text:s/><text:span text:style-name="T3">資訊安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A<text:s/><text:span text:style-name="T3">雙語化環境推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B<text:s/><text:span text:style-name="T3">公共論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C<text:s/><text:span text:style-name="T3">補助計畫考核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EY0<text:s/><text:span text:style-name="T3">相關組織</text:span></text:p>
          </table:table-cell>
          <table:table-cell office:value-type="string" table:style-name="ce35">
            <text:p>E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E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E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10" table:style-name="ro1">
          <table:table-cell table:number-columns-repeated="16384"/>
        </table:table-row>
      </table:table>
      <table:table table:name="施政分類-F00海洋事務" table:style-name="ta2">
        <table:table-column table:style-name="co50" table:default-cell-style-name="ce1"/>
        <table:table-column table:style-name="co42" table:default-cell-style-name="ce1"/>
        <table:table-column table:style-name="co51" table:default-cell-style-name="ce1"/>
        <table:table-column table:style-name="co52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F00 海洋事務</text:p>
            <text:p>（新增分類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62">
            <text:p>施政分類第<text:s/><text:span text:style-name="T4">2<text:s/></text:span>層</text:p>
          </table:table-cell>
          <table:table-cell office:value-type="string" table:style-name="ce63">
            <text:p>施政分類第<text:s/><text:span text:style-name="T4">3<text:s/></text:span>層</text:p>
          </table:table-cell>
          <table:table-cell office:value-type="string" table:style-name="ce63">
            <text:p>施政分類第<text:s/><text:span text:style-name="T4">4<text:s/></text:span>層</text:p>
          </table:table-cell>
          <table:table-cell office:value-type="string" table:style-name="ce57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81">
            <text:p>E10<text:s/><text:span text:style-name="T3">規劃評估</text:span></text:p>
          </table:table-cell>
          <table:table-cell table:number-columns-spanned="1" table:number-rows-spanned="2" table:style-name="ce178"/>
          <table:table-cell office:value-type="string" table:number-columns-spanned="1" table:number-rows-spanned="2" table:style-name="ce179">
            <text:p>（施政分類第<text:s/><text:span text:style-name="T1">3<text:s/></text:span>層以 下分類由各主管機 關自行訂定、維護。）</text:p>
          </table:table-cell>
          <table:table-cell office:value-type="string" table:number-columns-spanned="1" table:number-rows-spanned="2" table:style-name="ce182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67">
            <text:p>E20<text:s/><text:span text:style-name="T3">國際合作及交流</text:span></text:p>
          </table:table-cell>
          <table:table-cell table:number-columns-repeated="2" table:style-name="ce65"/>
          <table:table-cell office:value-type="string" table:style-name="ce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10<text:s/><text:span text:style-name="T3">人事</text:span></text:p>
          </table:table-cell>
          <table:table-cell table:number-columns-spanned="1" table:number-rows-spanned="7" table:style-name="ce127"/>
          <table:table-cell table:number-columns-spanned="1" table:number-rows-spanned="7" table:style-name="ce127"/>
          <table:table-cell office:value-type="string" table:number-columns-spanned="1" table:number-rows-spanned="7" table:style-name="ce180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67">
            <text:p>F10<text:s/><text:span text:style-name="T3">海洋策略</text:span><text:span text:style-name="T14">1</text:span></text:p>
          </table:table-cell>
          <table:table-cell table:number-columns-repeated="2" table:style-name="ce65"/>
          <table:table-cell office:value-type="string" table:style-name="ce58">
            <text:p>新增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F20<text:s/><text:span text:style-name="T3">海域安全</text:span></text:p>
          </table:table-cell>
          <table:table-cell table:number-columns-repeated="2" table:style-name="ce65"/>
          <table:table-cell office:value-type="string" table:style-name="ce58">
            <text:p>新增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F30<text:s/><text:span text:style-name="T3">海洋資源</text:span></text:p>
          </table:table-cell>
          <table:table-cell table:number-columns-repeated="2" table:style-name="ce65"/>
          <table:table-cell office:value-type="string" table:style-name="ce58">
            <text:p>新增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F40<text:s/><text:span text:style-name="T3">海洋產業</text:span></text:p>
          </table:table-cell>
          <table:table-cell table:number-columns-repeated="2" table:style-name="ce65"/>
          <table:table-cell office:value-type="string" table:style-name="ce58">
            <text:p>新增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F50<text:s/><text:span text:style-name="T3">海洋文化</text:span></text:p>
          </table:table-cell>
          <table:table-cell table:number-columns-repeated="2" table:style-name="ce65"/>
          <table:table-cell office:value-type="string" table:style-name="ce58">
            <text:p>新增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F60<text:s/><text:span text:style-name="T3">海洋科研</text:span></text:p>
          </table:table-cell>
          <table:table-cell table:number-columns-repeated="2" table:style-name="ce65"/>
          <table:table-cell office:value-type="string" table:style-name="ce58">
            <text:p>新增</text:p>
          </table:table-cell>
          <table:table-cell table:number-columns-repeated="16380"/>
        </table:table-row>
        <table:table-row table:style-name="ro1">
          <table:table-cell office:value-type="string" table:style-name="ce67">
            <text:p>FW0<text:s/><text:span text:style-name="T3">相關人物</text:span></text:p>
          </table:table-cell>
          <table:table-cell table:number-columns-repeated="2" table:style-name="ce65"/>
          <table:table-cell table:style-name="ce59"/>
          <table:table-cell table:number-columns-repeated="16380"/>
        </table:table-row>
        <table:table-row table:style-name="ro1">
          <table:table-cell office:value-type="string" table:style-name="ce67">
            <text:p>FX0<text:s/><text:span text:style-name="T3">相關議題</text:span></text:p>
          </table:table-cell>
          <table:table-cell table:number-columns-repeated="2" table:style-name="ce65"/>
          <table:table-cell table:style-name="ce59"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5">
            <text:p>FY0<text:s/><text:span text:style-name="T3">相關組織</text:span></text:p>
          </table:table-cell>
          <table:table-cell office:value-type="string" table:style-name="ce68">
            <text:p>FY1<text:s/><text:span text:style-name="T3">國內</text:span></text:p>
          </table:table-cell>
          <table:table-cell table:style-name="ce65"/>
          <table:table-cell table:style-name="ce5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FY2<text:s/><text:span text:style-name="T3">國外</text:span></text:p>
          </table:table-cell>
          <table:table-cell table:style-name="ce65"/>
          <table:table-cell table:style-name="ce59"/>
          <table:table-cell table:number-columns-repeated="16380"/>
        </table:table-row>
        <table:table-row table:style-name="ro1">
          <table:covered-table-cell/>
          <table:table-cell office:value-type="string" table:style-name="ce68">
            <text:p>FY3<text:s/><text:span text:style-name="T3">國際</text:span></text:p>
          </table:table-cell>
          <table:table-cell table:style-name="ce65"/>
          <table:table-cell table:style-name="ce59"/>
          <table:table-cell table:number-columns-repeated="16380"/>
        </table:table-row>
        <table:table-row table:style-name="ro2">
          <table:table-cell office:value-type="string" table:style-name="ce71">
            <text:p>FZ0<text:s/><text:span text:style-name="T3">其他</text:span></text:p>
          </table:table-cell>
          <table:table-cell table:number-columns-repeated="2" table:style-name="ce72"/>
          <table:table-cell table:style-name="ce61"/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施政分類-G00原住民族" table:style-name="ta2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G00 原住民族</text:p>
            <text:p>（原分類：2500 原民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73">
            <text:p>施政分類第<text:s/><text:span text:style-name="T4">2<text:s/></text:span>層</text:p>
          </table:table-cell>
          <table:table-cell office:value-type="string" table:style-name="ce74">
            <text:p>施政分類第<text:s/><text:span text:style-name="T4">3<text:s/></text:span>層</text:p>
          </table:table-cell>
          <table:table-cell office:value-type="string" table:style-name="ce74">
            <text:p>施政分類第<text:s/><text:span text:style-name="T4">4<text:s/></text:span>層</text:p>
          </table:table-cell>
          <table:table-cell office:value-type="string" table:style-name="ce75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 關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G10<text:s/><text:span text:style-name="T3">原住民族教育文化</text:span></text:p>
          </table:table-cell>
          <table:table-cell office:value-type="string" table:style-name="ce35">
            <text:p>G11<text:s/><text:span text:style-name="T3">原住民族教育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12<text:s/><text:span text:style-name="T3">原住民族文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G13<text:s/><text:span text:style-name="T3">社會教育與傳播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體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14<text:s/><text:span text:style-name="T3">原住民族語言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G20<text:s/><text:span text:style-name="T3">原住民族衛生福利</text:span></text:p>
          </table:table-cell>
          <table:table-cell office:value-type="string" table:style-name="ce35">
            <text:p>G21<text:s/><text:span text:style-name="T3">衛生保健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22<text:s/><text:span text:style-name="T3">社會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23<text:s/><text:span text:style-name="T3">就業服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G30<text:s/><text:span text:style-name="T3">原住民族經濟及公共 建設</text:span></text:p>
          </table:table-cell>
          <table:table-cell office:value-type="string" table:style-name="ce35">
            <text:p>G31<text:s/><text:span text:style-name="T3">原住民金融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32<text:s/><text:span text:style-name="T3">產業與經濟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33<text:s/><text:span text:style-name="T3">住宅輔導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34<text:s/><text:span text:style-name="T3">部落建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G40<text:s/><text:span text:style-name="T3">原住民族土地管理</text:span></text:p>
          </table:table-cell>
          <table:table-cell office:value-type="string" table:style-name="ce35">
            <text:p>G41<text:s/><text:span text:style-name="T3">規劃開發</text:span></text:p>
          </table:table-cell>
          <table:table-cell table:number-columns-spanned="1" table:number-rows-spanned="4" table:style-name="ce116"/>
          <table:table-cell table:number-columns-spanned="1" table:number-rows-spanned="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42<text:s/><text:span text:style-name="T3">地權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43<text:s/><text:span text:style-name="T3">土地利用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G50<text:s/><text:span text:style-name="T3">政治參與</text:span></text:p>
          </table:table-cell>
          <table:table-cell office:value-type="string" table:style-name="ce35">
            <text:p>G51<text:s/><text:span text:style-name="T3">行政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52<text:s/><text:span text:style-name="T3">立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53<text:s/><text:span text:style-name="T3">司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54<text:s/><text:span text:style-name="T3">考試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55<text:s/><text:span text:style-name="T3">監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G60<text:s/><text:span text:style-name="T3">優惠待遇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13" table:style-name="ce142">
            <text:p>G70<text:s/><text:span text:style-name="T3">原住民族權</text:span></text:p>
          </table:table-cell>
          <table:table-cell office:value-type="string" table:style-name="ce40">
            <text:p>G71<text:s/><text:span text:style-name="T9">原住民民族認定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72<text:s/><text:span text:style-name="T9">原住民族自治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73<text:s/><text:span text:style-name="T9">原住民身分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74<text:s/><text:span text:style-name="T9">原住民正名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G75<text:s/><text:span text:style-name="T9">原住民族部落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權益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76<text:s/><text:span text:style-name="T9">都市原住民權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77<text:s/><text:span text:style-name="T9">原住民族行政權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G78<text:s/><text:span text:style-name="T9">原住民族憲法專章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及人權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40">
            <text:p>G79<text:s/><text:span text:style-name="T9">原住民族基本法及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相關子法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7Z<text:s/><text:span text:style-name="T9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4" table:style-name="ce173">
            <text:p>G80<text:s/><text:span text:style-name="T9">各原住民族群事務</text:span></text:p>
          </table:table-cell>
          <table:table-cell office:value-type="string" table:style-name="ce40">
            <text:p>G81<text:s/><text:span text:style-name="T9">阿美族</text:span></text:p>
          </table:table-cell>
          <table:table-cell table:number-columns-spanned="1" table:number-rows-spanned="14" table:style-name="ce116"/>
          <table:table-cell table:number-columns-spanned="1" table:number-rows-spanned="1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2<text:s/><text:span text:style-name="T9">泰雅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3<text:s/><text:span text:style-name="T9">排灣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4<text:s/><text:span text:style-name="T9">布農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5<text:s/><text:span text:style-name="T9">卑南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6<text:s/><text:span text:style-name="T9">魯凱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7<text:s/><text:span text:style-name="T9">鄒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8<text:s/><text:span text:style-name="T9">賽夏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9<text:s/><text:span text:style-name="T9">雅美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A<text:s/><text:span text:style-name="T9">邵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B<text:s/><text:span text:style-name="T9">噶瑪蘭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C<text:s/><text:span text:style-name="T9">太魯閣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D<text:s/><text:span text:style-name="T9">撒奇萊雅族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G8Z<text:s/><text:span text:style-name="T9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3" table:style-name="ce142">
            <text:p>G90<text:s/><text:span text:style-name="T3">原住民族國際交流</text:span></text:p>
          </table:table-cell>
          <table:table-cell office:value-type="string" table:style-name="ce35">
            <text:p>G91<text:s/><text:span text:style-name="T3">聯合國原住民事務</text:span></text:p>
          </table:table-cell>
          <table:table-cell table:number-columns-spanned="1" table:number-rows-spanned="13" table:style-name="ce116"/>
          <table:table-cell table:number-columns-spanned="1" table:number-rows-spanned="1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工作體系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G92<text:s/><text:span text:style-name="T3">雙邊原住民事務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作協定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93<text:s/><text:span text:style-name="T3">南島民族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94<text:s/><text:span text:style-name="T3">國際原住民交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95<text:s/><text:span text:style-name="T3">國際會議及活動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G96<text:s/><text:span text:style-name="T3">國際原住民族政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及法規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G97<text:s/><text:span text:style-name="T3">原住民國際事務人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才培訓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98<text:s/><text:span text:style-name="T3">國外考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G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GX0<text:s/><text:span text:style-name="T3">相關議題</text:span></text:p>
          </table:table-cell>
          <table:table-cell office:value-type="string" table:style-name="ce35">
            <text:p>GX1<text:s/><text:span text:style-name="T3">災害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GY0<text:s/><text:span text:style-name="T3">相關組織</text:span></text:p>
          </table:table-cell>
          <table:table-cell office:value-type="string" table:style-name="ce35">
            <text:p>G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G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G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90" table:style-name="ro1">
          <table:table-cell table:number-columns-repeated="16384"/>
        </table:table-row>
      </table:table>
      <table:table table:name="施政分類-H00客家" table:style-name="ta2">
        <table:table-column table:style-name="co8" table:number-columns-repeated="2" table:default-cell-style-name="ce1"/>
        <table:table-column table:style-name="co25" table:default-cell-style-name="ce1"/>
        <table:table-column table:style-name="co57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H00 客家</text:p>
            <text:p>（原分類：2600 客家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45">
            <text:p>施政分類第<text:s/><text:span text:style-name="T4">2<text:s/></text:span>層</text:p>
          </table:table-cell>
          <table:table-cell office:value-type="string" table:style-name="ce46">
            <text:p>施政分類第<text:s/><text:span text:style-name="T4">3<text:s/></text:span>層</text:p>
          </table:table-cell>
          <table:table-cell office:value-type="string" table:style-name="ce47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關 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E20<text:s/><text:span text:style-name="T3">國際合作及交流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6"/>
          <table:table-cell office:value-type="string" table:number-columns-spanned="1" table:number-rows-spanned="2" table:style-name="ce158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10" table:style-name="ce116"/>
          <table:table-cell office:value-type="string" table:number-columns-spanned="1" table:number-rows-spanned="10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H10<text:s/><text:span text:style-name="T3">施政規劃</text:span></text:p>
          </table:table-cell>
          <table:table-cell office:value-type="string" table:style-name="ce35">
            <text:p>H11<text:s/><text:span text:style-name="T3">地方政府客家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12<text:s/><text:span text:style-name="T3">客家基礎資料調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142">
            <text:p>H20<text:s/><text:span text:style-name="T3">文化資產</text:span></text:p>
          </table:table-cell>
          <table:table-cell office:value-type="string" table:style-name="ce35">
            <text:p>H21<text:s/><text:span text:style-name="T3">客家文物資料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22<text:s/><text:span text:style-name="T3">客家相關文獻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23<text:s/><text:span text:style-name="T3">客家傳統建築、聚落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地景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24<text:s/><text:span text:style-name="T3">客家民俗禮儀、技藝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宗教信仰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5" table:style-name="ce142">
            <text:p>H30<text:s/><text:span text:style-name="T3">社會經濟</text:span></text:p>
          </table:table-cell>
          <table:table-cell office:value-type="string" table:style-name="ce35">
            <text:p>H31<text:s/><text:span text:style-name="T3">客家特色文化加值產業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32<text:s/><text:span text:style-name="T3">客家人才培育及訓練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33<text:s/><text:span text:style-name="T3">客家社團之輔助及創新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育成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1">
          <table:table-cell office:value-type="string" table:number-columns-spanned="1" table:number-rows-spanned="5" table:style-name="ce142">
            <text:p>H40<text:s/><text:span text:style-name="T3">文化設施及生 活環境營造</text:span></text:p>
          </table:table-cell>
          <table:table-cell office:value-type="string" table:style-name="ce35">
            <text:p>H41<text:s/><text:span text:style-name="T3">客家文化園區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42<text:s/><text:span text:style-name="T3">客家文化館舍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43<text:s/><text:span text:style-name="T3">客家文化生活環境營造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44<text:s/><text:span text:style-name="T3">客家文化設施活化經營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5">
          <table:table-cell office:value-type="string" table:number-columns-spanned="1" table:number-rows-spanned="3" table:style-name="ce142">
            <text:p>H50<text:s/><text:span text:style-name="T3">文藝發展</text:span></text:p>
          </table:table-cell>
          <table:table-cell office:value-type="string" table:style-name="ce35">
            <text:p>H51<text:s/><text:span text:style-name="T3">客家文學、藝術、民俗 活動之規劃與發展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52<text:s/><text:span text:style-name="T3">編訂客家文化出版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H60<text:s/><text:span text:style-name="T3">語言教育</text:span></text:p>
          </table:table-cell>
          <table:table-cell office:value-type="string" table:style-name="ce35">
            <text:p>H61<text:s/><text:span text:style-name="T3">客語基礎資料建置</text:span></text:p>
          </table:table-cell>
          <table:table-cell table:number-columns-spanned="1" table:number-rows-spanned="9" table:style-name="ce116"/>
          <table:table-cell table:number-columns-spanned="1" table:number-rows-spanned="9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62<text:s/><text:span text:style-name="T3">客家師資培育及教材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印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63<text:s/><text:span text:style-name="T3">客語生活鄉鎮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64<text:s/><text:span text:style-name="T3">客語生活學校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65<text:s/><text:span text:style-name="T3">客語無障礙環境建置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66<text:s/><text:span text:style-name="T3">客語復甦措施、相關活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動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0" table:style-name="ce142">
            <text:p>H70<text:s/><text:span text:style-name="T3">海外及族群關 係</text:span></text:p>
          </table:table-cell>
          <table:table-cell office:value-type="string" table:style-name="ce35">
            <text:p>H71<text:s/><text:span text:style-name="T3">全球性、區域性客家會</text:span></text:p>
          </table:table-cell>
          <table:table-cell table:number-columns-spanned="1" table:number-rows-spanned="10" table:style-name="ce116"/>
          <table:table-cell table:number-columns-spanned="1" table:number-rows-spanned="10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議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72<text:s/><text:span text:style-name="T3">海外客家人士團體參加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國內慶典活動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73<text:s/><text:span text:style-name="T3">國內客家團體赴海外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問表演交流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74<text:s/><text:span text:style-name="T3">促進族群和諧相關活動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75<text:s/><text:span text:style-name="T3">海內外客家事務合作交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流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6" table:style-name="ce142">
            <text:p>H80<text:s/><text:span text:style-name="T3">公共關係</text:span></text:p>
          </table:table-cell>
          <table:table-cell office:value-type="string" table:style-name="ce35">
            <text:p>H81<text:s/><text:span text:style-name="T3">與立法院、監察院及其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9">
          <table:covered-table-cell/>
          <table:table-cell office:value-type="string" table:style-name="ce31">
            <text:p>他中央民意機關之協調聯 繫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82<text:s/><text:span text:style-name="T3">志願服務工作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83<text:s/><text:span text:style-name="T3">大事紀之彙整、危機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理聯繫協調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number-columns-spanned="1" table:number-rows-spanned="18" table:style-name="ce142">
            <text:p>H90<text:s/><text:span text:style-name="T3">媒體傳播</text:span></text:p>
          </table:table-cell>
          <table:table-cell office:value-type="string" table:style-name="ce35">
            <text:p>H91<text:s/><text:span text:style-name="T3">客語及客家文化電視媒</text:span></text:p>
          </table:table-cell>
          <table:table-cell table:number-columns-spanned="1" table:number-rows-spanned="18" table:style-name="ce116"/>
          <table:table-cell table:number-columns-spanned="1" table:number-rows-spanned="1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體傳播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table:style-name="ce87"/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2<text:s/><text:span text:style-name="T3">客語及客家文化廣播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體傳播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3<text:s/><text:span text:style-name="T3">客語及客家文化網路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體傳播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4<text:s/><text:span text:style-name="T3">客語及客家文化平面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體傳播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5<text:s/><text:span text:style-name="T3">客語及客家文化整合行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銷傳播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6<text:s/><text:span text:style-name="T3">客語及客家文化傳播媒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體補助及獎勵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7<text:s/><text:span text:style-name="T3">新聞發布、媒體聯繫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記者會召開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H98<text:s/><text:span text:style-name="T3">輿情蒐集、反應、分析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與處理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HW0<text:s/><text:span text:style-name="T3">相關人物</text:span></text:p>
          </table:table-cell>
          <table:table-cell office:value-type="string" table:style-name="ce35">
            <text:p>HW1<text:s/><text:span text:style-name="T3">知識菁英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W2<text:s/><text:span text:style-name="T3">耆老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W3<text:s/><text:span text:style-name="T3">政治菁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HX0<text:s/><text:span text:style-name="T3">相關議題</text:span></text:p>
          </table:table-cell>
          <table:table-cell office:value-type="string" table:style-name="ce35">
            <text:p>HX1<text:s/><text:span text:style-name="T3">專題報導</text:span></text:p>
          </table:table-cell>
          <table:table-cell table:number-columns-spanned="1" table:number-rows-spanned="2" table:style-name="ce116"/>
          <table:table-cell table:number-columns-spanned="1" table:number-rows-spanned="2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HY0<text:s/><text:span text:style-name="T3">相關組織</text:span></text:p>
          </table:table-cell>
          <table:table-cell office:value-type="string" table:style-name="ce35">
            <text:p>H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H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H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87" table:style-name="ro1">
          <table:table-cell table:number-columns-repeated="16384"/>
        </table:table-row>
      </table:table>
      <table:table table:name="施政分類-I00其他政務" table:style-name="ta2">
        <table:table-column table:style-name="co29" table:default-cell-style-name="ce1"/>
        <table:table-column table:style-name="co47" table:default-cell-style-name="ce1"/>
        <table:table-column table:style-name="co15" table:default-cell-style-name="ce1"/>
        <table:table-column table:style-name="co58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I00 其他政務</text:p>
            <text:p>（原分類：1200 主計、1300 人事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關 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10<text:s/><text:span text:style-name="T3">人事</text:span></text:p>
          </table:table-cell>
          <table:table-cell table:number-columns-spanned="1" table:number-rows-spanned="7" table:style-name="ce116"/>
          <table:table-cell table:number-columns-spanned="1" table:number-rows-spanned="7" table:style-name="ce116"/>
          <table:table-cell office:value-type="string" table:number-columns-spanned="1" table:number-rows-spanned="7" table:style-name="ce158">
            <text:p>對照<text:s/><text:span text:style-name="T1">J00<text:s/></text:span>輔助事務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J20<text:s/><text:span text:style-name="T3">主計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30<text:s/><text:span text:style-name="T3">法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40<text:s/><text:span text:style-name="T3">資訊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50<text:s/><text:span text:style-name="T3">秘書總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60<text:s/><text:span text:style-name="T3">政風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J70<text:s/><text:span text:style-name="T3">公共事務</text:span></text:p>
          </table:table-cell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I10<text:s/><text:span text:style-name="T3">歲計</text:span></text:p>
          </table:table-cell>
          <table:table-cell office:value-type="string" table:style-name="ce35">
            <text:p>I11<text:s/><text:span text:style-name="T3">公務機關歲計</text:span></text:p>
          </table:table-cell>
          <table:table-cell table:number-columns-spanned="1" table:number-rows-spanned="3" table:style-name="ce116"/>
          <table:table-cell office:value-type="string" table:number-columns-spanned="1" table:number-rows-spanned="3" table:style-name="ce158">
            <text:p>由原主計類<text:s/><text:span text:style-name="T1">1204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12<text:s/><text:span text:style-name="T3">特種基金歲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2">
            <text:p>I20<text:s/><text:span text:style-name="T3">會計</text:span></text:p>
          </table:table-cell>
          <table:table-cell office:value-type="string" table:style-name="ce35">
            <text:p>I21<text:s/><text:span text:style-name="T3">政府會計</text:span></text:p>
          </table:table-cell>
          <table:table-cell table:number-columns-spanned="1" table:number-rows-spanned="2" table:style-name="ce116"/>
          <table:table-cell office:value-type="string" table:number-columns-spanned="1" table:number-rows-spanned="2" table:style-name="ce158">
            <text:p>由原主計類<text:s/><text:span text:style-name="T1">1205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0" table:style-name="ce142">
            <text:p>I30<text:s/><text:span text:style-name="T3">全國綜合統計</text:span></text:p>
          </table:table-cell>
          <table:table-cell office:value-type="string" table:style-name="ce35">
            <text:p>I31<text:s/><text:span text:style-name="T3">社會指標統計</text:span></text:p>
          </table:table-cell>
          <table:table-cell table:number-columns-spanned="1" table:number-rows-spanned="10" table:style-name="ce116"/>
          <table:table-cell office:value-type="string" table:number-columns-spanned="1" table:number-rows-spanned="10" table:style-name="ce158">
            <text:p>由原主計類<text:s/><text:span text:style-name="T1">12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2<text:s/><text:span text:style-name="T3">物價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3<text:s/><text:span text:style-name="T3">國民所得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4<text:s/><text:span text:style-name="T3">總資源供需估測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5<text:s/><text:span text:style-name="T3">產業關聯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6<text:s/><text:span text:style-name="T3">綠色國民所得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7<text:s/><text:span text:style-name="T3">統計法制與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8<text:s/><text:span text:style-name="T3">國富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9<text:s/><text:span text:style-name="T3">生產力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42">
            <text:p>I40<text:s/><text:span text:style-name="T3">普查與抽樣調查</text:span></text:p>
          </table:table-cell>
          <table:table-cell office:value-type="string" table:style-name="ce35">
            <text:p>I41<text:s/><text:span text:style-name="T3">統計調查管理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主計類<text:s/><text:span text:style-name="T1">1207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42<text:s/><text:span text:style-name="T3">普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43<text:s/><text:span text:style-name="T3">抽樣調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I50<text:s/><text:span text:style-name="T3">主計資訊</text:span></text:p>
          </table:table-cell>
          <table:table-cell office:value-type="string" table:style-name="ce35">
            <text:p>I51<text:s/><text:span text:style-name="T3">審議、查核及輔導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主計類<text:s/><text:span text:style-name="T1">1208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52<text:s/><text:span text:style-name="T3">分析設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53<text:s/><text:span text:style-name="T3">研究及訓練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54<text:s/><text:span text:style-name="T3">設備及網路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4">
          <table:table-cell office:value-type="string" table:number-columns-spanned="1" table:number-rows-spanned="4" table:style-name="ce142">
            <text:p>I60<text:s/><text:span text:style-name="T3">公務人員人力業 務</text:span></text:p>
          </table:table-cell>
          <table:table-cell office:value-type="string" table:style-name="ce35">
            <text:p>I61<text:s/><text:span text:style-name="T3">組織編制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人事類<text:s/><text:span text:style-name="T1">1304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62<text:s/><text:span text:style-name="T3">任免陞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63<text:s/><text:span text:style-name="T3">考試分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4">
          <table:table-cell office:value-type="string" table:number-columns-spanned="1" table:number-rows-spanned="4" table:style-name="ce142">
            <text:p>I70<text:s/><text:span text:style-name="T3">公務人員考訓業 務</text:span></text:p>
          </table:table-cell>
          <table:table-cell office:value-type="string" table:style-name="ce35">
            <text:p>I71<text:s/><text:span text:style-name="T3">差勤管理</text:span></text:p>
          </table:table-cell>
          <table:table-cell table:number-columns-spanned="1" table:number-rows-spanned="4" table:style-name="ce116"/>
          <table:table-cell office:value-type="string" table:number-columns-spanned="1" table:number-rows-spanned="4" table:style-name="ce158">
            <text:p>由原人事類<text:s/><text:span text:style-name="T1">1305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72<text:s/><text:span text:style-name="T3">考核獎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73<text:s/><text:span text:style-name="T3">人力資源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I80<text:s/><text:span text:style-name="T3">軍公教人員給與</text:span></text:p>
          </table:table-cell>
          <table:table-cell office:value-type="string" table:style-name="ce35">
            <text:p>I81<text:s/><text:span text:style-name="T3">待遇加給</text:span></text:p>
          </table:table-cell>
          <table:table-cell table:number-columns-spanned="1" table:number-rows-spanned="5" table:style-name="ce116"/>
          <table:table-cell office:value-type="string" table:number-columns-spanned="1" table:number-rows-spanned="5" table:style-name="ce158">
            <text:p>由原人事類<text:s/><text:span text:style-name="T1">1306<text:s/></text:span>移入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82<text:s/><text:span text:style-name="T3">非固定性給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83<text:s/><text:span text:style-name="T3">退撫保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84<text:s/><text:span text:style-name="T3">公教人員福利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8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I90<text:s/><text:span text:style-name="T3">通訊傳播</text:span></text:p>
          </table:table-cell>
          <table:table-cell office:value-type="string" table:style-name="ce40">
            <text:p>I91<text:s/><text:span text:style-name="T9">綜合企劃</text:span></text:p>
          </table:table-cell>
          <table:table-cell table:number-columns-spanned="1" table:number-rows-spanned="8" table:style-name="ce116"/>
          <table:table-cell office:value-type="string" table:number-columns-spanned="1" table:number-rows-spanned="8" table:style-name="ce186">
            <text:p>NCC<text:s/><text:span text:style-name="T3">業務</text:span>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I92<text:s/><text:span text:style-name="T9">營運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I93<text:s/><text:span text:style-name="T9">資源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I94<text:s/><text:span text:style-name="T9">技術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I95<text:s/><text:span text:style-name="T9">傳播內容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I96<text:s/><text:span text:style-name="T9">法律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I97<text:s/><text:span text:style-name="T9">地區監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9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style-name="ce32">
            <text:p>IW0<text:s/><text:span text:style-name="T3">相關人物</text:span></text:p>
          </table:table-cell>
          <table:table-cell table:number-columns-repeated="2" table:style-name="ce30"/>
          <table:table-cell table:style-name="ce36"/>
          <table:table-cell table:number-columns-repeated="16380"/>
        </table:table-row>
        <table:table-row table:style-name="ro1">
          <table:table-cell office:value-type="string" table:number-columns-spanned="1" table:number-rows-spanned="8" table:style-name="ce142">
            <text:p>IX0<text:s/><text:span text:style-name="T3">相關議題</text:span></text:p>
          </table:table-cell>
          <table:table-cell office:value-type="string" table:style-name="ce35">
            <text:p>IX1<text:s/><text:span text:style-name="T3">公用事業費率</text:span></text:p>
          </table:table-cell>
          <table:table-cell table:number-columns-spanned="1" table:number-rows-spanned="8" table:style-name="ce116"/>
          <table:table-cell table:number-columns-spanned="1" table:number-rows-spanned="8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X2<text:s/><text:span text:style-name="T3">公務人員英語能力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IX3<text:s/><text:span text:style-name="T3">天然災害停止辦公上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措施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X4<text:s/><text:span text:style-name="T3">退休撫卹金計算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X5<text:s/><text:span text:style-name="T3">人力資源管理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5">
            <text:p>IX6<text:s/><text:span text:style-name="T3">公務人員終身學習護照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X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42">
            <text:p>IY0<text:s/><text:span text:style-name="T3">相關組織</text:span></text:p>
          </table:table-cell>
          <table:table-cell office:value-type="string" table:style-name="ce35">
            <text:p>IY1<text:s/><text:span text:style-name="T3">國內</text:span></text:p>
          </table:table-cell>
          <table:table-cell table:number-columns-spanned="1" table:number-rows-spanned="3" table:style-name="ce116"/>
          <table:table-cell table:number-columns-spanned="1" table:number-rows-spanned="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Y2<text:s/><text:span text:style-name="T3">國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IY3<text:s/><text:span text:style-name="T3">國際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I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505" table:style-name="ro1">
          <table:table-cell table:number-columns-repeated="16384"/>
        </table:table-row>
      </table:table>
      <table:table table:name="施政分類-J00輔助事務" table:style-name="ta2">
        <table:table-column table:style-name="co44" table:default-cell-style-name="ce1"/>
        <table:table-column table:style-name="co43" table:default-cell-style-name="ce1"/>
        <table:table-column table:style-name="co59" table:default-cell-style-name="ce1"/>
        <table:table-column table:style-name="co60" table:default-cell-style-name="ce1"/>
        <table:table-column table:style-name="co3" table:number-columns-repeated="16380" table:default-cell-style-name="ce1"/>
        <table:table-row table:style-name="ro10">
          <table:table-cell office:value-type="string" table:number-columns-spanned="4" table:number-rows-spanned="1" table:style-name="ce122">
            <text:p>施政分類 <text:s text:c="2"/>J00 輔助事務</text:p>
            <text:p>（原分類：2800 輔助事務）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54">
            <text:p>施政分類第<text:s/><text:span text:style-name="T4">2<text:s/></text:span>層</text:p>
          </table:table-cell>
          <table:table-cell office:value-type="string" table:style-name="ce55">
            <text:p>施政分類第<text:s/><text:span text:style-name="T4">3<text:s/></text:span>層</text:p>
          </table:table-cell>
          <table:table-cell office:value-type="string" table:style-name="ce55">
            <text:p>施政分類第<text:s/><text:span text:style-name="T4">4<text:s/></text:span>層</text:p>
          </table:table-cell>
          <table:table-cell office:value-type="string" table:style-name="ce48">
            <text:p>備註</text:p>
          </table:table-cell>
          <table:table-cell table:number-columns-repeated="16380"/>
        </table:table-row>
        <table:table-row table:style-name="ro8">
          <table:table-cell office:value-type="string" table:number-columns-spanned="1" table:number-rows-spanned="2" table:style-name="ce176">
            <text:p>E10<text:s/><text:span text:style-name="T3">規劃評估</text:span></text:p>
          </table:table-cell>
          <table:table-cell table:number-columns-spanned="1" table:number-rows-spanned="2" table:style-name="ce174"/>
          <table:table-cell office:value-type="string" table:number-columns-spanned="1" table:number-rows-spanned="2" table:style-name="ce175">
            <text:p>（施政分類第<text:s/><text:span text:style-name="T1">3<text:s/></text:span>層以 下分類由各主管機關 自行訂定、維護。）</text:p>
          </table:table-cell>
          <table:table-cell office:value-type="string" table:number-columns-spanned="1" table:number-rows-spanned="2" table:style-name="ce177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9">
          <table:table-cell office:value-type="string" table:style-name="ce32">
            <text:p>E20<text:s/><text:span text:style-name="T3">國際合作及交流</text:span></text:p>
          </table:table-cell>
          <table:table-cell table:number-columns-repeated="2" table:style-name="ce30"/>
          <table:table-cell office:value-type="string" table:style-name="ce33">
            <text:p>對照<text:s/><text:span text:style-name="T1">E00<text:s/></text:span>國家發展及科技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14" table:style-name="ce142">
            <text:p>J10<text:s/><text:span text:style-name="T3">人事</text:span></text:p>
          </table:table-cell>
          <table:table-cell office:value-type="string" table:style-name="ce35">
            <text:p>J11<text:s/><text:span text:style-name="T3">組織編制</text:span></text:p>
          </table:table-cell>
          <table:table-cell table:number-columns-spanned="1" table:number-rows-spanned="14" table:style-name="ce116"/>
          <table:table-cell table:number-columns-spanned="1" table:number-rows-spanned="1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2<text:s/><text:span text:style-name="T3">考試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3<text:s/><text:span text:style-name="T9">任免陞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4<text:s/><text:span text:style-name="T3">差假（勤）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5<text:s/><text:span text:style-name="T3">考績獎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6<text:s/><text:span text:style-name="T3">保障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7<text:s/><text:span text:style-name="T3">人力資源發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8<text:s/><text:span text:style-name="T3">俸給待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9<text:s/><text:span text:style-name="T3">福利文康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A<text:s/><text:span text:style-name="T3">保險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B<text:s/><text:span text:style-name="T3">退休資遣撫卹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C<text:s/><text:span text:style-name="T3">人事資料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D<text:s/><text:span text:style-name="T3">國防人力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1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142">
            <text:p>J20<text:s/><text:span text:style-name="T3">主計</text:span></text:p>
          </table:table-cell>
          <table:table-cell office:value-type="string" table:style-name="ce35">
            <text:p>J21<text:s/><text:span text:style-name="T3">歲計</text:span></text:p>
          </table:table-cell>
          <table:table-cell table:number-columns-spanned="1" table:number-rows-spanned="5" table:style-name="ce116"/>
          <table:table-cell table:number-columns-spanned="1" table:number-rows-spanned="5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22<text:s/><text:span text:style-name="T3">會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23<text:s/><text:span text:style-name="T3">統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24<text:s/><text:span text:style-name="T3">電子主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2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3" table:style-name="ce142">
            <text:p>J30<text:s/><text:span text:style-name="T3">法務</text:span></text:p>
          </table:table-cell>
          <table:table-cell office:value-type="string" table:style-name="ce35">
            <text:p>J31<text:s/><text:span text:style-name="T3">法律（含法、律、</text:span></text:p>
          </table:table-cell>
          <table:table-cell table:number-columns-spanned="1" table:number-rows-spanned="13" table:style-name="ce116"/>
          <table:table-cell table:number-columns-spanned="1" table:number-rows-spanned="1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條例或通則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2<text:s/><text:span text:style-name="T3">命令（含規程、規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1">
            <text:p>則、細則、辦法、綱要、 標準或準則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3<text:s/><text:span text:style-name="T3">法令草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4<text:s/><text:span text:style-name="T3">自治條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5<text:s/><text:span text:style-name="T3">自治規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6<text:s/><text:span text:style-name="T3">委辦規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7<text:s/><text:span text:style-name="T3">法規解釋與推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8<text:s/><text:span text:style-name="T3">行政規則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9<text:s/><text:span text:style-name="T3">法律事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A<text:s/><text:span text:style-name="T3">軍事法制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3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4" table:style-name="ce142">
            <text:p>J40<text:s/><text:span text:style-name="T3">資訊</text:span></text:p>
          </table:table-cell>
          <table:table-cell office:value-type="string" table:style-name="ce35">
            <text:p>J41<text:s/><text:span text:style-name="T3">資訊策略</text:span></text:p>
          </table:table-cell>
          <table:table-cell table:number-columns-spanned="1" table:number-rows-spanned="14" table:style-name="ce116"/>
          <table:table-cell table:number-columns-spanned="1" table:number-rows-spanned="14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2<text:s/><text:span text:style-name="T3">資訊組織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3<text:s/><text:span text:style-name="T3">資訊計畫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4<text:s/><text:span text:style-name="T3">機關資訊建設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5<text:s/><text:span text:style-name="T3">資訊預算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6<text:s/><text:span text:style-name="T3">資訊採購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7<text:s/><text:span text:style-name="T3">資訊財產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8<text:s/><text:span text:style-name="T3">資訊安全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9<text:s/><text:span text:style-name="T3">政府資訊服務（含</text:span></text:p>
          </table:table-cell>
          <table:covered-table-cell/>
          <table:covered-table-cell/>
          <table:table-cell table:number-columns-repeated="16380"/>
        </table:table-row>
        <table:table-row table:style-name="ro9">
          <table:covered-table-cell/>
          <table:table-cell office:value-type="string" table:style-name="ce31">
            <text:p>機關對內服務與對外 服務兩類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A<text:s/><text:span text:style-name="T3">行政資訊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B<text:s/><text:span text:style-name="T3">資訊社會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C<text:s/><text:span text:style-name="T3">資訊科技新知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4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13" table:style-name="ce142">
            <text:p>J50<text:s/><text:span text:style-name="T3">秘書總務</text:span></text:p>
          </table:table-cell>
          <table:table-cell office:value-type="string" table:style-name="ce35">
            <text:p>J51<text:s/><text:span text:style-name="T3">綜合業務（議事管</text:span></text:p>
          </table:table-cell>
          <table:table-cell table:number-columns-spanned="1" table:number-rows-spanned="13" table:style-name="ce116"/>
          <table:table-cell table:number-columns-spanned="1" table:number-rows-spanned="13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理、首長事務等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2<text:s/><text:span text:style-name="T3">書刊資料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3<text:s/><text:span text:style-name="T3">文書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4<text:s/><text:span text:style-name="T3">檔案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5<text:s/><text:span text:style-name="T3">採購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6<text:s/><text:span text:style-name="T3">出納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7<text:s/><text:span text:style-name="T3">財產管理（依據國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1">
            <text:p>有財產法第三條）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8<text:s/><text:span text:style-name="T3">物品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9<text:s/><text:span text:style-name="T3">車輛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A<text:s/><text:span text:style-name="T3">廳舍管理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5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6" table:style-name="ce142">
            <text:p>J60<text:s/><text:span text:style-name="T3">政風</text:span></text:p>
          </table:table-cell>
          <table:table-cell office:value-type="string" table:style-name="ce35">
            <text:p>J61<text:s/><text:span text:style-name="T3">政風人事業務</text:span></text:p>
          </table:table-cell>
          <table:table-cell table:number-columns-spanned="1" table:number-rows-spanned="6" table:style-name="ce116"/>
          <table:table-cell table:number-columns-spanned="1" table:number-rows-spanned="6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62<text:s/><text:span text:style-name="T3">政風查處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63<text:s/><text:span text:style-name="T3">政風預防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64<text:s/><text:span text:style-name="T3">陽光法案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65<text:s/><text:span text:style-name="T3">維護業務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6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142">
            <text:p>J70<text:s/><text:span text:style-name="T3">公共事務</text:span></text:p>
          </table:table-cell>
          <table:table-cell office:value-type="string" table:style-name="ce35">
            <text:p>J71<text:s/><text:span text:style-name="T3">為民服務</text:span></text:p>
          </table:table-cell>
          <table:table-cell table:number-columns-spanned="1" table:number-rows-spanned="9" table:style-name="ce116"/>
          <table:table-cell table:number-columns-spanned="1" table:number-rows-spanned="9" table:style-name="ce119"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72<text:s/><text:span text:style-name="T3">政府公報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40">
            <text:p>J73<text:s/><text:span text:style-name="T9">院長訪視、接見及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85">
            <text:p>出席活動行程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74<text:s/><text:span text:style-name="T3">媒體關係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75<text:s/><text:span text:style-name="T3">國會聯絡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76<text:s/><text:span text:style-name="T3">請願與陳情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77<text:s/><text:span text:style-name="T3">訴願</text:span></text:p>
          </table:table-cell>
          <table:covered-table-cell/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5">
            <text:p>J7Z<text:s/><text:span text:style-name="T3">其他</text:span></text:p>
          </table:table-cell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41">
            <text:p>JZ0<text:s/><text:span text:style-name="T3">其他</text:span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·s²Ó©úÅé" svg:font-family="·s²Ó©úÅé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user</meta:initial-creator>
    <dc:creator>蘇暐婷</dc:creator>
    <meta:creation-date>2007-12-06T03:39:44Z</meta:creation-date>
    <dc:date>2024-11-05T08:06:14Z</dc:date>
  </office:meta>
</office:document-meta>
</file>